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TreatmentLo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14.31678" calcext:value-type="float">
            <text:p>14.316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8.45959" calcext:value-type="float">
            <text:p>18.45959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6.51881" calcext:value-type="float">
            <text:p>46.51881</text:p>
          </table:table-cell>
          <table:table-cell office:value-type="float" office:value="24.41186" calcext:value-type="float">
            <text:p>24.411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8" calcext:value-type="float">
            <text:p>38</text:p>
          </table:table-cell>
          <table:table-cell office:value-type="float" office:value="27.30437" calcext:value-type="float">
            <text:p>27.30437</text:p>
          </table:table-cell>
          <table:table-cell office:value-type="float" office:value="26.94313" calcext:value-type="float">
            <text:p>26.943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4" calcext:value-type="float">
            <text:p>44</text:p>
          </table:table-cell>
          <table:table-cell office:value-type="float" office:value="27.70537" calcext:value-type="float">
            <text:p>27.70537</text:p>
          </table:table-cell>
          <table:table-cell office:value-type="float" office:value="26.07681" calcext:value-type="float">
            <text:p>26.0768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1.95092" calcext:value-type="float">
            <text:p>11.95092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2.20605" calcext:value-type="float">
            <text:p>12.20605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18.3338" calcext:value-type="float">
            <text:p>18.3338</text:p>
          </table:table-cell>
          <table:table-cell office:value-type="float" office:value="17.14633" calcext:value-type="float">
            <text:p>17.146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8.39416" calcext:value-type="float">
            <text:p>18.394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62.28965" calcext:value-type="float">
            <text:p>62.28965</text:p>
          </table:table-cell>
          <table:table-cell office:value-type="float" office:value="37.80701" calcext:value-type="float">
            <text:p>37.80701</text:p>
          </table:table-cell>
          <table:table-cell office:value-type="float" office:value="37.36308" calcext:value-type="float">
            <text:p>37.3630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5.61904" calcext:value-type="float">
            <text:p>15.61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14.73453" calcext:value-type="float">
            <text:p>14.734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" calcext:value-type="float">
            <text:p>34</text:p>
          </table:table-cell>
          <table:table-cell office:value-type="float" office:value="31.91504" calcext:value-type="float">
            <text:p>31.915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" calcext:value-type="float">
            <text:p>32</text:p>
          </table:table-cell>
          <table:table-cell office:value-type="float" office:value="26.84167" calcext:value-type="float">
            <text:p>26.84167</text:p>
          </table:table-cell>
          <table:table-cell office:value-type="float" office:value="30.67746" calcext:value-type="float">
            <text:p>30.6774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7.30062" calcext:value-type="float">
            <text:p>17.30062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89706" calcext:value-type="float">
            <text:p>12.89706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06244" calcext:value-type="float">
            <text:p>32.06244</text:p>
          </table:table-cell>
          <table:table-cell office:value-type="float" office:value="24.06886" calcext:value-type="float">
            <text:p>24.06886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6.76955" calcext:value-type="float">
            <text:p>36.76955</text:p>
          </table:table-cell>
          <table:table-cell office:value-type="float" office:value="22.51013" calcext:value-type="float">
            <text:p>22.51013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7.56456" calcext:value-type="float">
            <text:p>17.564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1.31371" calcext:value-type="float">
            <text:p>11.31371</text:p>
          </table:table-cell>
          <table:table-cell office:value-type="float" office:value="7.95649" calcext:value-type="float">
            <text:p>7.95649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1.64178" calcext:value-type="float">
            <text:p>21.64178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3.93633" calcext:value-type="float">
            <text:p>13.936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52868" calcext:value-type="float">
            <text:p>30.52868</text:p>
          </table:table-cell>
          <table:table-cell office:value-type="float" office:value="20.74743" calcext:value-type="float">
            <text:p>20.74743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0.19804" calcext:value-type="float">
            <text:p>10.19804</text:p>
          </table:table-cell>
          <table:table-cell office:value-type="float" office:value="7.41507" calcext:value-type="float">
            <text:p>7.41507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61738" calcext:value-type="float">
            <text:p>12.617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3.77581" calcext:value-type="float">
            <text:p>13.775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9.63027" calcext:value-type="float">
            <text:p>19.63027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.42641" calcext:value-type="float">
            <text:p>42.42641</text:p>
          </table:table-cell>
          <table:table-cell office:value-type="float" office:value="30.39744" calcext:value-type="float">
            <text:p>30.39744</text:p>
          </table:table-cell>
          <table:table-cell office:value-type="float" office:value="31.241" calcext:value-type="float">
            <text:p>31.2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2.36828" calcext:value-type="float">
            <text:p>12.368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2.13008" calcext:value-type="float">
            <text:p>12.130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.17601" calcext:value-type="float">
            <text:p>34.17601</text:p>
          </table:table-cell>
          <table:table-cell office:value-type="float" office:value="27.48679" calcext:value-type="float">
            <text:p>27.48679</text:p>
          </table:table-cell>
          <table:table-cell office:value-type="float" office:value="27.85678" calcext:value-type="float">
            <text:p>27.8567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24.46242" calcext:value-type="float">
            <text:p>24.46242</text:p>
          </table:table-cell>
          <table:table-cell office:value-type="float" office:value="27.52986" calcext:value-type="float">
            <text:p>27.5298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2.03255" calcext:value-type="float">
            <text:p>12.03255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9.44617" calcext:value-type="float">
            <text:p>39.44617</text:p>
          </table:table-cell>
          <table:table-cell office:value-type="float" office:value="25.95329" calcext:value-type="float">
            <text:p>25.95329</text:p>
          </table:table-cell>
          <table:table-cell office:value-type="float" office:value="25.29822" calcext:value-type="float">
            <text:p>25.298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" calcext:value-type="float">
            <text:p>30</text:p>
          </table:table-cell>
          <table:table-cell office:value-type="float" office:value="22.3758" calcext:value-type="float">
            <text:p>22.3758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2.80151" calcext:value-type="float">
            <text:p>52.80151</text:p>
          </table:table-cell>
          <table:table-cell office:value-type="float" office:value="26.5419" calcext:value-type="float">
            <text:p>26.5419</text:p>
          </table:table-cell>
          <table:table-cell office:value-type="float" office:value="28.70235" calcext:value-type="float">
            <text:p>28.702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" calcext:value-type="float">
            <text:p>28</text:p>
          </table:table-cell>
          <table:table-cell office:value-type="float" office:value="24.33916" calcext:value-type="float">
            <text:p>24.339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3.90931" calcext:value-type="float">
            <text:p>13.90931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7.89806" calcext:value-type="float">
            <text:p>27.89806</text:p>
          </table:table-cell>
          <table:table-cell office:value-type="float" office:value="26.30589" calcext:value-type="float">
            <text:p>26.3058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" calcext:value-type="float">
            <text:p>34</text:p>
          </table:table-cell>
          <table:table-cell office:value-type="float" office:value="26.80628" calcext:value-type="float">
            <text:p>26.806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19.28336" calcext:value-type="float">
            <text:p>19.28336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1.76123" calcext:value-type="float">
            <text:p>41.76123</text:p>
          </table:table-cell>
          <table:table-cell office:value-type="float" office:value="24.57837" calcext:value-type="float">
            <text:p>24.57837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.17601" calcext:value-type="float">
            <text:p>34.17601</text:p>
          </table:table-cell>
          <table:table-cell office:value-type="float" office:value="26.07339" calcext:value-type="float">
            <text:p>26.07339</text:p>
          </table:table-cell>
          <table:table-cell office:value-type="float" office:value="25.29822" calcext:value-type="float">
            <text:p>25.298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8" calcext:value-type="float">
            <text:p>38</text:p>
          </table:table-cell>
          <table:table-cell office:value-type="float" office:value="21.67655" calcext:value-type="float">
            <text:p>21.67655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3.89175" calcext:value-type="float">
            <text:p>13.891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54165" calcext:value-type="float">
            <text:p>12.54165</text:p>
          </table:table-cell>
          <table:table-cell office:value-type="float" office:value="12.08276" calcext:value-type="float">
            <text:p>12.0827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6.69047" calcext:value-type="float">
            <text:p>46.69047</text:p>
          </table:table-cell>
          <table:table-cell office:value-type="float" office:value="36.15676" calcext:value-type="float">
            <text:p>36.15676</text:p>
          </table:table-cell>
          <table:table-cell office:value-type="float" office:value="33.94112" calcext:value-type="float">
            <text:p>33.941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2.79781" calcext:value-type="float">
            <text:p>12.79781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8" calcext:value-type="float">
            <text:p>48</text:p>
          </table:table-cell>
          <table:table-cell office:value-type="float" office:value="33.59134" calcext:value-type="float">
            <text:p>33.59134</text:p>
          </table:table-cell>
          <table:table-cell office:value-type="float" office:value="44.09502" calcext:value-type="float">
            <text:p>44.0950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31529" calcext:value-type="float">
            <text:p>17.31529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9.9037" calcext:value-type="float">
            <text:p>9.9037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25748" calcext:value-type="float">
            <text:p>15.25748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" calcext:value-type="float">
            <text:p>32</text:p>
          </table:table-cell>
          <table:table-cell office:value-type="float" office:value="28.25517" calcext:value-type="float">
            <text:p>28.25517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3.36666" calcext:value-type="float">
            <text:p>53.36666</text:p>
          </table:table-cell>
          <table:table-cell office:value-type="float" office:value="48.642" calcext:value-type="float">
            <text:p>48.642</text:p>
          </table:table-cell>
          <table:table-cell office:value-type="float" office:value="50.59644" calcext:value-type="float">
            <text:p>50.5964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9111" calcext:value-type="float">
            <text:p>10.9111</text:p>
          </table:table-cell>
          <table:table-cell office:value-type="float" office:value="10.48418" calcext:value-type="float">
            <text:p>10.484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0.27985" calcext:value-type="float">
            <text:p>10.27985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9.44617" calcext:value-type="float">
            <text:p>39.44617</text:p>
          </table:table-cell>
          <table:table-cell office:value-type="float" office:value="22.59511" calcext:value-type="float">
            <text:p>22.59511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4.61282" calcext:value-type="float">
            <text:p>14.61282</text:p>
          </table:table-cell>
          <table:table-cell office:value-type="float" office:value="15.81025" calcext:value-type="float">
            <text:p>15.810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3.0875" calcext:value-type="float">
            <text:p>13.0875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4.96021" calcext:value-type="float">
            <text:p>14.96021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8.44992" calcext:value-type="float">
            <text:p>8.449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55746" calcext:value-type="float">
            <text:p>13.55746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1.03657" calcext:value-type="float">
            <text:p>41.03657</text:p>
          </table:table-cell>
          <table:table-cell office:value-type="float" office:value="32.091" calcext:value-type="float">
            <text:p>32.091</text:p>
          </table:table-cell>
          <table:table-cell office:value-type="float" office:value="30.52868" calcext:value-type="float">
            <text:p>30.528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3.10589" calcext:value-type="float">
            <text:p>33.10589</text:p>
          </table:table-cell>
          <table:table-cell office:value-type="float" office:value="23.89498" calcext:value-type="float">
            <text:p>23.89498</text:p>
          </table:table-cell>
          <table:table-cell office:value-type="float" office:value="24.41311" calcext:value-type="float">
            <text:p>24.413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71.55418" calcext:value-type="float">
            <text:p>71.55418</text:p>
          </table:table-cell>
          <table:table-cell office:value-type="float" office:value="53.32409" calcext:value-type="float">
            <text:p>53.32409</text:p>
          </table:table-cell>
          <table:table-cell office:value-type="float" office:value="54.16615" calcext:value-type="float">
            <text:p>54.1661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4.68791" calcext:value-type="float">
            <text:p>14.687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4.41029" calcext:value-type="float">
            <text:p>24.410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2.80151" calcext:value-type="float">
            <text:p>52.80151</text:p>
          </table:table-cell>
          <table:table-cell office:value-type="float" office:value="40.06676" calcext:value-type="float">
            <text:p>40.06676</text:p>
          </table:table-cell>
          <table:table-cell office:value-type="float" office:value="39.29377" calcext:value-type="float">
            <text:p>39.293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0.75941" calcext:value-type="float">
            <text:p>10.759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.16553" calcext:value-type="float">
            <text:p>12.16553</text:p>
          </table:table-cell>
          <table:table-cell office:value-type="float" office:value="11.52164" calcext:value-type="float">
            <text:p>11.521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6.71175" calcext:value-type="float">
            <text:p>16.7117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2.41237" calcext:value-type="float">
            <text:p>12.41237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0.31004" calcext:value-type="float">
            <text:p>20.31004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5.40493" calcext:value-type="float">
            <text:p>15.40493</text:p>
          </table:table-cell>
          <table:table-cell office:value-type="float" office:value="16.544" calcext:value-type="float">
            <text:p>16.54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0.17831" calcext:value-type="float">
            <text:p>20.17831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2.23145" calcext:value-type="float">
            <text:p>12.23145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3.79525" calcext:value-type="float">
            <text:p>13.795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1.18252" calcext:value-type="float">
            <text:p>41.18252</text:p>
          </table:table-cell>
          <table:table-cell office:value-type="float" office:value="31.16087" calcext:value-type="float">
            <text:p>31.16087</text:p>
          </table:table-cell>
          <table:table-cell office:value-type="float" office:value="31.62278" calcext:value-type="float">
            <text:p>31.6227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4.95191" calcext:value-type="float">
            <text:p>14.95191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9.89968" calcext:value-type="float">
            <text:p>9.89968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9.38094" calcext:value-type="float">
            <text:p>19.38094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9.56136" calcext:value-type="float">
            <text:p>9.56136</text:p>
          </table:table-cell>
          <table:table-cell office:value-type="float" office:value="8.36575" calcext:value-type="float">
            <text:p>8.3657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84441" calcext:value-type="float">
            <text:p>28.84441</text:p>
          </table:table-cell>
          <table:table-cell office:value-type="float" office:value="14.75859" calcext:value-type="float">
            <text:p>14.75859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78766" calcext:value-type="float">
            <text:p>12.78766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4.43861" calcext:value-type="float">
            <text:p>14.43861</text:p>
          </table:table-cell>
          <table:table-cell office:value-type="float" office:value="13.68323" calcext:value-type="float">
            <text:p>13.6832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6.39575" calcext:value-type="float">
            <text:p>16.3957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5.44009" calcext:value-type="float">
            <text:p>35.44009</text:p>
          </table:table-cell>
          <table:table-cell office:value-type="float" office:value="33.67471" calcext:value-type="float">
            <text:p>33.67471</text:p>
          </table:table-cell>
          <table:table-cell office:value-type="float" office:value="33.52611" calcext:value-type="float">
            <text:p>33.526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20.41196" calcext:value-type="float">
            <text:p>20.41196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18.78824" calcext:value-type="float">
            <text:p>18.78824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8.0968" calcext:value-type="float">
            <text:p>18.09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1.241" calcext:value-type="float">
            <text:p>31.241</text:p>
          </table:table-cell>
          <table:table-cell office:value-type="float" office:value="20.60537" calcext:value-type="float">
            <text:p>20.60537</text:p>
          </table:table-cell>
          <table:table-cell office:value-type="float" office:value="20.19513" calcext:value-type="float">
            <text:p>20.195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1.77384" calcext:value-type="float">
            <text:p>11.77384</text:p>
          </table:table-cell>
          <table:table-cell office:value-type="float" office:value="12.32456" calcext:value-type="float">
            <text:p>12.3245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6.8188" calcext:value-type="float">
            <text:p>46.8188</text:p>
          </table:table-cell>
          <table:table-cell office:value-type="float" office:value="29.63372" calcext:value-type="float">
            <text:p>29.63372</text:p>
          </table:table-cell>
          <table:table-cell office:value-type="float" office:value="28.28427" calcext:value-type="float">
            <text:p>28.28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6.23256" calcext:value-type="float">
            <text:p>16.2325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7.53646" calcext:value-type="float">
            <text:p>27.53646</text:p>
          </table:table-cell>
          <table:table-cell office:value-type="float" office:value="28.28427" calcext:value-type="float">
            <text:p>28.28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.37924" calcext:value-type="float">
            <text:p>42.37924</text:p>
          </table:table-cell>
          <table:table-cell office:value-type="float" office:value="23.5863" calcext:value-type="float">
            <text:p>23.58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7.04756" calcext:value-type="float">
            <text:p>17.0475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.42641" calcext:value-type="float">
            <text:p>42.42641</text:p>
          </table:table-cell>
          <table:table-cell office:value-type="float" office:value="29.31471" calcext:value-type="float">
            <text:p>29.31471</text:p>
          </table:table-cell>
          <table:table-cell office:value-type="float" office:value="31.30495" calcext:value-type="float">
            <text:p>31.3049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73425" calcext:value-type="float">
            <text:p>10.734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5.38597" calcext:value-type="float">
            <text:p>15.38597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1.97594" calcext:value-type="float">
            <text:p>11.97594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3.08132" calcext:value-type="float">
            <text:p>43.08132</text:p>
          </table:table-cell>
          <table:table-cell office:value-type="float" office:value="21.39868" calcext:value-type="float">
            <text:p>21.39868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2.34501" calcext:value-type="float">
            <text:p>52.34501</text:p>
          </table:table-cell>
          <table:table-cell office:value-type="float" office:value="42.72913" calcext:value-type="float">
            <text:p>42.72913</text:p>
          </table:table-cell>
          <table:table-cell office:value-type="float" office:value="44.31253" calcext:value-type="float">
            <text:p>44.3125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3.52971" calcext:value-type="float">
            <text:p>13.52971</text:p>
          </table:table-cell>
          <table:table-cell office:value-type="float" office:value="13.11133" calcext:value-type="float">
            <text:p>13.111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9.75575" calcext:value-type="float">
            <text:p>9.755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59412" calcext:value-type="float">
            <text:p>30.59412</text:p>
          </table:table-cell>
          <table:table-cell office:value-type="float" office:value="22.20276" calcext:value-type="float">
            <text:p>22.20276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9.70489" calcext:value-type="float">
            <text:p>19.704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0.9902" calcext:value-type="float">
            <text:p>50.9902</text:p>
          </table:table-cell>
          <table:table-cell office:value-type="float" office:value="36.76644" calcext:value-type="float">
            <text:p>36.76644</text:p>
          </table:table-cell>
          <table:table-cell office:value-type="float" office:value="39.29377" calcext:value-type="float">
            <text:p>39.293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" calcext:value-type="float">
            <text:p>34</text:p>
          </table:table-cell>
          <table:table-cell office:value-type="float" office:value="27.56335" calcext:value-type="float">
            <text:p>27.56335</text:p>
          </table:table-cell>
          <table:table-cell office:value-type="float" office:value="28.42534" calcext:value-type="float">
            <text:p>28.425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" calcext:value-type="float">
            <text:p>34</text:p>
          </table:table-cell>
          <table:table-cell office:value-type="float" office:value="27.9804" calcext:value-type="float">
            <text:p>27.9804</text:p>
          </table:table-cell>
          <table:table-cell office:value-type="float" office:value="30.46309" calcext:value-type="float">
            <text:p>30.463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19.53098" calcext:value-type="float">
            <text:p>19.53098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4.70143" calcext:value-type="float">
            <text:p>14.70143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5.46773" calcext:value-type="float">
            <text:p>15.46773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8.47077" calcext:value-type="float">
            <text:p>38.47077</text:p>
          </table:table-cell>
          <table:table-cell office:value-type="float" office:value="29.30398" calcext:value-type="float">
            <text:p>29.30398</text:p>
          </table:table-cell>
          <table:table-cell office:value-type="float" office:value="29.32504" calcext:value-type="float">
            <text:p>29.3250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8.30952" calcext:value-type="float">
            <text:p>58.30952</text:p>
          </table:table-cell>
          <table:table-cell office:value-type="float" office:value="39.45584" calcext:value-type="float">
            <text:p>39.45584</text:p>
          </table:table-cell>
          <table:table-cell office:value-type="float" office:value="38.20995" calcext:value-type="float">
            <text:p>38.2099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19.42401" calcext:value-type="float">
            <text:p>19.42401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3.74662" calcext:value-type="float">
            <text:p>13.74662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5.38361" calcext:value-type="float">
            <text:p>35.38361</text:p>
          </table:table-cell>
          <table:table-cell office:value-type="float" office:value="24.79975" calcext:value-type="float">
            <text:p>24.79975</text:p>
          </table:table-cell>
          <table:table-cell office:value-type="float" office:value="28.84441" calcext:value-type="float">
            <text:p>28.844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7.93878" calcext:value-type="float">
            <text:p>17.93878</text:p>
          </table:table-cell>
          <table:table-cell office:value-type="float" office:value="18.27493" calcext:value-type="float">
            <text:p>18.2749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0.6341" calcext:value-type="float">
            <text:p>10.63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20.78425" calcext:value-type="float">
            <text:p>20.78425</text:p>
          </table:table-cell>
          <table:table-cell office:value-type="float" office:value="19.74835" calcext:value-type="float">
            <text:p>19.748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3.09722" calcext:value-type="float">
            <text:p>13.09722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.04759" calcext:value-type="float">
            <text:p>42.04759</text:p>
          </table:table-cell>
          <table:table-cell office:value-type="float" office:value="22.65612" calcext:value-type="float">
            <text:p>22.65612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8.05888" calcext:value-type="float">
            <text:p>18.058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09975" calcext:value-type="float">
            <text:p>20.09975</text:p>
          </table:table-cell>
          <table:table-cell office:value-type="float" office:value="14.60698" calcext:value-type="float">
            <text:p>14.60698</text:p>
          </table:table-cell>
          <table:table-cell office:value-type="float" office:value="15.31728" calcext:value-type="float">
            <text:p>15.317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6.69047" calcext:value-type="float">
            <text:p>46.69047</text:p>
          </table:table-cell>
          <table:table-cell office:value-type="float" office:value="37.13936" calcext:value-type="float">
            <text:p>37.13936</text:p>
          </table:table-cell>
          <table:table-cell office:value-type="float" office:value="32.03122" calcext:value-type="float">
            <text:p>32.031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5.77709" calcext:value-type="float">
            <text:p>35.77709</text:p>
          </table:table-cell>
          <table:table-cell office:value-type="float" office:value="23.74819" calcext:value-type="float">
            <text:p>23.74819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8.14207" calcext:value-type="float">
            <text:p>18.14207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6.39728" calcext:value-type="float">
            <text:p>16.39728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8.41855" calcext:value-type="float">
            <text:p>18.41855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2.21586" calcext:value-type="float">
            <text:p>12.215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4.87516" calcext:value-type="float">
            <text:p>14.875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20.83177" calcext:value-type="float">
            <text:p>20.83177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28.55156" calcext:value-type="float">
            <text:p>28.55156</text:p>
          </table:table-cell>
          <table:table-cell office:value-type="float" office:value="29.73214" calcext:value-type="float">
            <text:p>29.73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.19004" calcext:value-type="float">
            <text:p>42.19004</text:p>
          </table:table-cell>
          <table:table-cell office:value-type="float" office:value="24.86194" calcext:value-type="float">
            <text:p>24.86194</text:p>
          </table:table-cell>
          <table:table-cell office:value-type="float" office:value="24.16609" calcext:value-type="float">
            <text:p>24.166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6.39104" calcext:value-type="float">
            <text:p>16.39104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1.76123" calcext:value-type="float">
            <text:p>41.76123</text:p>
          </table:table-cell>
          <table:table-cell office:value-type="float" office:value="36.88493" calcext:value-type="float">
            <text:p>36.8849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3.47898" calcext:value-type="float">
            <text:p>13.47898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18.04051" calcext:value-type="float">
            <text:p>18.040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6.62714" calcext:value-type="float">
            <text:p>16.62714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56022" calcext:value-type="float">
            <text:p>14.56022</text:p>
          </table:table-cell>
          <table:table-cell office:value-type="float" office:value="12.41282" calcext:value-type="float">
            <text:p>12.41282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1.32692" calcext:value-type="float">
            <text:p>21.326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5.30682" calcext:value-type="float">
            <text:p>15.306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14.90464" calcext:value-type="float">
            <text:p>14.90464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20.64105" calcext:value-type="float">
            <text:p>20.64105</text:p>
          </table:table-cell>
          <table:table-cell office:value-type="float" office:value="22.58209" calcext:value-type="float">
            <text:p>22.582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2.25111" calcext:value-type="float">
            <text:p>22.25111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10.20734" calcext:value-type="float">
            <text:p>10.207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5.60899" calcext:value-type="float">
            <text:p>35.60899</text:p>
          </table:table-cell>
          <table:table-cell office:value-type="float" office:value="27.23403" calcext:value-type="float">
            <text:p>27.23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70.71068" calcext:value-type="float">
            <text:p>70.71068</text:p>
          </table:table-cell>
          <table:table-cell office:value-type="float" office:value="54.57804" calcext:value-type="float">
            <text:p>54.57804</text:p>
          </table:table-cell>
          <table:table-cell office:value-type="float" office:value="53.45987" calcext:value-type="float">
            <text:p>53.4598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6.49261" calcext:value-type="float">
            <text:p>26.49261</text:p>
          </table:table-cell>
          <table:table-cell office:value-type="float" office:value="27.20294" calcext:value-type="float">
            <text:p>27.2029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6.62888" calcext:value-type="float">
            <text:p>16.62888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9.46243" calcext:value-type="float">
            <text:p>9.46243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7.72286" calcext:value-type="float">
            <text:p>27.72286</text:p>
          </table:table-cell>
          <table:table-cell office:value-type="float" office:value="27.85678" calcext:value-type="float">
            <text:p>27.8567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" calcext:value-type="float">
            <text:p>34</text:p>
          </table:table-cell>
          <table:table-cell office:value-type="float" office:value="24.70664" calcext:value-type="float">
            <text:p>24.706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22.80133" calcext:value-type="float">
            <text:p>22.801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0.42201" calcext:value-type="float">
            <text:p>20.42201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59412" calcext:value-type="float">
            <text:p>30.59412</text:p>
          </table:table-cell>
          <table:table-cell office:value-type="float" office:value="12.76743" calcext:value-type="float">
            <text:p>12.76743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2.62498" calcext:value-type="float">
            <text:p>22.62498</text:p>
          </table:table-cell>
          <table:table-cell office:value-type="float" office:value="21.67551" calcext:value-type="float">
            <text:p>21.6755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1.08952" calcext:value-type="float">
            <text:p>21.089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7.24783" calcext:value-type="float">
            <text:p>17.247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8.12225" calcext:value-type="float">
            <text:p>18.12225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1.51333" calcext:value-type="float">
            <text:p>11.51333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38599" calcext:value-type="float">
            <text:p>15.38599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6.64998" calcext:value-type="float">
            <text:p>16.64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21.25609" calcext:value-type="float">
            <text:p>21.256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0" calcext:value-type="float">
            <text:p>10</text:p>
          </table:table-cell>
          <table:table-cell office:value-type="float" office:value="8.36869" calcext:value-type="float">
            <text:p>8.36869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23387" calcext:value-type="float">
            <text:p>10.23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.37924" calcext:value-type="float">
            <text:p>42.37924</text:p>
          </table:table-cell>
          <table:table-cell office:value-type="float" office:value="30.6353" calcext:value-type="float">
            <text:p>30.6353</text:p>
          </table:table-cell>
          <table:table-cell office:value-type="float" office:value="29.73214" calcext:value-type="float">
            <text:p>29.73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94" calcext:value-type="float">
            <text:p>94</text:p>
          </table:table-cell>
          <table:table-cell office:value-type="float" office:value="62.86076" calcext:value-type="float">
            <text:p>62.86076</text:p>
          </table:table-cell>
          <table:table-cell office:value-type="float" office:value="68.46897" calcext:value-type="float">
            <text:p>68.4689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80244" calcext:value-type="float">
            <text:p>32.80244</text:p>
          </table:table-cell>
          <table:table-cell office:value-type="float" office:value="23.58792" calcext:value-type="float">
            <text:p>23.58792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7.57659" calcext:value-type="float">
            <text:p>37.57659</text:p>
          </table:table-cell>
          <table:table-cell office:value-type="float" office:value="21.25766" calcext:value-type="float">
            <text:p>21.25766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07681" calcext:value-type="float">
            <text:p>26.07681</text:p>
          </table:table-cell>
          <table:table-cell office:value-type="float" office:value="17.89105" calcext:value-type="float">
            <text:p>17.89105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8.39053" calcext:value-type="float">
            <text:p>18.390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4.46175" calcext:value-type="float">
            <text:p>14.4617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6.76955" calcext:value-type="float">
            <text:p>36.76955</text:p>
          </table:table-cell>
          <table:table-cell office:value-type="float" office:value="26.10054" calcext:value-type="float">
            <text:p>26.10054</text:p>
          </table:table-cell>
          <table:table-cell office:value-type="float" office:value="28.84441" calcext:value-type="float">
            <text:p>28.844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94603" calcext:value-type="float">
            <text:p>11.94603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52868" calcext:value-type="float">
            <text:p>30.52868</text:p>
          </table:table-cell>
          <table:table-cell office:value-type="float" office:value="23.43525" calcext:value-type="float">
            <text:p>23.43525</text:p>
          </table:table-cell>
          <table:table-cell office:value-type="float" office:value="25.6125" calcext:value-type="float">
            <text:p>25.61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5.58927" calcext:value-type="float">
            <text:p>15.58927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2.63541" calcext:value-type="float">
            <text:p>12.63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1.62278" calcext:value-type="float">
            <text:p>31.62278</text:p>
          </table:table-cell>
          <table:table-cell office:value-type="float" office:value="19.27021" calcext:value-type="float">
            <text:p>19.27021</text:p>
          </table:table-cell>
          <table:table-cell office:value-type="float" office:value="18.18034" calcext:value-type="float">
            <text:p>18.180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3.44477" calcext:value-type="float">
            <text:p>13.44477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31099" calcext:value-type="float">
            <text:p>32.31099</text:p>
          </table:table-cell>
          <table:table-cell office:value-type="float" office:value="20.9455" calcext:value-type="float">
            <text:p>20.94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4.93412" calcext:value-type="float">
            <text:p>14.93412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9.90772" calcext:value-type="float">
            <text:p>19.90772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8.08861" calcext:value-type="float">
            <text:p>18.088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0" calcext:value-type="float">
            <text:p>40</text:p>
          </table:table-cell>
          <table:table-cell office:value-type="float" office:value="30.51895" calcext:value-type="float">
            <text:p>30.51895</text:p>
          </table:table-cell>
          <table:table-cell office:value-type="float" office:value="34.4093" calcext:value-type="float">
            <text:p>34.409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3.52611" calcext:value-type="float">
            <text:p>33.52611</text:p>
          </table:table-cell>
          <table:table-cell office:value-type="float" office:value="24.69014" calcext:value-type="float">
            <text:p>24.69014</text:p>
          </table:table-cell>
          <table:table-cell office:value-type="float" office:value="28.35349" calcext:value-type="float">
            <text:p>28.3534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5.60899" calcext:value-type="float">
            <text:p>35.60899</text:p>
          </table:table-cell>
          <table:table-cell office:value-type="float" office:value="23.01589" calcext:value-type="float">
            <text:p>23.01589</text:p>
          </table:table-cell>
          <table:table-cell office:value-type="float" office:value="23.3666" calcext:value-type="float">
            <text:p>23.36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14.00447" calcext:value-type="float">
            <text:p>14.0044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3.28258" calcext:value-type="float">
            <text:p>13.28258</text:p>
          </table:table-cell>
          <table:table-cell office:value-type="float" office:value="12.08276" calcext:value-type="float">
            <text:p>12.0827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" calcext:value-type="float">
            <text:p>34</text:p>
          </table:table-cell>
          <table:table-cell office:value-type="float" office:value="20.62047" calcext:value-type="float">
            <text:p>20.62047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8.56501" calcext:value-type="float">
            <text:p>18.565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1.22453" calcext:value-type="float">
            <text:p>11.22453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19.10579" calcext:value-type="float">
            <text:p>19.10579</text:p>
          </table:table-cell>
          <table:table-cell office:value-type="float" office:value="20.96837" calcext:value-type="float">
            <text:p>20.968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7.94733" calcext:value-type="float">
            <text:p>37.94733</text:p>
          </table:table-cell>
          <table:table-cell office:value-type="float" office:value="27.22648" calcext:value-type="float">
            <text:p>27.22648</text:p>
          </table:table-cell>
          <table:table-cell office:value-type="float" office:value="26.68333" calcext:value-type="float">
            <text:p>26.683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1.19065" calcext:value-type="float">
            <text:p>11.19065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74.24284" calcext:value-type="float">
            <text:p>74.24284</text:p>
          </table:table-cell>
          <table:table-cell office:value-type="float" office:value="35.65638" calcext:value-type="float">
            <text:p>35.65638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4.54317" calcext:value-type="float">
            <text:p>14.54317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3.57635" calcext:value-type="float">
            <text:p>13.57635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1.71992" calcext:value-type="float">
            <text:p>21.71992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8.58176" calcext:value-type="float">
            <text:p>18.58176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9.38758" calcext:value-type="float">
            <text:p>9.38758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11.44992" calcext:value-type="float">
            <text:p>11.44992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4.38151" calcext:value-type="float">
            <text:p>14.38151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12.28608" calcext:value-type="float">
            <text:p>12.28608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.52535" calcext:value-type="float">
            <text:p>34.52535</text:p>
          </table:table-cell>
          <table:table-cell office:value-type="float" office:value="27.7197" calcext:value-type="float">
            <text:p>27.7197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9.72657" calcext:value-type="float">
            <text:p>9.72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20.70176" calcext:value-type="float">
            <text:p>20.70176</text:p>
          </table:table-cell>
          <table:table-cell office:value-type="float" office:value="20.09975" calcext:value-type="float">
            <text:p>20.0997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2.93552" calcext:value-type="float">
            <text:p>12.93552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1.2182" calcext:value-type="float">
            <text:p>21.2182</text:p>
          </table:table-cell>
          <table:table-cell office:value-type="float" office:value="21.63331" calcext:value-type="float">
            <text:p>21.6333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3.78727" calcext:value-type="float">
            <text:p>13.78727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35812" calcext:value-type="float">
            <text:p>11.358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2.98758" calcext:value-type="float">
            <text:p>12.98758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4.04543" calcext:value-type="float">
            <text:p>44.04543</text:p>
          </table:table-cell>
          <table:table-cell office:value-type="float" office:value="32.90438" calcext:value-type="float">
            <text:p>32.90438</text:p>
          </table:table-cell>
          <table:table-cell office:value-type="float" office:value="32.98484" calcext:value-type="float">
            <text:p>32.9848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0" calcext:value-type="float">
            <text:p>40</text:p>
          </table:table-cell>
          <table:table-cell office:value-type="float" office:value="31.46895" calcext:value-type="float">
            <text:p>31.46895</text:p>
          </table:table-cell>
          <table:table-cell office:value-type="float" office:value="32.40334" calcext:value-type="float">
            <text:p>32.4033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2.02654" calcext:value-type="float">
            <text:p>22.02654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1.88277" calcext:value-type="float">
            <text:p>21.882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5.07147" calcext:value-type="float">
            <text:p>15.07147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8.4992" calcext:value-type="float">
            <text:p>18.4992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8.82622" calcext:value-type="float">
            <text:p>48.82622</text:p>
          </table:table-cell>
          <table:table-cell office:value-type="float" office:value="33.41112" calcext:value-type="float">
            <text:p>33.41112</text:p>
          </table:table-cell>
          <table:table-cell office:value-type="float" office:value="32.55764" calcext:value-type="float">
            <text:p>32.5576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0.95347" calcext:value-type="float">
            <text:p>20.953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4.15528" calcext:value-type="float">
            <text:p>14.15528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21.44671" calcext:value-type="float">
            <text:p>21.44671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17.42136" calcext:value-type="float">
            <text:p>17.4213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6.88901" calcext:value-type="float">
            <text:p>16.88901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7.34184" calcext:value-type="float">
            <text:p>17.34184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8.6217" calcext:value-type="float">
            <text:p>8.6217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3.66486" calcext:value-type="float">
            <text:p>13.66486</text:p>
          </table:table-cell>
          <table:table-cell office:value-type="float" office:value="12.32456" calcext:value-type="float">
            <text:p>12.3245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4.92664" calcext:value-type="float">
            <text:p>14.92664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1.95932" calcext:value-type="float">
            <text:p>11.959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9.53118" calcext:value-type="float">
            <text:p>9.531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1.25975" calcext:value-type="float">
            <text:p>11.259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3.45503" calcext:value-type="float">
            <text:p>23.45503</text:p>
          </table:table-cell>
          <table:table-cell office:value-type="float" office:value="24.16609" calcext:value-type="float">
            <text:p>24.166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67887" calcext:value-type="float">
            <text:p>15.678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9.8418" calcext:value-type="float">
            <text:p>19.8418</text:p>
          </table:table-cell>
          <table:table-cell office:value-type="float" office:value="18.05539" calcext:value-type="float">
            <text:p>18.0553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5.94016" calcext:value-type="float">
            <text:p>15.940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1.38985" calcext:value-type="float">
            <text:p>11.38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5.44697" calcext:value-type="float">
            <text:p>15.446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0.43176" calcext:value-type="float">
            <text:p>10.43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3.59579" calcext:value-type="float">
            <text:p>13.5957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83.45058" calcext:value-type="float">
            <text:p>83.45058</text:p>
          </table:table-cell>
          <table:table-cell office:value-type="float" office:value="57.31572" calcext:value-type="float">
            <text:p>57.31572</text:p>
          </table:table-cell>
          <table:table-cell office:value-type="float" office:value="55.4617" calcext:value-type="float">
            <text:p>55.461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17.73933" calcext:value-type="float">
            <text:p>17.73933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" calcext:value-type="float">
            <text:p>28</text:p>
          </table:table-cell>
          <table:table-cell office:value-type="float" office:value="13.74403" calcext:value-type="float">
            <text:p>13.744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6.12114" calcext:value-type="float">
            <text:p>16.12114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7.53946" calcext:value-type="float">
            <text:p>47.53946</text:p>
          </table:table-cell>
          <table:table-cell office:value-type="float" office:value="33.02997" calcext:value-type="float">
            <text:p>33.02997</text:p>
          </table:table-cell>
          <table:table-cell office:value-type="float" office:value="33.25548" calcext:value-type="float">
            <text:p>33.2554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9.08975" calcext:value-type="float">
            <text:p>19.08975</text:p>
          </table:table-cell>
          <table:table-cell office:value-type="float" office:value="18.21954" calcext:value-type="float">
            <text:p>18.219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24.1165" calcext:value-type="float">
            <text:p>24.1165</text:p>
          </table:table-cell>
          <table:table-cell office:value-type="float" office:value="23.4094" calcext:value-type="float">
            <text:p>23.409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16.59262" calcext:value-type="float">
            <text:p>16.59262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6" calcext:value-type="float">
            <text:p>56</text:p>
          </table:table-cell>
          <table:table-cell office:value-type="float" office:value="47.53597" calcext:value-type="float">
            <text:p>47.53597</text:p>
          </table:table-cell>
          <table:table-cell office:value-type="float" office:value="48.70318" calcext:value-type="float">
            <text:p>48.703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2.60372" calcext:value-type="float">
            <text:p>22.60372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5.91109" calcext:value-type="float">
            <text:p>15.91109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3.18149" calcext:value-type="float">
            <text:p>13.181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6.71166" calcext:value-type="float">
            <text:p>16.71166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1.04602" calcext:value-type="float">
            <text:p>11.04602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0.49691" calcext:value-type="float">
            <text:p>40.49691</text:p>
          </table:table-cell>
          <table:table-cell office:value-type="float" office:value="26.70217" calcext:value-type="float">
            <text:p>26.70217</text:p>
          </table:table-cell>
          <table:table-cell office:value-type="float" office:value="26.68333" calcext:value-type="float">
            <text:p>26.683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4.56416" calcext:value-type="float">
            <text:p>14.564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5.63107" calcext:value-type="float">
            <text:p>25.63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17.84223" calcext:value-type="float">
            <text:p>17.84223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1.28252" calcext:value-type="float">
            <text:p>11.282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37095" calcext:value-type="float">
            <text:p>15.37095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6.18395" calcext:value-type="float">
            <text:p>16.18395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7.5752" calcext:value-type="float">
            <text:p>17.5752</text:p>
          </table:table-cell>
          <table:table-cell office:value-type="float" office:value="19.33569" calcext:value-type="float">
            <text:p>19.3356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" calcext:value-type="float">
            <text:p>12</text:p>
          </table:table-cell>
          <table:table-cell office:value-type="float" office:value="11.04103" calcext:value-type="float">
            <text:p>11.041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71.61005" calcext:value-type="float">
            <text:p>71.61005</text:p>
          </table:table-cell>
          <table:table-cell office:value-type="float" office:value="36.29931" calcext:value-type="float">
            <text:p>36.29931</text:p>
          </table:table-cell>
          <table:table-cell office:value-type="float" office:value="31.04835" calcext:value-type="float">
            <text:p>31.048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90277" calcext:value-type="float">
            <text:p>14.90277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2.5246" calcext:value-type="float">
            <text:p>12.5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6" calcext:value-type="float">
            <text:p>36</text:p>
          </table:table-cell>
          <table:table-cell office:value-type="float" office:value="26.15783" calcext:value-type="float">
            <text:p>26.15783</text:p>
          </table:table-cell>
          <table:table-cell office:value-type="float" office:value="28.28427" calcext:value-type="float">
            <text:p>28.28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0.88693" calcext:value-type="float">
            <text:p>20.88693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3.52611" calcext:value-type="float">
            <text:p>33.52611</text:p>
          </table:table-cell>
          <table:table-cell office:value-type="float" office:value="23.46188" calcext:value-type="float">
            <text:p>23.46188</text:p>
          </table:table-cell>
          <table:table-cell office:value-type="float" office:value="23.4094" calcext:value-type="float">
            <text:p>23.409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6125" calcext:value-type="float">
            <text:p>25.6125</text:p>
          </table:table-cell>
          <table:table-cell office:value-type="float" office:value="19.4741" calcext:value-type="float">
            <text:p>19.4741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1.54109" calcext:value-type="float">
            <text:p>11.54109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6.77091" calcext:value-type="float">
            <text:p>16.77091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1.42414" calcext:value-type="float">
            <text:p>21.42414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5.67806" calcext:value-type="float">
            <text:p>15.67806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6.84018" calcext:value-type="float">
            <text:p>16.84018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4.34307" calcext:value-type="float">
            <text:p>14.34307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11.6013" calcext:value-type="float">
            <text:p>11.6013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8.88251" calcext:value-type="float">
            <text:p>8.88251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21.19566" calcext:value-type="float">
            <text:p>21.19566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23998" calcext:value-type="float">
            <text:p>12.239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6.61263" calcext:value-type="float">
            <text:p>16.61263</text:p>
          </table:table-cell>
          <table:table-cell office:value-type="float" office:value="16.73149" calcext:value-type="float">
            <text:p>16.7314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56022" calcext:value-type="float">
            <text:p>14.56022</text:p>
          </table:table-cell>
          <table:table-cell office:value-type="float" office:value="11.17149" calcext:value-type="float">
            <text:p>11.17149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3.7916" calcext:value-type="float">
            <text:p>13.79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7.94247" calcext:value-type="float">
            <text:p>17.94247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0.74996" calcext:value-type="float">
            <text:p>10.749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6.65697" calcext:value-type="float">
            <text:p>16.656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0" calcext:value-type="float">
            <text:p>10</text:p>
          </table:table-cell>
          <table:table-cell office:value-type="float" office:value="7.7926" calcext:value-type="float">
            <text:p>7.79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19.27261" calcext:value-type="float">
            <text:p>19.27261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06659" calcext:value-type="float">
            <text:p>30.06659</text:p>
          </table:table-cell>
          <table:table-cell office:value-type="float" office:value="23.05098" calcext:value-type="float">
            <text:p>23.05098</text:p>
          </table:table-cell>
          <table:table-cell office:value-type="float" office:value="24.0416" calcext:value-type="float">
            <text:p>24.04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.16553" calcext:value-type="float">
            <text:p>12.16553</text:p>
          </table:table-cell>
          <table:table-cell office:value-type="float" office:value="7.91846" calcext:value-type="float">
            <text:p>7.91846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" calcext:value-type="float">
            <text:p>14</text:p>
          </table:table-cell>
          <table:table-cell office:value-type="float" office:value="10.80193" calcext:value-type="float">
            <text:p>10.80193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8486" calcext:value-type="float">
            <text:p>13.84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2.80151" calcext:value-type="float">
            <text:p>52.80151</text:p>
          </table:table-cell>
          <table:table-cell office:value-type="float" office:value="22.40122" calcext:value-type="float">
            <text:p>22.40122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3.3979" calcext:value-type="float">
            <text:p>13.39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8.2763" calcext:value-type="float">
            <text:p>18.2763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8.27315" calcext:value-type="float">
            <text:p>18.27315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3.71064" calcext:value-type="float">
            <text:p>13.71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19.17366" calcext:value-type="float">
            <text:p>19.17366</text:p>
          </table:table-cell>
          <table:table-cell office:value-type="float" office:value="16.06226" calcext:value-type="float">
            <text:p>16.062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" calcext:value-type="float">
            <text:p>34</text:p>
          </table:table-cell>
          <table:table-cell office:value-type="float" office:value="26.01563" calcext:value-type="float">
            <text:p>26.015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" calcext:value-type="float">
            <text:p>32</text:p>
          </table:table-cell>
          <table:table-cell office:value-type="float" office:value="24.71803" calcext:value-type="float">
            <text:p>24.71803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9.29377" calcext:value-type="float">
            <text:p>39.29377</text:p>
          </table:table-cell>
          <table:table-cell office:value-type="float" office:value="25.85361" calcext:value-type="float">
            <text:p>25.85361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7.94733" calcext:value-type="float">
            <text:p>37.94733</text:p>
          </table:table-cell>
          <table:table-cell office:value-type="float" office:value="24.71035" calcext:value-type="float">
            <text:p>24.710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7.45381" calcext:value-type="float">
            <text:p>17.453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8.41875" calcext:value-type="float">
            <text:p>38.41875</text:p>
          </table:table-cell>
          <table:table-cell office:value-type="float" office:value="28.7907" calcext:value-type="float">
            <text:p>28.7907</text:p>
          </table:table-cell>
          <table:table-cell office:value-type="float" office:value="26.68333" calcext:value-type="float">
            <text:p>26.683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9.28262" calcext:value-type="float">
            <text:p>19.282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9.29377" calcext:value-type="float">
            <text:p>39.29377</text:p>
          </table:table-cell>
          <table:table-cell office:value-type="float" office:value="20.49464" calcext:value-type="float">
            <text:p>20.49464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0.40579" calcext:value-type="float">
            <text:p>20.405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5.50656" calcext:value-type="float">
            <text:p>15.50656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" calcext:value-type="float">
            <text:p>42</text:p>
          </table:table-cell>
          <table:table-cell office:value-type="float" office:value="25.69599" calcext:value-type="float">
            <text:p>25.69599</text:p>
          </table:table-cell>
          <table:table-cell office:value-type="float" office:value="23.7035" calcext:value-type="float">
            <text:p>23.703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8.56237" calcext:value-type="float">
            <text:p>18.562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" calcext:value-type="float">
            <text:p>28</text:p>
          </table:table-cell>
          <table:table-cell office:value-type="float" office:value="21.93118" calcext:value-type="float">
            <text:p>21.931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4.3323" calcext:value-type="float">
            <text:p>14.33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" calcext:value-type="float">
            <text:p>30</text:p>
          </table:table-cell>
          <table:table-cell office:value-type="float" office:value="19.13222" calcext:value-type="float">
            <text:p>19.132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7.50038" calcext:value-type="float">
            <text:p>17.50038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3.32092" calcext:value-type="float">
            <text:p>13.32092</text:p>
          </table:table-cell>
          <table:table-cell office:value-type="float" office:value="12.79097" calcext:value-type="float">
            <text:p>12.7909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4.45041" calcext:value-type="float">
            <text:p>14.45041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8.03015" calcext:value-type="float">
            <text:p>18.030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96293" calcext:value-type="float">
            <text:p>11.962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.04759" calcext:value-type="float">
            <text:p>42.04759</text:p>
          </table:table-cell>
          <table:table-cell office:value-type="float" office:value="23.07788" calcext:value-type="float">
            <text:p>23.07788</text:p>
          </table:table-cell>
          <table:table-cell office:value-type="float" office:value="20.44031" calcext:value-type="float">
            <text:p>20.4403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8.93503" calcext:value-type="float">
            <text:p>18.935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16.61099" calcext:value-type="float">
            <text:p>16.61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18.96959" calcext:value-type="float">
            <text:p>18.96959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25.57803" calcext:value-type="float">
            <text:p>25.57803</text:p>
          </table:table-cell>
          <table:table-cell office:value-type="float" office:value="25.29822" calcext:value-type="float">
            <text:p>25.298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0" calcext:value-type="float">
            <text:p>10</text:p>
          </table:table-cell>
          <table:table-cell office:value-type="float" office:value="7.65821" calcext:value-type="float">
            <text:p>7.658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0.18699" calcext:value-type="float">
            <text:p>10.186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5.71355" calcext:value-type="float">
            <text:p>55.71355</text:p>
          </table:table-cell>
          <table:table-cell office:value-type="float" office:value="47.7132" calcext:value-type="float">
            <text:p>47.71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9.81582" calcext:value-type="float">
            <text:p>9.81582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0.66094" calcext:value-type="float">
            <text:p>10.660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5.85343" calcext:value-type="float">
            <text:p>15.853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2.56781" calcext:value-type="float">
            <text:p>12.567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3.01758" calcext:value-type="float">
            <text:p>23.01758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10.24689" calcext:value-type="float">
            <text:p>10.246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.52535" calcext:value-type="float">
            <text:p>34.52535</text:p>
          </table:table-cell>
          <table:table-cell office:value-type="float" office:value="29.65159" calcext:value-type="float">
            <text:p>29.651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.17601" calcext:value-type="float">
            <text:p>34.17601</text:p>
          </table:table-cell>
          <table:table-cell office:value-type="float" office:value="32.41255" calcext:value-type="float">
            <text:p>32.41255</text:p>
          </table:table-cell>
          <table:table-cell office:value-type="float" office:value="31.9359" calcext:value-type="float">
            <text:p>31.935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5.44233" calcext:value-type="float">
            <text:p>15.44233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8.08233" calcext:value-type="float">
            <text:p>18.082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" calcext:value-type="float">
            <text:p>32</text:p>
          </table:table-cell>
          <table:table-cell office:value-type="float" office:value="24.71139" calcext:value-type="float">
            <text:p>24.711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0.833" calcext:value-type="float">
            <text:p>20.833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07681" calcext:value-type="float">
            <text:p>26.07681</text:p>
          </table:table-cell>
          <table:table-cell office:value-type="float" office:value="15.37614" calcext:value-type="float">
            <text:p>15.37614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7.49261" calcext:value-type="float">
            <text:p>17.49261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1.07147" calcext:value-type="float">
            <text:p>21.07147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1.39385" calcext:value-type="float">
            <text:p>11.39385</text:p>
          </table:table-cell>
          <table:table-cell office:value-type="float" office:value="12.15551" calcext:value-type="float">
            <text:p>12.1555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9.48524" calcext:value-type="float">
            <text:p>9.48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82573" calcext:value-type="float">
            <text:p>17.825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00306" calcext:value-type="float">
            <text:p>12.00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.16553" calcext:value-type="float">
            <text:p>12.16553</text:p>
          </table:table-cell>
          <table:table-cell office:value-type="float" office:value="9.60903" calcext:value-type="float">
            <text:p>9.609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5.70474" calcext:value-type="float">
            <text:p>15.7047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0.75113" calcext:value-type="float">
            <text:p>10.75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19.94023" calcext:value-type="float">
            <text:p>19.94023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" calcext:value-type="float">
            <text:p>12</text:p>
          </table:table-cell>
          <table:table-cell office:value-type="float" office:value="9.67341" calcext:value-type="float">
            <text:p>9.673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" calcext:value-type="float">
            <text:p>42</text:p>
          </table:table-cell>
          <table:table-cell office:value-type="float" office:value="25.43896" calcext:value-type="float">
            <text:p>25.43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" calcext:value-type="float">
            <text:p>14</text:p>
          </table:table-cell>
          <table:table-cell office:value-type="float" office:value="13.11978" calcext:value-type="float">
            <text:p>13.11978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8.93295" calcext:value-type="float">
            <text:p>18.93295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9.51548" calcext:value-type="float">
            <text:p>19.51548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9.14113" calcext:value-type="float">
            <text:p>19.14113</text:p>
          </table:table-cell>
          <table:table-cell office:value-type="float" office:value="20.25716" calcext:value-type="float">
            <text:p>20.257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4.79596" calcext:value-type="float">
            <text:p>14.795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0.49691" calcext:value-type="float">
            <text:p>40.49691</text:p>
          </table:table-cell>
          <table:table-cell office:value-type="float" office:value="20.74189" calcext:value-type="float">
            <text:p>20.741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9.05653" calcext:value-type="float">
            <text:p>19.05653</text:p>
          </table:table-cell>
          <table:table-cell office:value-type="float" office:value="21.44031" calcext:value-type="float">
            <text:p>21.4403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4.24434" calcext:value-type="float">
            <text:p>14.24434</text:p>
          </table:table-cell>
          <table:table-cell office:value-type="float" office:value="14.07107" calcext:value-type="float">
            <text:p>14.0710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3.86343" calcext:value-type="float">
            <text:p>43.86343</text:p>
          </table:table-cell>
          <table:table-cell office:value-type="float" office:value="38.93971" calcext:value-type="float">
            <text:p>38.93971</text:p>
          </table:table-cell>
          <table:table-cell office:value-type="float" office:value="41.03657" calcext:value-type="float">
            <text:p>41.0365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8.6462" calcext:value-type="float">
            <text:p>18.64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4.08773" calcext:value-type="float">
            <text:p>14.08773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9.61736" calcext:value-type="float">
            <text:p>19.61736</text:p>
          </table:table-cell>
          <table:table-cell office:value-type="float" office:value="20.92578" calcext:value-type="float">
            <text:p>20.9257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3.58444" calcext:value-type="float">
            <text:p>13.58444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72419" calcext:value-type="float">
            <text:p>12.72419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27.5001" calcext:value-type="float">
            <text:p>27.5001</text:p>
          </table:table-cell>
          <table:table-cell office:value-type="float" office:value="27.85678" calcext:value-type="float">
            <text:p>27.8567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20465" calcext:value-type="float">
            <text:p>17.20465</text:p>
          </table:table-cell>
          <table:table-cell office:value-type="float" office:value="13.98328" calcext:value-type="float">
            <text:p>13.98328</text:p>
          </table:table-cell>
          <table:table-cell office:value-type="float" office:value="13.47419" calcext:value-type="float">
            <text:p>13.474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16.25326" calcext:value-type="float">
            <text:p>16.25326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22.18514" calcext:value-type="float">
            <text:p>22.18514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3.01035" calcext:value-type="float">
            <text:p>13.010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73468" calcext:value-type="float">
            <text:p>11.73468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6.67505" calcext:value-type="float">
            <text:p>26.675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8.47077" calcext:value-type="float">
            <text:p>38.47077</text:p>
          </table:table-cell>
          <table:table-cell office:value-type="float" office:value="24.94716" calcext:value-type="float">
            <text:p>24.94716</text:p>
          </table:table-cell>
          <table:table-cell office:value-type="float" office:value="24.41311" calcext:value-type="float">
            <text:p>24.413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06659" calcext:value-type="float">
            <text:p>30.06659</text:p>
          </table:table-cell>
          <table:table-cell office:value-type="float" office:value="26.17446" calcext:value-type="float">
            <text:p>26.17446</text:p>
          </table:table-cell>
          <table:table-cell office:value-type="float" office:value="27.85678" calcext:value-type="float">
            <text:p>27.8567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1.46714" calcext:value-type="float">
            <text:p>11.46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15.18761" calcext:value-type="float">
            <text:p>15.18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7.97519" calcext:value-type="float">
            <text:p>17.97519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22.91099" calcext:value-type="float">
            <text:p>22.910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8.35386" calcext:value-type="float">
            <text:p>18.35386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5.18538" calcext:value-type="float">
            <text:p>25.18538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0.11986" calcext:value-type="float">
            <text:p>50.11986</text:p>
          </table:table-cell>
          <table:table-cell office:value-type="float" office:value="29.25616" calcext:value-type="float">
            <text:p>29.25616</text:p>
          </table:table-cell>
          <table:table-cell office:value-type="float" office:value="28.45996" calcext:value-type="float">
            <text:p>28.4599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3.52611" calcext:value-type="float">
            <text:p>33.52611</text:p>
          </table:table-cell>
          <table:table-cell office:value-type="float" office:value="23.51751" calcext:value-type="float">
            <text:p>23.51751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21.67874" calcext:value-type="float">
            <text:p>21.678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1.31533" calcext:value-type="float">
            <text:p>11.31533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.42641" calcext:value-type="float">
            <text:p>42.42641</text:p>
          </table:table-cell>
          <table:table-cell office:value-type="float" office:value="22.40349" calcext:value-type="float">
            <text:p>22.403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27.5039" calcext:value-type="float">
            <text:p>27.5039</text:p>
          </table:table-cell>
          <table:table-cell office:value-type="float" office:value="29.73214" calcext:value-type="float">
            <text:p>29.73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4.58937" calcext:value-type="float">
            <text:p>54.58937</text:p>
          </table:table-cell>
          <table:table-cell office:value-type="float" office:value="42.32961" calcext:value-type="float">
            <text:p>42.32961</text:p>
          </table:table-cell>
          <table:table-cell office:value-type="float" office:value="42.75512" calcext:value-type="float">
            <text:p>42.755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22.51267" calcext:value-type="float">
            <text:p>22.51267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5.74688" calcext:value-type="float">
            <text:p>25.746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6.39907" calcext:value-type="float">
            <text:p>16.39907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6.17358" calcext:value-type="float">
            <text:p>46.17358</text:p>
          </table:table-cell>
          <table:table-cell office:value-type="float" office:value="38.01986" calcext:value-type="float">
            <text:p>38.01986</text:p>
          </table:table-cell>
          <table:table-cell office:value-type="float" office:value="39.29377" calcext:value-type="float">
            <text:p>39.293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8.62642" calcext:value-type="float">
            <text:p>38.62642</text:p>
          </table:table-cell>
          <table:table-cell office:value-type="float" office:value="27.6407" calcext:value-type="float">
            <text:p>27.6407</text:p>
          </table:table-cell>
          <table:table-cell office:value-type="float" office:value="27.78489" calcext:value-type="float">
            <text:p>27.7848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56022" calcext:value-type="float">
            <text:p>14.56022</text:p>
          </table:table-cell>
          <table:table-cell office:value-type="float" office:value="9.02835" calcext:value-type="float">
            <text:p>9.02835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9.39543" calcext:value-type="float">
            <text:p>39.39543</text:p>
          </table:table-cell>
          <table:table-cell office:value-type="float" office:value="22.8517" calcext:value-type="float">
            <text:p>22.8517</text:p>
          </table:table-cell>
          <table:table-cell office:value-type="float" office:value="21.63331" calcext:value-type="float">
            <text:p>21.6333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3.35276" calcext:value-type="float">
            <text:p>13.35276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94778" calcext:value-type="float">
            <text:p>10.94778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6.5085" calcext:value-type="float">
            <text:p>16.5085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86837" calcext:value-type="float">
            <text:p>10.868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6.91189" calcext:value-type="float">
            <text:p>16.9118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10.20305" calcext:value-type="float">
            <text:p>10.203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5.44009" calcext:value-type="float">
            <text:p>35.44009</text:p>
          </table:table-cell>
          <table:table-cell office:value-type="float" office:value="27.60581" calcext:value-type="float">
            <text:p>27.60581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4.86139" calcext:value-type="float">
            <text:p>14.86139</text:p>
          </table:table-cell>
          <table:table-cell office:value-type="float" office:value="14.89588" calcext:value-type="float">
            <text:p>14.8958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19.05681" calcext:value-type="float">
            <text:p>19.05681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3.88806" calcext:value-type="float">
            <text:p>13.888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7.36308" calcext:value-type="float">
            <text:p>37.36308</text:p>
          </table:table-cell>
          <table:table-cell office:value-type="float" office:value="30.78157" calcext:value-type="float">
            <text:p>30.78157</text:p>
          </table:table-cell>
          <table:table-cell office:value-type="float" office:value="32.24903" calcext:value-type="float">
            <text:p>32.2490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7.13588" calcext:value-type="float">
            <text:p>17.13588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3.21063" calcext:value-type="float">
            <text:p>13.21063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" calcext:value-type="float">
            <text:p>34</text:p>
          </table:table-cell>
          <table:table-cell office:value-type="float" office:value="25.98336" calcext:value-type="float">
            <text:p>25.983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1.21483" calcext:value-type="float">
            <text:p>11.21483</text:p>
          </table:table-cell>
          <table:table-cell office:value-type="float" office:value="10.48418" calcext:value-type="float">
            <text:p>10.484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8.56445" calcext:value-type="float">
            <text:p>18.56445</text:p>
          </table:table-cell>
          <table:table-cell office:value-type="float" office:value="18.70638" calcext:value-type="float">
            <text:p>18.7063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2.61247" calcext:value-type="float">
            <text:p>12.612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1.92302" calcext:value-type="float">
            <text:p>51.92302</text:p>
          </table:table-cell>
          <table:table-cell office:value-type="float" office:value="24.93849" calcext:value-type="float">
            <text:p>24.938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1.42355" calcext:value-type="float">
            <text:p>11.42355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2.5433" calcext:value-type="float">
            <text:p>22.5433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1.23106" calcext:value-type="float">
            <text:p>41.23106</text:p>
          </table:table-cell>
          <table:table-cell office:value-type="float" office:value="17.10876" calcext:value-type="float">
            <text:p>17.10876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2.91977" calcext:value-type="float">
            <text:p>22.91977</text:p>
          </table:table-cell>
          <table:table-cell office:value-type="float" office:value="23.4094" calcext:value-type="float">
            <text:p>23.409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59412" calcext:value-type="float">
            <text:p>30.59412</text:p>
          </table:table-cell>
          <table:table-cell office:value-type="float" office:value="21.0721" calcext:value-type="float">
            <text:p>21.07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5.07372" calcext:value-type="float">
            <text:p>15.07372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.16553" calcext:value-type="float">
            <text:p>12.16553</text:p>
          </table:table-cell>
          <table:table-cell office:value-type="float" office:value="9.90172" calcext:value-type="float">
            <text:p>9.90172</text:p>
          </table:table-cell>
          <table:table-cell office:value-type="float" office:value="10.09902" calcext:value-type="float">
            <text:p>10.0990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4.44226" calcext:value-type="float">
            <text:p>14.44226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6.84499" calcext:value-type="float">
            <text:p>16.84499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3.45914" calcext:value-type="float">
            <text:p>13.45914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1.38588" calcext:value-type="float">
            <text:p>11.38588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" calcext:value-type="float">
            <text:p>28</text:p>
          </table:table-cell>
          <table:table-cell office:value-type="float" office:value="19.97036" calcext:value-type="float">
            <text:p>19.97036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" calcext:value-type="float">
            <text:p>32</text:p>
          </table:table-cell>
          <table:table-cell office:value-type="float" office:value="24.70234" calcext:value-type="float">
            <text:p>24.70234</text:p>
          </table:table-cell>
          <table:table-cell office:value-type="float" office:value="24.16609" calcext:value-type="float">
            <text:p>24.166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7.20169" calcext:value-type="float">
            <text:p>47.20169</text:p>
          </table:table-cell>
          <table:table-cell office:value-type="float" office:value="35.78603" calcext:value-type="float">
            <text:p>35.78603</text:p>
          </table:table-cell>
          <table:table-cell office:value-type="float" office:value="39.59798" calcext:value-type="float">
            <text:p>39.5979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0.5964" calcext:value-type="float">
            <text:p>10.59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" calcext:value-type="float">
            <text:p>14</text:p>
          </table:table-cell>
          <table:table-cell office:value-type="float" office:value="12.39543" calcext:value-type="float">
            <text:p>12.395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1.15495" calcext:value-type="float">
            <text:p>21.154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20.78338" calcext:value-type="float">
            <text:p>20.783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.23449" calcext:value-type="float">
            <text:p>34.23449</text:p>
          </table:table-cell>
          <table:table-cell office:value-type="float" office:value="18.84795" calcext:value-type="float">
            <text:p>18.84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4.90928" calcext:value-type="float">
            <text:p>14.909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2.06205" calcext:value-type="float">
            <text:p>12.062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20.41711" calcext:value-type="float">
            <text:p>20.417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4.29361" calcext:value-type="float">
            <text:p>14.293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50589" calcext:value-type="float">
            <text:p>14.505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5.35969" calcext:value-type="float">
            <text:p>15.35969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" calcext:value-type="float">
            <text:p>30</text:p>
          </table:table-cell>
          <table:table-cell office:value-type="float" office:value="21.43112" calcext:value-type="float">
            <text:p>21.43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21.29625" calcext:value-type="float">
            <text:p>21.296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4.47301" calcext:value-type="float">
            <text:p>14.47301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7.25365" calcext:value-type="float">
            <text:p>17.253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7.07506" calcext:value-type="float">
            <text:p>17.07506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11241" calcext:value-type="float">
            <text:p>13.11241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.80625" calcext:value-type="float">
            <text:p>12.80625</text:p>
          </table:table-cell>
          <table:table-cell office:value-type="float" office:value="10.05992" calcext:value-type="float">
            <text:p>10.05992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18.86287" calcext:value-type="float">
            <text:p>18.86287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2.80992" calcext:value-type="float">
            <text:p>12.80992</text:p>
          </table:table-cell>
          <table:table-cell office:value-type="float" office:value="9.47214" calcext:value-type="float">
            <text:p>9.47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2.12662" calcext:value-type="float">
            <text:p>12.12662</text:p>
          </table:table-cell>
          <table:table-cell office:value-type="float" office:value="10.09902" calcext:value-type="float">
            <text:p>10.0990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1.61731" calcext:value-type="float">
            <text:p>41.61731</text:p>
          </table:table-cell>
          <table:table-cell office:value-type="float" office:value="24.3759" calcext:value-type="float">
            <text:p>24.3759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2.05577" calcext:value-type="float">
            <text:p>12.05577</text:p>
          </table:table-cell>
          <table:table-cell office:value-type="float" office:value="12.72768" calcext:value-type="float">
            <text:p>12.727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82645" calcext:value-type="float">
            <text:p>17.82645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06925" calcext:value-type="float">
            <text:p>14.06925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0" calcext:value-type="float">
            <text:p>10</text:p>
          </table:table-cell>
          <table:table-cell office:value-type="float" office:value="8.55964" calcext:value-type="float">
            <text:p>8.559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1.31371" calcext:value-type="float">
            <text:p>11.31371</text:p>
          </table:table-cell>
          <table:table-cell office:value-type="float" office:value="8.42488" calcext:value-type="float">
            <text:p>8.42488</text:p>
          </table:table-cell>
          <table:table-cell office:value-type="float" office:value="8.36575" calcext:value-type="float">
            <text:p>8.3657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68824" calcext:value-type="float">
            <text:p>14.68824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4.72136" calcext:value-type="float">
            <text:p>44.72136</text:p>
          </table:table-cell>
          <table:table-cell office:value-type="float" office:value="31.18832" calcext:value-type="float">
            <text:p>31.18832</text:p>
          </table:table-cell>
          <table:table-cell office:value-type="float" office:value="31.62278" calcext:value-type="float">
            <text:p>31.6227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1.18458" calcext:value-type="float">
            <text:p>11.184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6.01589" calcext:value-type="float">
            <text:p>16.01589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26549" calcext:value-type="float">
            <text:p>30.26549</text:p>
          </table:table-cell>
          <table:table-cell office:value-type="float" office:value="21.12194" calcext:value-type="float">
            <text:p>21.12194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6.17358" calcext:value-type="float">
            <text:p>46.17358</text:p>
          </table:table-cell>
          <table:table-cell office:value-type="float" office:value="29.0553" calcext:value-type="float">
            <text:p>29.0553</text:p>
          </table:table-cell>
          <table:table-cell office:value-type="float" office:value="29.12044" calcext:value-type="float">
            <text:p>29.1204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21.33104" calcext:value-type="float">
            <text:p>21.33104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" calcext:value-type="float">
            <text:p>32</text:p>
          </table:table-cell>
          <table:table-cell office:value-type="float" office:value="22.42725" calcext:value-type="float">
            <text:p>22.42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0.68361" calcext:value-type="float">
            <text:p>10.68361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21.19494" calcext:value-type="float">
            <text:p>21.19494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.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3.52611" calcext:value-type="float">
            <text:p>33.52611</text:p>
          </table:table-cell>
          <table:table-cell office:value-type="float" office:value="20.50737" calcext:value-type="float">
            <text:p>20.50737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5.19163" calcext:value-type="float">
            <text:p>15.191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22.26975" calcext:value-type="float">
            <text:p>22.26975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.16553" calcext:value-type="float">
            <text:p>12.16553</text:p>
          </table:table-cell>
          <table:table-cell office:value-type="float" office:value="9.19921" calcext:value-type="float">
            <text:p>9.199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11163" calcext:value-type="float">
            <text:p>14.111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23.17953" calcext:value-type="float">
            <text:p>23.17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8.62642" calcext:value-type="float">
            <text:p>38.62642</text:p>
          </table:table-cell>
          <table:table-cell office:value-type="float" office:value="25.60205" calcext:value-type="float">
            <text:p>25.60205</text:p>
          </table:table-cell>
          <table:table-cell office:value-type="float" office:value="25.53417" calcext:value-type="float">
            <text:p>25.5341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18.0471" calcext:value-type="float">
            <text:p>18.0471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5.91315" calcext:value-type="float">
            <text:p>15.913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9.45793" calcext:value-type="float">
            <text:p>9.45793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7.80578" calcext:value-type="float">
            <text:p>17.80578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0.92298" calcext:value-type="float">
            <text:p>20.92298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2" calcext:value-type="float">
            <text:p>42</text:p>
          </table:table-cell>
          <table:table-cell office:value-type="float" office:value="28.27003" calcext:value-type="float">
            <text:p>28.27003</text:p>
          </table:table-cell>
          <table:table-cell office:value-type="float" office:value="32.55764" calcext:value-type="float">
            <text:p>32.5576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" calcext:value-type="float">
            <text:p>28</text:p>
          </table:table-cell>
          <table:table-cell office:value-type="float" office:value="24.91242" calcext:value-type="float">
            <text:p>24.91242</text:p>
          </table:table-cell>
          <table:table-cell office:value-type="float" office:value="24.41311" calcext:value-type="float">
            <text:p>24.413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" calcext:value-type="float">
            <text:p>30</text:p>
          </table:table-cell>
          <table:table-cell office:value-type="float" office:value="27.07848" calcext:value-type="float">
            <text:p>27.07848</text:p>
          </table:table-cell>
          <table:table-cell office:value-type="float" office:value="27.78489" calcext:value-type="float">
            <text:p>27.7848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0" calcext:value-type="float">
            <text:p>40</text:p>
          </table:table-cell>
          <table:table-cell office:value-type="float" office:value="22.25854" calcext:value-type="float">
            <text:p>22.25854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5.43878" calcext:value-type="float">
            <text:p>15.43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20.54537" calcext:value-type="float">
            <text:p>20.54537</text:p>
          </table:table-cell>
          <table:table-cell office:value-type="float" office:value="22.49405" calcext:value-type="float">
            <text:p>22.494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20.86639" calcext:value-type="float">
            <text:p>20.86639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2.54841" calcext:value-type="float">
            <text:p>22.54841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4.90181" calcext:value-type="float">
            <text:p>14.90181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8.02835" calcext:value-type="float">
            <text:p>18.02835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4.21856" calcext:value-type="float">
            <text:p>14.218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22.79277" calcext:value-type="float">
            <text:p>22.79277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2.76963" calcext:value-type="float">
            <text:p>12.769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0.30162" calcext:value-type="float">
            <text:p>10.30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5.97321" calcext:value-type="float">
            <text:p>15.97321</text:p>
          </table:table-cell>
          <table:table-cell office:value-type="float" office:value="17.48828" calcext:value-type="float">
            <text:p>17.488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09975" calcext:value-type="float">
            <text:p>20.09975</text:p>
          </table:table-cell>
          <table:table-cell office:value-type="float" office:value="15.981" calcext:value-type="float">
            <text:p>15.9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50.11986" calcext:value-type="float">
            <text:p>50.11986</text:p>
          </table:table-cell>
          <table:table-cell office:value-type="float" office:value="41.62267" calcext:value-type="float">
            <text:p>41.62267</text:p>
          </table:table-cell>
          <table:table-cell office:value-type="float" office:value="42.37924" calcext:value-type="float">
            <text:p>42.379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7.62868" calcext:value-type="float">
            <text:p>17.628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1.08012" calcext:value-type="float">
            <text:p>21.08012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.80625" calcext:value-type="float">
            <text:p>12.80625</text:p>
          </table:table-cell>
          <table:table-cell office:value-type="float" office:value="10.48657" calcext:value-type="float">
            <text:p>10.4865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0.24922" calcext:value-type="float">
            <text:p>40.24922</text:p>
          </table:table-cell>
          <table:table-cell office:value-type="float" office:value="31.28115" calcext:value-type="float">
            <text:p>31.28115</text:p>
          </table:table-cell>
          <table:table-cell office:value-type="float" office:value="33.40637" calcext:value-type="float">
            <text:p>33.4063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.9285" calcext:value-type="float">
            <text:p>34.9285</text:p>
          </table:table-cell>
          <table:table-cell office:value-type="float" office:value="28.70069" calcext:value-type="float">
            <text:p>28.700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5.84597" calcext:value-type="float">
            <text:p>15.84597</text:p>
          </table:table-cell>
          <table:table-cell office:value-type="float" office:value="16.06226" calcext:value-type="float">
            <text:p>16.062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3.67479" calcext:value-type="float">
            <text:p>13.67479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8699" calcext:value-type="float">
            <text:p>14.8699</text:p>
          </table:table-cell>
          <table:table-cell office:value-type="float" office:value="16.06226" calcext:value-type="float">
            <text:p>16.062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8.69717" calcext:value-type="float">
            <text:p>18.69717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5.25483" calcext:value-type="float">
            <text:p>45.25483</text:p>
          </table:table-cell>
          <table:table-cell office:value-type="float" office:value="22.82515" calcext:value-type="float">
            <text:p>22.82515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8.31046" calcext:value-type="float">
            <text:p>18.31046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9.51455" calcext:value-type="float">
            <text:p>9.514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8.80215" calcext:value-type="float">
            <text:p>18.80215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2.84058" calcext:value-type="float">
            <text:p>12.84058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42534" calcext:value-type="float">
            <text:p>28.42534</text:p>
          </table:table-cell>
          <table:table-cell office:value-type="float" office:value="19.5403" calcext:value-type="float">
            <text:p>19.5403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5.12332" calcext:value-type="float">
            <text:p>25.123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6" calcext:value-type="float">
            <text:p>36</text:p>
          </table:table-cell>
          <table:table-cell office:value-type="float" office:value="24.0847" calcext:value-type="float">
            <text:p>24.0847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1.96803" calcext:value-type="float">
            <text:p>11.968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9.36869" calcext:value-type="float">
            <text:p>9.36869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4" calcext:value-type="float">
            <text:p>34</text:p>
          </table:table-cell>
          <table:table-cell office:value-type="float" office:value="23.12366" calcext:value-type="float">
            <text:p>23.12366</text:p>
          </table:table-cell>
          <table:table-cell office:value-type="float" office:value="23.4094" calcext:value-type="float">
            <text:p>23.409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9.80852" calcext:value-type="float">
            <text:p>9.80852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6.80687" calcext:value-type="float">
            <text:p>16.80687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10.29925" calcext:value-type="float">
            <text:p>10.29925</text:p>
          </table:table-cell>
          <table:table-cell office:value-type="float" office:value="9.47214" calcext:value-type="float">
            <text:p>9.47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8.07279" calcext:value-type="float">
            <text:p>18.07279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3.06444" calcext:value-type="float">
            <text:p>13.064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21.99632" calcext:value-type="float">
            <text:p>21.99632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9.70826" calcext:value-type="float">
            <text:p>19.70826</text:p>
          </table:table-cell>
          <table:table-cell office:value-type="float" office:value="20.09975" calcext:value-type="float">
            <text:p>20.0997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5.88749" calcext:value-type="float">
            <text:p>15.88749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3.52611" calcext:value-type="float">
            <text:p>33.52611</text:p>
          </table:table-cell>
          <table:table-cell office:value-type="float" office:value="19.81655" calcext:value-type="float">
            <text:p>19.81655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76.55064" calcext:value-type="float">
            <text:p>76.55064</text:p>
          </table:table-cell>
          <table:table-cell office:value-type="float" office:value="21.87744" calcext:value-type="float">
            <text:p>21.877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" calcext:value-type="float">
            <text:p>32</text:p>
          </table:table-cell>
          <table:table-cell office:value-type="float" office:value="23.79112" calcext:value-type="float">
            <text:p>23.79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9.29377" calcext:value-type="float">
            <text:p>39.29377</text:p>
          </table:table-cell>
          <table:table-cell office:value-type="float" office:value="27.71185" calcext:value-type="float">
            <text:p>27.71185</text:p>
          </table:table-cell>
          <table:table-cell office:value-type="float" office:value="27.78489" calcext:value-type="float">
            <text:p>27.7848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0.36723" calcext:value-type="float">
            <text:p>20.36723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4.18284" calcext:value-type="float">
            <text:p>14.182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0.03608" calcext:value-type="float">
            <text:p>10.03608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0.59467" calcext:value-type="float">
            <text:p>10.594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2.82832" calcext:value-type="float">
            <text:p>12.82832</text:p>
          </table:table-cell>
          <table:table-cell office:value-type="float" office:value="12.08276" calcext:value-type="float">
            <text:p>12.0827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0" calcext:value-type="float">
            <text:p>40</text:p>
          </table:table-cell>
          <table:table-cell office:value-type="float" office:value="22.00127" calcext:value-type="float">
            <text:p>22.00127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9.47727" calcext:value-type="float">
            <text:p>49.47727</text:p>
          </table:table-cell>
          <table:table-cell office:value-type="float" office:value="37.25759" calcext:value-type="float">
            <text:p>37.25759</text:p>
          </table:table-cell>
          <table:table-cell office:value-type="float" office:value="37.36308" calcext:value-type="float">
            <text:p>37.3630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0.77033" calcext:value-type="float">
            <text:p>10.77033</text:p>
          </table:table-cell>
          <table:table-cell office:value-type="float" office:value="9.7469" calcext:value-type="float">
            <text:p>9.7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" calcext:value-type="float">
            <text:p>14</text:p>
          </table:table-cell>
          <table:table-cell office:value-type="float" office:value="11.29669" calcext:value-type="float">
            <text:p>11.296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" calcext:value-type="float">
            <text:p>16</text:p>
          </table:table-cell>
          <table:table-cell office:value-type="float" office:value="15.19371" calcext:value-type="float">
            <text:p>15.193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19.73503" calcext:value-type="float">
            <text:p>19.73503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2.68543" calcext:value-type="float">
            <text:p>12.68543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22.29844" calcext:value-type="float">
            <text:p>22.298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19.37465" calcext:value-type="float">
            <text:p>19.37465</text:p>
          </table:table-cell>
          <table:table-cell office:value-type="float" office:value="20.09975" calcext:value-type="float">
            <text:p>20.0997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5.06773" calcext:value-type="float">
            <text:p>25.06773</text:p>
          </table:table-cell>
          <table:table-cell office:value-type="float" office:value="25.01843" calcext:value-type="float">
            <text:p>25.0184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5.24108" calcext:value-type="float">
            <text:p>15.24108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6125" calcext:value-type="float">
            <text:p>25.6125</text:p>
          </table:table-cell>
          <table:table-cell office:value-type="float" office:value="19.35175" calcext:value-type="float">
            <text:p>19.35175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5.00269" calcext:value-type="float">
            <text:p>15.002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1.75372" calcext:value-type="float">
            <text:p>11.75372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2.80625" calcext:value-type="float">
            <text:p>12.80625</text:p>
          </table:table-cell>
          <table:table-cell office:value-type="float" office:value="12.17747" calcext:value-type="float">
            <text:p>12.17747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15.59326" calcext:value-type="float">
            <text:p>15.59326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6.05985" calcext:value-type="float">
            <text:p>16.059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1.61731" calcext:value-type="float">
            <text:p>41.61731</text:p>
          </table:table-cell>
          <table:table-cell office:value-type="float" office:value="36.7882" calcext:value-type="float">
            <text:p>36.7882</text:p>
          </table:table-cell>
          <table:table-cell office:value-type="float" office:value="39.29377" calcext:value-type="float">
            <text:p>39.2937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38144" calcext:value-type="float">
            <text:p>15.38144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" calcext:value-type="float">
            <text:p>14</text:p>
          </table:table-cell>
          <table:table-cell office:value-type="float" office:value="9.79587" calcext:value-type="float">
            <text:p>9.79587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9.4843" calcext:value-type="float">
            <text:p>19.4843</text:p>
          </table:table-cell>
          <table:table-cell office:value-type="float" office:value="18.92081" calcext:value-type="float">
            <text:p>18.9208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89474" calcext:value-type="float">
            <text:p>11.89474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2" calcext:value-type="float">
            <text:p>32</text:p>
          </table:table-cell>
          <table:table-cell office:value-type="float" office:value="26.46854" calcext:value-type="float">
            <text:p>26.46854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0.54818" calcext:value-type="float">
            <text:p>20.54818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7.3961" calcext:value-type="float">
            <text:p>17.3961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9.79162" calcext:value-type="float">
            <text:p>9.79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20.90932" calcext:value-type="float">
            <text:p>20.90932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21.32502" calcext:value-type="float">
            <text:p>21.32502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42534" calcext:value-type="float">
            <text:p>28.42534</text:p>
          </table:table-cell>
          <table:table-cell office:value-type="float" office:value="25.17447" calcext:value-type="float">
            <text:p>25.17447</text:p>
          </table:table-cell>
          <table:table-cell office:value-type="float" office:value="26.07681" calcext:value-type="float">
            <text:p>26.0768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9.52191" calcext:value-type="float">
            <text:p>9.52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2.03838" calcext:value-type="float">
            <text:p>12.038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21.54638" calcext:value-type="float">
            <text:p>21.54638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5.69021" calcext:value-type="float">
            <text:p>15.690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2" calcext:value-type="float">
            <text:p>22</text:p>
          </table:table-cell>
          <table:table-cell office:value-type="float" office:value="18.53942" calcext:value-type="float">
            <text:p>18.539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" calcext:value-type="float">
            <text:p>14</text:p>
          </table:table-cell>
          <table:table-cell office:value-type="float" office:value="13.31844" calcext:value-type="float">
            <text:p>13.318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20.19708" calcext:value-type="float">
            <text:p>20.19708</text:p>
          </table:table-cell>
          <table:table-cell office:value-type="float" office:value="17.99966" calcext:value-type="float">
            <text:p>17.999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1.27216" calcext:value-type="float">
            <text:p>11.27216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9.32162" calcext:value-type="float">
            <text:p>9.32162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6.77923" calcext:value-type="float">
            <text:p>16.77923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6.13011" calcext:value-type="float">
            <text:p>16.130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4" calcext:value-type="float">
            <text:p>24</text:p>
          </table:table-cell>
          <table:table-cell office:value-type="float" office:value="15.54588" calcext:value-type="float">
            <text:p>15.54588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1.21986" calcext:value-type="float">
            <text:p>11.219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6.96486" calcext:value-type="float">
            <text:p>16.96486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34084" calcext:value-type="float">
            <text:p>13.34084</text:p>
          </table:table-cell>
          <table:table-cell office:value-type="float" office:value="13.03276" calcext:value-type="float">
            <text:p>13.0327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4.56022" calcext:value-type="float">
            <text:p>14.56022</text:p>
          </table:table-cell>
          <table:table-cell office:value-type="float" office:value="9.84708" calcext:value-type="float">
            <text:p>9.84708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6.62404" calcext:value-type="float">
            <text:p>16.624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4.68143" calcext:value-type="float">
            <text:p>24.68143</text:p>
          </table:table-cell>
          <table:table-cell office:value-type="float" office:value="26.75442" calcext:value-type="float">
            <text:p>26.7544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45.60702" calcext:value-type="float">
            <text:p>45.60702</text:p>
          </table:table-cell>
          <table:table-cell office:value-type="float" office:value="36.64214" calcext:value-type="float">
            <text:p>36.642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8" calcext:value-type="float">
            <text:p>8</text:p>
          </table:table-cell>
          <table:table-cell office:value-type="float" office:value="7.095" calcext:value-type="float">
            <text:p>7.095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01476" calcext:value-type="float">
            <text:p>11.01476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3.44304" calcext:value-type="float">
            <text:p>13.4430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22.33236" calcext:value-type="float">
            <text:p>22.33236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4.59373" calcext:value-type="float">
            <text:p>14.59373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8" calcext:value-type="float">
            <text:p>18</text:p>
          </table:table-cell>
          <table:table-cell office:value-type="float" office:value="15.42319" calcext:value-type="float">
            <text:p>15.423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11.24728" calcext:value-type="float">
            <text:p>11.24728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17.99625" calcext:value-type="float">
            <text:p>17.99625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0" calcext:value-type="float">
            <text:p>20</text:p>
          </table:table-cell>
          <table:table-cell office:value-type="float" office:value="17.31238" calcext:value-type="float">
            <text:p>17.312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3.79936" calcext:value-type="float">
            <text:p>13.79936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8.07764" calcext:value-type="float">
            <text:p>18.07764</text:p>
          </table:table-cell>
          <table:table-cell office:value-type="float" office:value="18.16382" calcext:value-type="float">
            <text:p>18.1638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hicle</text:p>
          </table:table-cell>
          <table:table-cell office:value-type="float" office:value="26" calcext:value-type="float">
            <text:p>26</text:p>
          </table:table-cell>
          <table:table-cell office:value-type="float" office:value="22.39999" calcext:value-type="float">
            <text:p>22.39999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13.17539" calcext:value-type="float">
            <text:p>13.17539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8.36031" calcext:value-type="float">
            <text:p>18.36031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1.63496" calcext:value-type="float">
            <text:p>21.63496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5.38361" calcext:value-type="float">
            <text:p>35.38361</text:p>
          </table:table-cell>
          <table:table-cell office:value-type="float" office:value="23.19607" calcext:value-type="float">
            <text:p>23.19607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1.03657" calcext:value-type="float">
            <text:p>41.03657</text:p>
          </table:table-cell>
          <table:table-cell office:value-type="float" office:value="27.06278" calcext:value-type="float">
            <text:p>27.06278</text:p>
          </table:table-cell>
          <table:table-cell office:value-type="float" office:value="26.90725" calcext:value-type="float">
            <text:p>26.907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0.505" calcext:value-type="float">
            <text:p>20.505</text:p>
          </table:table-cell>
          <table:table-cell office:value-type="float" office:value="20.73594" calcext:value-type="float">
            <text:p>20.7359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07681" calcext:value-type="float">
            <text:p>26.07681</text:p>
          </table:table-cell>
          <table:table-cell office:value-type="float" office:value="16.95993" calcext:value-type="float">
            <text:p>16.95993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7.61657" calcext:value-type="float">
            <text:p>17.61657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9.03185" calcext:value-type="float">
            <text:p>19.03185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2.90903" calcext:value-type="float">
            <text:p>12.90903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5.00423" calcext:value-type="float">
            <text:p>15.00423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62" calcext:value-type="float">
            <text:p>62</text:p>
          </table:table-cell>
          <table:table-cell office:value-type="float" office:value="28.66473" calcext:value-type="float">
            <text:p>28.66473</text:p>
          </table:table-cell>
          <table:table-cell office:value-type="float" office:value="24.89928" calcext:value-type="float">
            <text:p>24.899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18201" calcext:value-type="float">
            <text:p>17.18201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7.27635" calcext:value-type="float">
            <text:p>17.27635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4" calcext:value-type="float">
            <text:p>34</text:p>
          </table:table-cell>
          <table:table-cell office:value-type="float" office:value="25.87529" calcext:value-type="float">
            <text:p>25.87529</text:p>
          </table:table-cell>
          <table:table-cell office:value-type="float" office:value="26.83282" calcext:value-type="float">
            <text:p>26.832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5.35636" calcext:value-type="float">
            <text:p>15.35636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32905" calcext:value-type="float">
            <text:p>14.32905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50353" calcext:value-type="float">
            <text:p>15.50353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26549" calcext:value-type="float">
            <text:p>30.26549</text:p>
          </table:table-cell>
          <table:table-cell office:value-type="float" office:value="20.80506" calcext:value-type="float">
            <text:p>20.80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9.69887" calcext:value-type="float">
            <text:p>39.69887</text:p>
          </table:table-cell>
          <table:table-cell office:value-type="float" office:value="22.98676" calcext:value-type="float">
            <text:p>22.98676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3.94112" calcext:value-type="float">
            <text:p>33.94112</text:p>
          </table:table-cell>
          <table:table-cell office:value-type="float" office:value="24.57442" calcext:value-type="float">
            <text:p>24.57442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6125" calcext:value-type="float">
            <text:p>25.6125</text:p>
          </table:table-cell>
          <table:table-cell office:value-type="float" office:value="19.86833" calcext:value-type="float">
            <text:p>19.86833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84441" calcext:value-type="float">
            <text:p>28.84441</text:p>
          </table:table-cell>
          <table:table-cell office:value-type="float" office:value="21.00731" calcext:value-type="float">
            <text:p>21.00731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1.41697" calcext:value-type="float">
            <text:p>11.416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7.94733" calcext:value-type="float">
            <text:p>37.94733</text:p>
          </table:table-cell>
          <table:table-cell office:value-type="float" office:value="25.90097" calcext:value-type="float">
            <text:p>25.90097</text:p>
          </table:table-cell>
          <table:table-cell office:value-type="float" office:value="24.33105" calcext:value-type="float">
            <text:p>24.331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52868" calcext:value-type="float">
            <text:p>30.52868</text:p>
          </table:table-cell>
          <table:table-cell office:value-type="float" office:value="27.14254" calcext:value-type="float">
            <text:p>27.14254</text:p>
          </table:table-cell>
          <table:table-cell office:value-type="float" office:value="27.78489" calcext:value-type="float">
            <text:p>27.7848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7.38339" calcext:value-type="float">
            <text:p>17.38339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1.62066" calcext:value-type="float">
            <text:p>11.62066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01107" calcext:value-type="float">
            <text:p>14.01107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9.67354" calcext:value-type="float">
            <text:p>9.67354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6.21658" calcext:value-type="float">
            <text:p>16.21658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4.31005" calcext:value-type="float">
            <text:p>14.31005</text:p>
          </table:table-cell>
          <table:table-cell office:value-type="float" office:value="14.28217" calcext:value-type="float">
            <text:p>14.2821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5.3582" calcext:value-type="float">
            <text:p>15.3582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66994" calcext:value-type="float">
            <text:p>13.66994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12.72474" calcext:value-type="float">
            <text:p>12.72474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6.86197" calcext:value-type="float">
            <text:p>16.86197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8.9325" calcext:value-type="float">
            <text:p>18.9325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1.68386" calcext:value-type="float">
            <text:p>11.68386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11.6523" calcext:value-type="float">
            <text:p>11.6523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41682" calcext:value-type="float">
            <text:p>17.41682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3.52611" calcext:value-type="float">
            <text:p>33.52611</text:p>
          </table:table-cell>
          <table:table-cell office:value-type="float" office:value="22.38377" calcext:value-type="float">
            <text:p>22.38377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7.57659" calcext:value-type="float">
            <text:p>37.57659</text:p>
          </table:table-cell>
          <table:table-cell office:value-type="float" office:value="26.41687" calcext:value-type="float">
            <text:p>26.41687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58.82177" calcext:value-type="float">
            <text:p>58.82177</text:p>
          </table:table-cell>
          <table:table-cell office:value-type="float" office:value="49.72417" calcext:value-type="float">
            <text:p>49.72417</text:p>
          </table:table-cell>
          <table:table-cell office:value-type="float" office:value="49.39635" calcext:value-type="float">
            <text:p>49.3963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8.94427" calcext:value-type="float">
            <text:p>8.94427</text:p>
          </table:table-cell>
          <table:table-cell office:value-type="float" office:value="7.47287" calcext:value-type="float">
            <text:p>7.47287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2.47893" calcext:value-type="float">
            <text:p>12.47893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0.73399" calcext:value-type="float">
            <text:p>10.73399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6.50106" calcext:value-type="float">
            <text:p>16.50106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7.57659" calcext:value-type="float">
            <text:p>37.57659</text:p>
          </table:table-cell>
          <table:table-cell office:value-type="float" office:value="13.8607" calcext:value-type="float">
            <text:p>13.8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8.01041" calcext:value-type="float">
            <text:p>18.01041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2.72166" calcext:value-type="float">
            <text:p>12.72166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9.99791" calcext:value-type="float">
            <text:p>9.99791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8.92762" calcext:value-type="float">
            <text:p>18.92762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10843" calcext:value-type="float">
            <text:p>10.10843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4" calcext:value-type="float">
            <text:p>34</text:p>
          </table:table-cell>
          <table:table-cell office:value-type="float" office:value="28.02529" calcext:value-type="float">
            <text:p>28.02529</text:p>
          </table:table-cell>
          <table:table-cell office:value-type="float" office:value="31.04835" calcext:value-type="float">
            <text:p>31.0483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9.8838" calcext:value-type="float">
            <text:p>9.8838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4.53004" calcext:value-type="float">
            <text:p>14.53004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80244" calcext:value-type="float">
            <text:p>32.80244</text:p>
          </table:table-cell>
          <table:table-cell office:value-type="float" office:value="23.66072" calcext:value-type="float">
            <text:p>23.66072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8.24621" calcext:value-type="float">
            <text:p>8.24621</text:p>
          </table:table-cell>
          <table:table-cell office:value-type="float" office:value="7.02483" calcext:value-type="float">
            <text:p>7.02483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8.48528" calcext:value-type="float">
            <text:p>8.48528</text:p>
          </table:table-cell>
          <table:table-cell table:number-columns-repeated="2" office:value-type="float" office:value="8.36575" calcext:value-type="float">
            <text:p>8.3657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11.05793" calcext:value-type="float">
            <text:p>11.05793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0.26468" calcext:value-type="float">
            <text:p>20.26468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1.40588" calcext:value-type="float">
            <text:p>11.40588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5.82947" calcext:value-type="float">
            <text:p>15.82947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87818" calcext:value-type="float">
            <text:p>36.87818</text:p>
          </table:table-cell>
          <table:table-cell office:value-type="float" office:value="22.56156" calcext:value-type="float">
            <text:p>22.56156</text:p>
          </table:table-cell>
          <table:table-cell office:value-type="float" office:value="20.92578" calcext:value-type="float">
            <text:p>20.9257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0.28802" calcext:value-type="float">
            <text:p>10.28802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6125" calcext:value-type="float">
            <text:p>25.6125</text:p>
          </table:table-cell>
          <table:table-cell office:value-type="float" office:value="19.95473" calcext:value-type="float">
            <text:p>19.95473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5.89987" calcext:value-type="float">
            <text:p>15.89987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23.05694" calcext:value-type="float">
            <text:p>23.05694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1.92218" calcext:value-type="float">
            <text:p>21.92218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7.6362" calcext:value-type="float">
            <text:p>17.63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31.75551" calcext:value-type="float">
            <text:p>31.75551</text:p>
          </table:table-cell>
          <table:table-cell office:value-type="float" office:value="31.62278" calcext:value-type="float">
            <text:p>31.6227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3.17979" calcext:value-type="float">
            <text:p>13.17979</text:p>
          </table:table-cell>
          <table:table-cell office:value-type="float" office:value="14.2111" calcext:value-type="float">
            <text:p>14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8.33218" calcext:value-type="float">
            <text:p>48.33218</text:p>
          </table:table-cell>
          <table:table-cell office:value-type="float" office:value="21.69487" calcext:value-type="float">
            <text:p>21.69487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7.84745" calcext:value-type="float">
            <text:p>17.8474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6758" calcext:value-type="float">
            <text:p>12.6758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3.94112" calcext:value-type="float">
            <text:p>33.94112</text:p>
          </table:table-cell>
          <table:table-cell office:value-type="float" office:value="18.12675" calcext:value-type="float">
            <text:p>18.12675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5.77249" calcext:value-type="float">
            <text:p>15.77249</text:p>
          </table:table-cell>
          <table:table-cell office:value-type="float" office:value="17.02929" calcext:value-type="float">
            <text:p>17.029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7.69959" calcext:value-type="float">
            <text:p>17.699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1.76094" calcext:value-type="float">
            <text:p>11.7609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16553" calcext:value-type="float">
            <text:p>12.16553</text:p>
          </table:table-cell>
          <table:table-cell office:value-type="float" office:value="9.19158" calcext:value-type="float">
            <text:p>9.19158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1.22035" calcext:value-type="float">
            <text:p>161.22035</text:p>
          </table:table-cell>
          <table:table-cell office:value-type="float" office:value="67.66693" calcext:value-type="float">
            <text:p>67.666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3.04124" calcext:value-type="float">
            <text:p>13.04124</text:p>
          </table:table-cell>
          <table:table-cell office:value-type="float" office:value="13.77927" calcext:value-type="float">
            <text:p>13.779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20465" calcext:value-type="float">
            <text:p>17.20465</text:p>
          </table:table-cell>
          <table:table-cell office:value-type="float" office:value="13.50386" calcext:value-type="float">
            <text:p>13.50386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8.77851" calcext:value-type="float">
            <text:p>8.778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16.47222" calcext:value-type="float">
            <text:p>16.47222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12.58196" calcext:value-type="float">
            <text:p>12.58196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0.70069" calcext:value-type="float">
            <text:p>10.70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1.34307" calcext:value-type="float">
            <text:p>11.3430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8.21498" calcext:value-type="float">
            <text:p>18.21498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2.5101" calcext:value-type="float">
            <text:p>12.5101</text:p>
          </table:table-cell>
          <table:table-cell office:value-type="float" office:value="11.83095" calcext:value-type="float">
            <text:p>11.8309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1.54286" calcext:value-type="float">
            <text:p>21.54286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7.2449" calcext:value-type="float">
            <text:p>17.2449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1.8359" calcext:value-type="float">
            <text:p>11.8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" calcext:value-type="float">
            <text:p>28</text:p>
          </table:table-cell>
          <table:table-cell office:value-type="float" office:value="24.54725" calcext:value-type="float">
            <text:p>24.547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4.49541" calcext:value-type="float">
            <text:p>24.49541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81107" calcext:value-type="float">
            <text:p>13.81107</text:p>
          </table:table-cell>
          <table:table-cell office:value-type="float" office:value="14.07107" calcext:value-type="float">
            <text:p>14.0710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38183" calcext:value-type="float">
            <text:p>17.38183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7.86697" calcext:value-type="float">
            <text:p>17.86697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6.9461" calcext:value-type="float">
            <text:p>16.9461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0.56309" calcext:value-type="float">
            <text:p>20.56309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6.94706" calcext:value-type="float">
            <text:p>16.9470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7.78899" calcext:value-type="float">
            <text:p>17.78899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18.91011" calcext:value-type="float">
            <text:p>18.91011</text:p>
          </table:table-cell>
          <table:table-cell office:value-type="float" office:value="18.65353" calcext:value-type="float">
            <text:p>18.653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18164" calcext:value-type="float">
            <text:p>14.18164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22.73678" calcext:value-type="float">
            <text:p>22.73678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4.9637" calcext:value-type="float">
            <text:p>14.9637</text:p>
          </table:table-cell>
          <table:table-cell office:value-type="float" office:value="13.03276" calcext:value-type="float">
            <text:p>13.0327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7.05109" calcext:value-type="float">
            <text:p>17.05109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6.58529" calcext:value-type="float">
            <text:p>16.58529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0.53291" calcext:value-type="float">
            <text:p>10.53291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52868" calcext:value-type="float">
            <text:p>30.52868</text:p>
          </table:table-cell>
          <table:table-cell office:value-type="float" office:value="22.69095" calcext:value-type="float">
            <text:p>22.69095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48347" calcext:value-type="float">
            <text:p>11.48347</text:p>
          </table:table-cell>
          <table:table-cell office:value-type="float" office:value="11.48781" calcext:value-type="float">
            <text:p>11.487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0.2489" calcext:value-type="float">
            <text:p>10.2489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4.9786" calcext:value-type="float">
            <text:p>14.9786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31099" calcext:value-type="float">
            <text:p>32.31099</text:p>
          </table:table-cell>
          <table:table-cell office:value-type="float" office:value="25.14274" calcext:value-type="float">
            <text:p>25.14274</text:p>
          </table:table-cell>
          <table:table-cell office:value-type="float" office:value="25.80625" calcext:value-type="float">
            <text:p>25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5.28964" calcext:value-type="float">
            <text:p>15.28964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2.7315" calcext:value-type="float">
            <text:p>12.7315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7.94227" calcext:value-type="float">
            <text:p>7.94227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5.66346" calcext:value-type="float">
            <text:p>15.66346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8.49819" calcext:value-type="float">
            <text:p>18.49819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5.14173" calcext:value-type="float">
            <text:p>15.14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1.0507" calcext:value-type="float">
            <text:p>11.050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3.94112" calcext:value-type="float">
            <text:p>33.94112</text:p>
          </table:table-cell>
          <table:table-cell office:value-type="float" office:value="20.27703" calcext:value-type="float">
            <text:p>20.27703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87818" calcext:value-type="float">
            <text:p>36.87818</text:p>
          </table:table-cell>
          <table:table-cell office:value-type="float" office:value="24.41847" calcext:value-type="float">
            <text:p>24.41847</text:p>
          </table:table-cell>
          <table:table-cell office:value-type="float" office:value="21.63331" calcext:value-type="float">
            <text:p>21.6333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64911" calcext:value-type="float">
            <text:p>12.64911</text:p>
          </table:table-cell>
          <table:table-cell office:value-type="float" office:value="9.6136" calcext:value-type="float">
            <text:p>9.6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7.02031" calcext:value-type="float">
            <text:p>17.020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1.3367" calcext:value-type="float">
            <text:p>21.3367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5.19452" calcext:value-type="float">
            <text:p>15.194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85789" calcext:value-type="float">
            <text:p>15.85789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17802" calcext:value-type="float">
            <text:p>17.17802</text:p>
          </table:table-cell>
          <table:table-cell office:value-type="float" office:value="19.33569" calcext:value-type="float">
            <text:p>19.3356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9.69145" calcext:value-type="float">
            <text:p>9.69145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5.01596" calcext:value-type="float">
            <text:p>15.01596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0.62296" calcext:value-type="float">
            <text:p>10.62296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9.04726" calcext:value-type="float">
            <text:p>9.04726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5.44009" calcext:value-type="float">
            <text:p>35.44009</text:p>
          </table:table-cell>
          <table:table-cell office:value-type="float" office:value="23.97306" calcext:value-type="float">
            <text:p>23.97306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5.43611" calcext:value-type="float">
            <text:p>15.43611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" calcext:value-type="float">
            <text:p>28</text:p>
          </table:table-cell>
          <table:table-cell office:value-type="float" office:value="17.90103" calcext:value-type="float">
            <text:p>17.90103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0.37947" calcext:value-type="float">
            <text:p>10.379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89522" calcext:value-type="float">
            <text:p>12.89522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8.61767" calcext:value-type="float">
            <text:p>18.617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6.49972" calcext:value-type="float">
            <text:p>16.49972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52456" calcext:value-type="float">
            <text:p>12.52456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2.79967" calcext:value-type="float">
            <text:p>22.79967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3.61361" calcext:value-type="float">
            <text:p>13.61361</text:p>
          </table:table-cell>
          <table:table-cell office:value-type="float" office:value="12.15551" calcext:value-type="float">
            <text:p>12.155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9.27575" calcext:value-type="float">
            <text:p>9.27575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5.97278" calcext:value-type="float">
            <text:p>15.972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7.36308" calcext:value-type="float">
            <text:p>37.36308</text:p>
          </table:table-cell>
          <table:table-cell office:value-type="float" office:value="23.8799" calcext:value-type="float">
            <text:p>23.8799</text:p>
          </table:table-cell>
          <table:table-cell office:value-type="float" office:value="21.77033" calcext:value-type="float">
            <text:p>21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7.82875" calcext:value-type="float">
            <text:p>17.82875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3.99944" calcext:value-type="float">
            <text:p>13.99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29.66035" calcext:value-type="float">
            <text:p>29.66035</text:p>
          </table:table-cell>
          <table:table-cell office:value-type="float" office:value="31.04835" calcext:value-type="float">
            <text:p>31.0483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20.37818" calcext:value-type="float">
            <text:p>20.378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6.06643" calcext:value-type="float">
            <text:p>16.06643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1.8031" calcext:value-type="float">
            <text:p>11.8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5.7391" calcext:value-type="float">
            <text:p>15.7391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23103" calcext:value-type="float">
            <text:p>13.23103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64.28063" calcext:value-type="float">
            <text:p>64.28063</text:p>
          </table:table-cell>
          <table:table-cell office:value-type="float" office:value="61.61811" calcext:value-type="float">
            <text:p>61.61811</text:p>
          </table:table-cell>
          <table:table-cell office:value-type="float" office:value="62.03225" calcext:value-type="float">
            <text:p>62.032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4.23449" calcext:value-type="float">
            <text:p>34.23449</text:p>
          </table:table-cell>
          <table:table-cell office:value-type="float" office:value="29.28214" calcext:value-type="float">
            <text:p>29.28214</text:p>
          </table:table-cell>
          <table:table-cell office:value-type="float" office:value="30.26549" calcext:value-type="float">
            <text:p>30.2654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10.3098" calcext:value-type="float">
            <text:p>10.30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9.06226" calcext:value-type="float">
            <text:p>19.06226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5.77709" calcext:value-type="float">
            <text:p>35.77709</text:p>
          </table:table-cell>
          <table:table-cell office:value-type="float" office:value="26.68855" calcext:value-type="float">
            <text:p>26.688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9.83719" calcext:value-type="float">
            <text:p>9.837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8.94427" calcext:value-type="float">
            <text:p>8.94427</text:p>
          </table:table-cell>
          <table:table-cell office:value-type="float" office:value="7.7196" calcext:value-type="float">
            <text:p>7.7196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3.72841" calcext:value-type="float">
            <text:p>13.72841</text:p>
          </table:table-cell>
          <table:table-cell office:value-type="float" office:value="14.28217" calcext:value-type="float">
            <text:p>14.2821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3.52611" calcext:value-type="float">
            <text:p>33.52611</text:p>
          </table:table-cell>
          <table:table-cell office:value-type="float" office:value="19.78427" calcext:value-type="float">
            <text:p>19.78427</text:p>
          </table:table-cell>
          <table:table-cell office:value-type="float" office:value="12.38516" calcext:value-type="float">
            <text:p>12.385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4.4093" calcext:value-type="float">
            <text:p>34.4093</text:p>
          </table:table-cell>
          <table:table-cell office:value-type="float" office:value="25.14364" calcext:value-type="float">
            <text:p>25.14364</text:p>
          </table:table-cell>
          <table:table-cell office:value-type="float" office:value="25.45584" calcext:value-type="float">
            <text:p>25.4558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80625" calcext:value-type="float">
            <text:p>12.80625</text:p>
          </table:table-cell>
          <table:table-cell office:value-type="float" office:value="10.7683" calcext:value-type="float">
            <text:p>10.7683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3.32995" calcext:value-type="float">
            <text:p>13.32995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80625" calcext:value-type="float">
            <text:p>12.80625</text:p>
          </table:table-cell>
          <table:table-cell office:value-type="float" office:value="9.04722" calcext:value-type="float">
            <text:p>9.04722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4.69904" calcext:value-type="float">
            <text:p>14.69904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" calcext:value-type="float">
            <text:p>12</text:p>
          </table:table-cell>
          <table:table-cell office:value-type="float" office:value="9.3551" calcext:value-type="float">
            <text:p>9.3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18.81459" calcext:value-type="float">
            <text:p>18.81459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4.5828" calcext:value-type="float">
            <text:p>14.58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20.19555" calcext:value-type="float">
            <text:p>20.19555</text:p>
          </table:table-cell>
          <table:table-cell office:value-type="float" office:value="21.07045" calcext:value-type="float">
            <text:p>21.0704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2.45908" calcext:value-type="float">
            <text:p>12.45908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2.99258" calcext:value-type="float">
            <text:p>22.99258</text:p>
          </table:table-cell>
          <table:table-cell office:value-type="float" office:value="25.53417" calcext:value-type="float">
            <text:p>25.5341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3.34028" calcext:value-type="float">
            <text:p>13.340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10.2592" calcext:value-type="float">
            <text:p>10.2592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16.76836" calcext:value-type="float">
            <text:p>16.76836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26917" calcext:value-type="float">
            <text:p>11.26917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20.8151" calcext:value-type="float">
            <text:p>20.8151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" calcext:value-type="float">
            <text:p>32</text:p>
          </table:table-cell>
          <table:table-cell office:value-type="float" office:value="16.83722" calcext:value-type="float">
            <text:p>16.83722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9.29377" calcext:value-type="float">
            <text:p>39.29377</text:p>
          </table:table-cell>
          <table:table-cell office:value-type="float" office:value="30.0642" calcext:value-type="float">
            <text:p>30.0642</text:p>
          </table:table-cell>
          <table:table-cell office:value-type="float" office:value="31.46386" calcext:value-type="float">
            <text:p>31.4638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1.21808" calcext:value-type="float">
            <text:p>11.218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4.9285" calcext:value-type="float">
            <text:p>34.9285</text:p>
          </table:table-cell>
          <table:table-cell office:value-type="float" office:value="21.43084" calcext:value-type="float">
            <text:p>21.43084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4.77137" calcext:value-type="float">
            <text:p>14.77137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" calcext:value-type="float">
            <text:p>14</text:p>
          </table:table-cell>
          <table:table-cell office:value-type="float" office:value="9.41901" calcext:value-type="float">
            <text:p>9.41901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5.77914" calcext:value-type="float">
            <text:p>15.7791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2.09154" calcext:value-type="float">
            <text:p>12.0915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23376" calcext:value-type="float">
            <text:p>14.23376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80625" calcext:value-type="float">
            <text:p>12.80625</text:p>
          </table:table-cell>
          <table:table-cell office:value-type="float" office:value="11.39265" calcext:value-type="float">
            <text:p>11.39265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64911" calcext:value-type="float">
            <text:p>12.64911</text:p>
          </table:table-cell>
          <table:table-cell office:value-type="float" office:value="9.82926" calcext:value-type="float">
            <text:p>9.82926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4.07709" calcext:value-type="float">
            <text:p>14.07709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56022" calcext:value-type="float">
            <text:p>14.56022</text:p>
          </table:table-cell>
          <table:table-cell office:value-type="float" office:value="10.36891" calcext:value-type="float">
            <text:p>10.368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7.74181" calcext:value-type="float">
            <text:p>17.74181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6.05968" calcext:value-type="float">
            <text:p>16.05968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1.16506" calcext:value-type="float">
            <text:p>11.16506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8.54972" calcext:value-type="float">
            <text:p>18.54972</text:p>
          </table:table-cell>
          <table:table-cell office:value-type="float" office:value="19.28284" calcext:value-type="float">
            <text:p>19.2828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2.9216" calcext:value-type="float">
            <text:p>12.92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0.86601" calcext:value-type="float">
            <text:p>10.86601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" calcext:value-type="float">
            <text:p>28</text:p>
          </table:table-cell>
          <table:table-cell office:value-type="float" office:value="17.1954" calcext:value-type="float">
            <text:p>17.1954</text:p>
          </table:table-cell>
          <table:table-cell office:value-type="float" office:value="16.30847" calcext:value-type="float">
            <text:p>16.3084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8.94427" calcext:value-type="float">
            <text:p>8.94427</text:p>
          </table:table-cell>
          <table:table-cell office:value-type="float" office:value="8.1227" calcext:value-type="float">
            <text:p>8.1227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7988" calcext:value-type="float">
            <text:p>14.7988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" calcext:value-type="float">
            <text:p>28</text:p>
          </table:table-cell>
          <table:table-cell office:value-type="float" office:value="15.48891" calcext:value-type="float">
            <text:p>15.48891</text:p>
          </table:table-cell>
          <table:table-cell office:value-type="float" office:value="11.38516" calcext:value-type="float">
            <text:p>11.385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64911" calcext:value-type="float">
            <text:p>12.64911</text:p>
          </table:table-cell>
          <table:table-cell office:value-type="float" office:value="10.6793" calcext:value-type="float">
            <text:p>10.6793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30.99777" calcext:value-type="float">
            <text:p>30.99777</text:p>
          </table:table-cell>
          <table:table-cell office:value-type="float" office:value="31.1127" calcext:value-type="float">
            <text:p>31.11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2.93424" calcext:value-type="float">
            <text:p>22.93424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31099" calcext:value-type="float">
            <text:p>32.31099</text:p>
          </table:table-cell>
          <table:table-cell office:value-type="float" office:value="25.73957" calcext:value-type="float">
            <text:p>25.739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3.22736" calcext:value-type="float">
            <text:p>13.227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64521" calcext:value-type="float">
            <text:p>12.64521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2.44639" calcext:value-type="float">
            <text:p>22.44639</text:p>
          </table:table-cell>
          <table:table-cell office:value-type="float" office:value="24.16609" calcext:value-type="float">
            <text:p>24.166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4.13435" calcext:value-type="float">
            <text:p>14.13435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2.61409" calcext:value-type="float">
            <text:p>12.61409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06659" calcext:value-type="float">
            <text:p>30.06659</text:p>
          </table:table-cell>
          <table:table-cell office:value-type="float" office:value="22.3379" calcext:value-type="float">
            <text:p>22.3379</text:p>
          </table:table-cell>
          <table:table-cell office:value-type="float" office:value="24.41311" calcext:value-type="float">
            <text:p>24.413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6.66099" calcext:value-type="float">
            <text:p>16.66099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69054" calcext:value-type="float">
            <text:p>14.6905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62278" calcext:value-type="float">
            <text:p>31.62278</text:p>
          </table:table-cell>
          <table:table-cell office:value-type="float" office:value="25.82574" calcext:value-type="float">
            <text:p>25.82574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4.25065" calcext:value-type="float">
            <text:p>14.25065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8.79374" calcext:value-type="float">
            <text:p>8.793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3.35709" calcext:value-type="float">
            <text:p>23.35709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4.16132" calcext:value-type="float">
            <text:p>14.16132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06703" calcext:value-type="float">
            <text:p>13.06703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0" calcext:value-type="float">
            <text:p>10</text:p>
          </table:table-cell>
          <table:table-cell office:value-type="float" office:value="8.4949" calcext:value-type="float">
            <text:p>8.4949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17.73775" calcext:value-type="float">
            <text:p>17.73775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5.44009" calcext:value-type="float">
            <text:p>35.44009</text:p>
          </table:table-cell>
          <table:table-cell office:value-type="float" office:value="22.57578" calcext:value-type="float">
            <text:p>22.57578</text:p>
          </table:table-cell>
          <table:table-cell office:value-type="float" office:value="24.16609" calcext:value-type="float">
            <text:p>24.166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4.14649" calcext:value-type="float">
            <text:p>14.1464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7.42807" calcext:value-type="float">
            <text:p>17.42807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" calcext:value-type="float">
            <text:p>28</text:p>
          </table:table-cell>
          <table:table-cell office:value-type="float" office:value="16.34315" calcext:value-type="float">
            <text:p>16.34315</text:p>
          </table:table-cell>
          <table:table-cell office:value-type="float" office:value="16.06226" calcext:value-type="float">
            <text:p>16.062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4" calcext:value-type="float">
            <text:p>34</text:p>
          </table:table-cell>
          <table:table-cell office:value-type="float" office:value="12.84192" calcext:value-type="float">
            <text:p>12.84192</text:p>
          </table:table-cell>
          <table:table-cell office:value-type="float" office:value="11.48781" calcext:value-type="float">
            <text:p>11.487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" calcext:value-type="float">
            <text:p>30</text:p>
          </table:table-cell>
          <table:table-cell office:value-type="float" office:value="20.45068" calcext:value-type="float">
            <text:p>20.45068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7.63152" calcext:value-type="float">
            <text:p>17.63152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9.30782" calcext:value-type="float">
            <text:p>19.30782</text:p>
          </table:table-cell>
          <table:table-cell office:value-type="float" office:value="21.07045" calcext:value-type="float">
            <text:p>21.0704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10.80775" calcext:value-type="float">
            <text:p>10.807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47866" calcext:value-type="float">
            <text:p>13.47866</text:p>
          </table:table-cell>
          <table:table-cell office:value-type="float" office:value="14.28217" calcext:value-type="float">
            <text:p>14.2821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6.56125" calcext:value-type="float">
            <text:p>26.56125</text:p>
          </table:table-cell>
          <table:table-cell office:value-type="float" office:value="27.78489" calcext:value-type="float">
            <text:p>27.7848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" calcext:value-type="float">
            <text:p>30</text:p>
          </table:table-cell>
          <table:table-cell office:value-type="float" office:value="21.1057" calcext:value-type="float">
            <text:p>21.1057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80244" calcext:value-type="float">
            <text:p>32.80244</text:p>
          </table:table-cell>
          <table:table-cell office:value-type="float" office:value="20.6326" calcext:value-type="float">
            <text:p>20.6326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1.27109" calcext:value-type="float">
            <text:p>21.27109</text:p>
          </table:table-cell>
          <table:table-cell office:value-type="float" office:value="23.06366" calcext:value-type="float">
            <text:p>23.063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17.93631" calcext:value-type="float">
            <text:p>17.93631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1.18252" calcext:value-type="float">
            <text:p>41.18252</text:p>
          </table:table-cell>
          <table:table-cell office:value-type="float" office:value="24.22473" calcext:value-type="float">
            <text:p>24.22473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4.0877" calcext:value-type="float">
            <text:p>14.0877</text:p>
          </table:table-cell>
          <table:table-cell office:value-type="float" office:value="14.28217" calcext:value-type="float">
            <text:p>14.2821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4.60434" calcext:value-type="float">
            <text:p>14.60434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17.39632" calcext:value-type="float">
            <text:p>17.39632</text:p>
          </table:table-cell>
          <table:table-cell office:value-type="float" office:value="16.79021" calcext:value-type="float">
            <text:p>16.79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7.8429" calcext:value-type="float">
            <text:p>17.8429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2.4168" calcext:value-type="float">
            <text:p>12.4168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2.05064" calcext:value-type="float">
            <text:p>12.0506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50" calcext:value-type="float">
            <text:p>50</text:p>
          </table:table-cell>
          <table:table-cell office:value-type="float" office:value="46.50534" calcext:value-type="float">
            <text:p>46.50534</text:p>
          </table:table-cell>
          <table:table-cell office:value-type="float" office:value="47.07441" calcext:value-type="float">
            <text:p>47.074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1.8716" calcext:value-type="float">
            <text:p>21.8716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67939" calcext:value-type="float">
            <text:p>11.67939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6.77063" calcext:value-type="float">
            <text:p>16.77063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18.31308" calcext:value-type="float">
            <text:p>18.31308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20219" calcext:value-type="float">
            <text:p>13.20219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7.52748" calcext:value-type="float">
            <text:p>17.52748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52.83938" calcext:value-type="float">
            <text:p>52.83938</text:p>
          </table:table-cell>
          <table:table-cell office:value-type="float" office:value="47.2936" calcext:value-type="float">
            <text:p>47.2936</text:p>
          </table:table-cell>
          <table:table-cell office:value-type="float" office:value="49.51767" calcext:value-type="float">
            <text:p>49.517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0.4269" calcext:value-type="float">
            <text:p>20.4269</text:p>
          </table:table-cell>
          <table:table-cell office:value-type="float" office:value="20.63835" calcext:value-type="float">
            <text:p>20.6383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5.85539" calcext:value-type="float">
            <text:p>15.85539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4.59778" calcext:value-type="float">
            <text:p>14.59778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8.97521" calcext:value-type="float">
            <text:p>18.97521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69163" calcext:value-type="float">
            <text:p>10.69163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2.8051" calcext:value-type="float">
            <text:p>12.8051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3.45056" calcext:value-type="float">
            <text:p>13.45056</text:p>
          </table:table-cell>
          <table:table-cell office:value-type="float" office:value="11.48781" calcext:value-type="float">
            <text:p>11.487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26.02327" calcext:value-type="float">
            <text:p>26.02327</text:p>
          </table:table-cell>
          <table:table-cell office:value-type="float" office:value="28.84441" calcext:value-type="float">
            <text:p>28.844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0" calcext:value-type="float">
            <text:p>10</text:p>
          </table:table-cell>
          <table:table-cell office:value-type="float" office:value="7.84518" calcext:value-type="float">
            <text:p>7.84518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0.91825" calcext:value-type="float">
            <text:p>10.91825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6.28687" calcext:value-type="float">
            <text:p>16.286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7.36308" calcext:value-type="float">
            <text:p>37.36308</text:p>
          </table:table-cell>
          <table:table-cell office:value-type="float" office:value="19.94769" calcext:value-type="float">
            <text:p>19.947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3.87494" calcext:value-type="float">
            <text:p>13.8749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9.31222" calcext:value-type="float">
            <text:p>9.31222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1.04419" calcext:value-type="float">
            <text:p>11.04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9.77778" calcext:value-type="float">
            <text:p>19.777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8.85438" calcext:value-type="float">
            <text:p>18.85438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7.88537" calcext:value-type="float">
            <text:p>17.88537</text:p>
          </table:table-cell>
          <table:table-cell office:value-type="float" office:value="16.30847" calcext:value-type="float">
            <text:p>16.3084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0.72486" calcext:value-type="float">
            <text:p>10.72486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2.5528" calcext:value-type="float">
            <text:p>12.5528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0.9858" calcext:value-type="float">
            <text:p>10.9858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3.52611" calcext:value-type="float">
            <text:p>33.52611</text:p>
          </table:table-cell>
          <table:table-cell office:value-type="float" office:value="29.69538" calcext:value-type="float">
            <text:p>29.69538</text:p>
          </table:table-cell>
          <table:table-cell office:value-type="float" office:value="31.30495" calcext:value-type="float">
            <text:p>31.3049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1.51466" calcext:value-type="float">
            <text:p>11.514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66.75328" calcext:value-type="float">
            <text:p>66.75328</text:p>
          </table:table-cell>
          <table:table-cell office:value-type="float" office:value="29.75826" calcext:value-type="float">
            <text:p>29.758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27.87371" calcext:value-type="float">
            <text:p>27.87371</text:p>
          </table:table-cell>
          <table:table-cell office:value-type="float" office:value="28.07134" calcext:value-type="float">
            <text:p>28.071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9.73415" calcext:value-type="float">
            <text:p>9.734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9.0249" calcext:value-type="float">
            <text:p>9.0249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20465" calcext:value-type="float">
            <text:p>17.20465</text:p>
          </table:table-cell>
          <table:table-cell office:value-type="float" office:value="11.24147" calcext:value-type="float">
            <text:p>11.24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3.69032" calcext:value-type="float">
            <text:p>13.69032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9.62496" calcext:value-type="float">
            <text:p>19.62496</text:p>
          </table:table-cell>
          <table:table-cell office:value-type="float" office:value="21.63331" calcext:value-type="float">
            <text:p>21.6333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7.91502" calcext:value-type="float">
            <text:p>7.91502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9.59083" calcext:value-type="float">
            <text:p>9.59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2.66546" calcext:value-type="float">
            <text:p>22.66546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22.45871" calcext:value-type="float">
            <text:p>22.45871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1.01707" calcext:value-type="float">
            <text:p>11.01707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53.74012" calcext:value-type="float">
            <text:p>53.74012</text:p>
          </table:table-cell>
          <table:table-cell office:value-type="float" office:value="32.50877" calcext:value-type="float">
            <text:p>32.50877</text:p>
          </table:table-cell>
          <table:table-cell office:value-type="float" office:value="36.71512" calcext:value-type="float">
            <text:p>36.715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10.61105" calcext:value-type="float">
            <text:p>10.61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1.59581" calcext:value-type="float">
            <text:p>11.59581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5.94898" calcext:value-type="float">
            <text:p>15.94898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5.02332" calcext:value-type="float">
            <text:p>25.02332</text:p>
          </table:table-cell>
          <table:table-cell office:value-type="float" office:value="25.29822" calcext:value-type="float">
            <text:p>25.298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79745" calcext:value-type="float">
            <text:p>11.79745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1.31371" calcext:value-type="float">
            <text:p>11.31371</text:p>
          </table:table-cell>
          <table:table-cell office:value-type="float" office:value="8.45271" calcext:value-type="float">
            <text:p>8.45271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4.86751" calcext:value-type="float">
            <text:p>14.86751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9.68546" calcext:value-type="float">
            <text:p>19.68546</text:p>
          </table:table-cell>
          <table:table-cell office:value-type="float" office:value="20.73594" calcext:value-type="float">
            <text:p>20.7359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4226" calcext:value-type="float">
            <text:p>15.4226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5.92217" calcext:value-type="float">
            <text:p>15.92217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20.1973" calcext:value-type="float">
            <text:p>20.19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4.13523" calcext:value-type="float">
            <text:p>14.13523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4.18335" calcext:value-type="float">
            <text:p>14.18335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4.56542" calcext:value-type="float">
            <text:p>14.56542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21.02341" calcext:value-type="float">
            <text:p>21.02341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18744" calcext:value-type="float">
            <text:p>12.187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21.85315" calcext:value-type="float">
            <text:p>21.85315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7.70912" calcext:value-type="float">
            <text:p>27.70912</text:p>
          </table:table-cell>
          <table:table-cell office:value-type="float" office:value="29.52965" calcext:value-type="float">
            <text:p>29.529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4.89185" calcext:value-type="float">
            <text:p>14.89185</text:p>
          </table:table-cell>
          <table:table-cell office:value-type="float" office:value="14.49121" calcext:value-type="float">
            <text:p>14.491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8.183" calcext:value-type="float">
            <text:p>18.183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3.75073" calcext:value-type="float">
            <text:p>13.750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0.9864" calcext:value-type="float">
            <text:p>20.9864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21.16161" calcext:value-type="float">
            <text:p>21.16161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37706" calcext:value-type="float">
            <text:p>15.37706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8.68671" calcext:value-type="float">
            <text:p>8.686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7.5713" calcext:value-type="float">
            <text:p>17.5713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19.10312" calcext:value-type="float">
            <text:p>19.10312</text:p>
          </table:table-cell>
          <table:table-cell office:value-type="float" office:value="14.35118" calcext:value-type="float">
            <text:p>14.351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7.36308" calcext:value-type="float">
            <text:p>37.36308</text:p>
          </table:table-cell>
          <table:table-cell office:value-type="float" office:value="19.00623" calcext:value-type="float">
            <text:p>19.00623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10.83292" calcext:value-type="float">
            <text:p>10.83292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8" calcext:value-type="float">
            <text:p>38</text:p>
          </table:table-cell>
          <table:table-cell office:value-type="float" office:value="21.36285" calcext:value-type="float">
            <text:p>21.36285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3.41453" calcext:value-type="float">
            <text:p>13.41453</text:p>
          </table:table-cell>
          <table:table-cell office:value-type="float" office:value="11.04202" calcext:value-type="float">
            <text:p>11.0420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60881" calcext:value-type="float">
            <text:p>14.60881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12628" calcext:value-type="float">
            <text:p>12.12628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1.78486" calcext:value-type="float">
            <text:p>11.78486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0" calcext:value-type="float">
            <text:p>10</text:p>
          </table:table-cell>
          <table:table-cell office:value-type="float" office:value="6.9405" calcext:value-type="float">
            <text:p>6.9405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1.85703" calcext:value-type="float">
            <text:p>21.85703</text:p>
          </table:table-cell>
          <table:table-cell office:value-type="float" office:value="22.58209" calcext:value-type="float">
            <text:p>22.582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8.66483" calcext:value-type="float">
            <text:p>18.664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5.31454" calcext:value-type="float">
            <text:p>15.31454</text:p>
          </table:table-cell>
          <table:table-cell office:value-type="float" office:value="16.30847" calcext:value-type="float">
            <text:p>16.3084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94973" calcext:value-type="float">
            <text:p>13.94973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32235" calcext:value-type="float">
            <text:p>13.32235</text:p>
          </table:table-cell>
          <table:table-cell office:value-type="float" office:value="14.28011" calcext:value-type="float">
            <text:p>14.280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0.86414" calcext:value-type="float">
            <text:p>20.864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9.89625" calcext:value-type="float">
            <text:p>9.89625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9.03927" calcext:value-type="float">
            <text:p>19.03927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0.74321" calcext:value-type="float">
            <text:p>20.74321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9.5143" calcext:value-type="float">
            <text:p>9.5143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5858" calcext:value-type="float">
            <text:p>10.58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5.05541" calcext:value-type="float">
            <text:p>15.05541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10.01127" calcext:value-type="float">
            <text:p>10.011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3.17093" calcext:value-type="float">
            <text:p>13.17093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11.20391" calcext:value-type="float">
            <text:p>11.20391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64911" calcext:value-type="float">
            <text:p>12.64911</text:p>
          </table:table-cell>
          <table:table-cell office:value-type="float" office:value="11.5128" calcext:value-type="float">
            <text:p>11.51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9.80087" calcext:value-type="float">
            <text:p>9.80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4" calcext:value-type="float">
            <text:p>34</text:p>
          </table:table-cell>
          <table:table-cell office:value-type="float" office:value="23.99697" calcext:value-type="float">
            <text:p>23.99697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21.64875" calcext:value-type="float">
            <text:p>21.64875</text:p>
          </table:table-cell>
          <table:table-cell office:value-type="float" office:value="22.71546" calcext:value-type="float">
            <text:p>22.7154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8.79801" calcext:value-type="float">
            <text:p>18.79801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20443" calcext:value-type="float">
            <text:p>13.20443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20.29706" calcext:value-type="float">
            <text:p>20.297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2.41586" calcext:value-type="float">
            <text:p>22.41586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1.76123" calcext:value-type="float">
            <text:p>41.76123</text:p>
          </table:table-cell>
          <table:table-cell office:value-type="float" office:value="31.97502" calcext:value-type="float">
            <text:p>31.97502</text:p>
          </table:table-cell>
          <table:table-cell office:value-type="float" office:value="31.62278" calcext:value-type="float">
            <text:p>31.6227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4.59615" calcext:value-type="float">
            <text:p>24.59615</text:p>
          </table:table-cell>
          <table:table-cell office:value-type="float" office:value="23.78775" calcext:value-type="float">
            <text:p>23.7877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23.72884" calcext:value-type="float">
            <text:p>23.728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1.25203" calcext:value-type="float">
            <text:p>11.25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7.36308" calcext:value-type="float">
            <text:p>37.36308</text:p>
          </table:table-cell>
          <table:table-cell office:value-type="float" office:value="22.9824" calcext:value-type="float">
            <text:p>22.9824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42534" calcext:value-type="float">
            <text:p>28.42534</text:p>
          </table:table-cell>
          <table:table-cell office:value-type="float" office:value="17.82252" calcext:value-type="float">
            <text:p>17.822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2.16073" calcext:value-type="float">
            <text:p>12.16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64911" calcext:value-type="float">
            <text:p>12.64911</text:p>
          </table:table-cell>
          <table:table-cell office:value-type="float" office:value="8.41623" calcext:value-type="float">
            <text:p>8.41623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4.72136" calcext:value-type="float">
            <text:p>44.72136</text:p>
          </table:table-cell>
          <table:table-cell office:value-type="float" office:value="29.29574" calcext:value-type="float">
            <text:p>29.295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1.29799" calcext:value-type="float">
            <text:p>21.29799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45459" calcext:value-type="float">
            <text:p>12.454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40776" calcext:value-type="float">
            <text:p>12.407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54114" calcext:value-type="float">
            <text:p>11.5411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6.45436" calcext:value-type="float">
            <text:p>16.4543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9.33589" calcext:value-type="float">
            <text:p>19.33589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1.31371" calcext:value-type="float">
            <text:p>11.31371</text:p>
          </table:table-cell>
          <table:table-cell office:value-type="float" office:value="7.74801" calcext:value-type="float">
            <text:p>7.74801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4.65616" calcext:value-type="float">
            <text:p>14.65616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9.97686" calcext:value-type="float">
            <text:p>9.97686</text:p>
          </table:table-cell>
          <table:table-cell office:value-type="float" office:value="9.47214" calcext:value-type="float">
            <text:p>9.47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0" calcext:value-type="float">
            <text:p>10</text:p>
          </table:table-cell>
          <table:table-cell office:value-type="float" office:value="7.63598" calcext:value-type="float">
            <text:p>7.63598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3.59116" calcext:value-type="float">
            <text:p>13.591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2.36644" calcext:value-type="float">
            <text:p>22.36644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16553" calcext:value-type="float">
            <text:p>12.16553</text:p>
          </table:table-cell>
          <table:table-cell office:value-type="float" office:value="9.72132" calcext:value-type="float">
            <text:p>9.72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21.82114" calcext:value-type="float">
            <text:p>21.82114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21.0369" calcext:value-type="float">
            <text:p>21.0369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3.55429" calcext:value-type="float">
            <text:p>13.55429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7.40649" calcext:value-type="float">
            <text:p>17.40649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6.71388" calcext:value-type="float">
            <text:p>16.71388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0.4475" calcext:value-type="float">
            <text:p>40.4475</text:p>
          </table:table-cell>
          <table:table-cell office:value-type="float" office:value="26.72214" calcext:value-type="float">
            <text:p>26.72214</text:p>
          </table:table-cell>
          <table:table-cell office:value-type="float" office:value="25.45584" calcext:value-type="float">
            <text:p>25.4558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25.4978" calcext:value-type="float">
            <text:p>25.4978</text:p>
          </table:table-cell>
          <table:table-cell office:value-type="float" office:value="27.20294" calcext:value-type="float">
            <text:p>27.2029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02176" calcext:value-type="float">
            <text:p>15.02176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9.84972" calcext:value-type="float">
            <text:p>39.84972</text:p>
          </table:table-cell>
          <table:table-cell office:value-type="float" office:value="30.67705" calcext:value-type="float">
            <text:p>30.67705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16553" calcext:value-type="float">
            <text:p>12.16553</text:p>
          </table:table-cell>
          <table:table-cell office:value-type="float" office:value="9.34244" calcext:value-type="float">
            <text:p>9.34244</text:p>
          </table:table-cell>
          <table:table-cell office:value-type="float" office:value="8.47214" calcext:value-type="float">
            <text:p>8.47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0.16314" calcext:value-type="float">
            <text:p>10.16314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9.1935" calcext:value-type="float">
            <text:p>49.1935</text:p>
          </table:table-cell>
          <table:table-cell office:value-type="float" office:value="36.36937" calcext:value-type="float">
            <text:p>36.36937</text:p>
          </table:table-cell>
          <table:table-cell office:value-type="float" office:value="34.05877" calcext:value-type="float">
            <text:p>34.0587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4.76568" calcext:value-type="float">
            <text:p>24.76568</text:p>
          </table:table-cell>
          <table:table-cell office:value-type="float" office:value="22.97561" calcext:value-type="float">
            <text:p>22.9756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4.46706" calcext:value-type="float">
            <text:p>14.46706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0.3193" calcext:value-type="float">
            <text:p>10.3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75306" calcext:value-type="float">
            <text:p>17.7530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3.25258" calcext:value-type="float">
            <text:p>13.25258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19.59365" calcext:value-type="float">
            <text:p>19.59365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07681" calcext:value-type="float">
            <text:p>26.07681</text:p>
          </table:table-cell>
          <table:table-cell office:value-type="float" office:value="16.10945" calcext:value-type="float">
            <text:p>16.1094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8.96379" calcext:value-type="float">
            <text:p>18.963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13.28697" calcext:value-type="float">
            <text:p>13.28697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0.17932" calcext:value-type="float">
            <text:p>10.17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" calcext:value-type="float">
            <text:p>30</text:p>
          </table:table-cell>
          <table:table-cell office:value-type="float" office:value="17.89815" calcext:value-type="float">
            <text:p>17.89815</text:p>
          </table:table-cell>
          <table:table-cell office:value-type="float" office:value="16.30847" calcext:value-type="float">
            <text:p>16.3084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6.06899" calcext:value-type="float">
            <text:p>16.06899</text:p>
          </table:table-cell>
          <table:table-cell office:value-type="float" office:value="17.48828" calcext:value-type="float">
            <text:p>17.488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3.25723" calcext:value-type="float">
            <text:p>13.25723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21.3927" calcext:value-type="float">
            <text:p>21.3927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0" calcext:value-type="float">
            <text:p>10</text:p>
          </table:table-cell>
          <table:table-cell office:value-type="float" office:value="7.53213" calcext:value-type="float">
            <text:p>7.53213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1.81921" calcext:value-type="float">
            <text:p>11.819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" calcext:value-type="float">
            <text:p>36</text:p>
          </table:table-cell>
          <table:table-cell office:value-type="float" office:value="28.219" calcext:value-type="float">
            <text:p>28.219</text:p>
          </table:table-cell>
          <table:table-cell office:value-type="float" office:value="29.73214" calcext:value-type="float">
            <text:p>29.73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9.72487" calcext:value-type="float">
            <text:p>19.72487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" calcext:value-type="float">
            <text:p>14</text:p>
          </table:table-cell>
          <table:table-cell office:value-type="float" office:value="13.11901" calcext:value-type="float">
            <text:p>13.119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4.9285" calcext:value-type="float">
            <text:p>34.9285</text:p>
          </table:table-cell>
          <table:table-cell office:value-type="float" office:value="17.16134" calcext:value-type="float">
            <text:p>17.16134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4.51984" calcext:value-type="float">
            <text:p>14.51984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9.53093" calcext:value-type="float">
            <text:p>9.53093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0254" calcext:value-type="float">
            <text:p>14.0254</text:p>
          </table:table-cell>
          <table:table-cell office:value-type="float" office:value="13.77927" calcext:value-type="float">
            <text:p>13.779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64911" calcext:value-type="float">
            <text:p>12.64911</text:p>
          </table:table-cell>
          <table:table-cell office:value-type="float" office:value="9.3829" calcext:value-type="float">
            <text:p>9.38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8.94427" calcext:value-type="float">
            <text:p>8.94427</text:p>
          </table:table-cell>
          <table:table-cell office:value-type="float" office:value="7.13768" calcext:value-type="float">
            <text:p>7.13768</text:p>
          </table:table-cell>
          <table:table-cell office:value-type="float" office:value="6.76783" calcext:value-type="float">
            <text:p>6.7678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80625" calcext:value-type="float">
            <text:p>12.80625</text:p>
          </table:table-cell>
          <table:table-cell office:value-type="float" office:value="9.00958" calcext:value-type="float">
            <text:p>9.00958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3.21358" calcext:value-type="float">
            <text:p>13.21358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4.54049" calcext:value-type="float">
            <text:p>14.54049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9.59798" calcext:value-type="float">
            <text:p>39.59798</text:p>
          </table:table-cell>
          <table:table-cell office:value-type="float" office:value="27.31725" calcext:value-type="float">
            <text:p>27.31725</text:p>
          </table:table-cell>
          <table:table-cell office:value-type="float" office:value="28.70235" calcext:value-type="float">
            <text:p>28.7023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6.82539" calcext:value-type="float">
            <text:p>16.82539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3.62306" calcext:value-type="float">
            <text:p>13.62306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" calcext:value-type="float">
            <text:p>28</text:p>
          </table:table-cell>
          <table:table-cell office:value-type="float" office:value="20.92884" calcext:value-type="float">
            <text:p>20.92884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11.48072" calcext:value-type="float">
            <text:p>11.48072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0.6451" calcext:value-type="float">
            <text:p>10.6451</text:p>
          </table:table-cell>
          <table:table-cell office:value-type="float" office:value="7.72866" calcext:value-type="float">
            <text:p>7.728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8.47077" calcext:value-type="float">
            <text:p>38.47077</text:p>
          </table:table-cell>
          <table:table-cell office:value-type="float" office:value="26.84063" calcext:value-type="float">
            <text:p>26.84063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6.7219" calcext:value-type="float">
            <text:p>16.72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" calcext:value-type="float">
            <text:p>14</text:p>
          </table:table-cell>
          <table:table-cell office:value-type="float" office:value="9.31029" calcext:value-type="float">
            <text:p>9.31029</text:p>
          </table:table-cell>
          <table:table-cell office:value-type="float" office:value="8.12311" calcext:value-type="float">
            <text:p>8.123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8.99396" calcext:value-type="float">
            <text:p>8.99396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" calcext:value-type="float">
            <text:p>12</text:p>
          </table:table-cell>
          <table:table-cell office:value-type="float" office:value="9.47864" calcext:value-type="float">
            <text:p>9.47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" calcext:value-type="float">
            <text:p>32</text:p>
          </table:table-cell>
          <table:table-cell office:value-type="float" office:value="25.49246" calcext:value-type="float">
            <text:p>25.49246</text:p>
          </table:table-cell>
          <table:table-cell office:value-type="float" office:value="24.41311" calcext:value-type="float">
            <text:p>24.413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" calcext:value-type="float">
            <text:p>12</text:p>
          </table:table-cell>
          <table:table-cell office:value-type="float" office:value="8.36982" calcext:value-type="float">
            <text:p>8.36982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19619" calcext:value-type="float">
            <text:p>12.19619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8.47077" calcext:value-type="float">
            <text:p>38.47077</text:p>
          </table:table-cell>
          <table:table-cell office:value-type="float" office:value="29.23889" calcext:value-type="float">
            <text:p>29.23889</text:p>
          </table:table-cell>
          <table:table-cell office:value-type="float" office:value="28.84441" calcext:value-type="float">
            <text:p>28.844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5.20168" calcext:value-type="float">
            <text:p>15.20168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0.96382" calcext:value-type="float">
            <text:p>20.963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6.7934" calcext:value-type="float">
            <text:p>16.793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20.46049" calcext:value-type="float">
            <text:p>20.46049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0.78183" calcext:value-type="float">
            <text:p>10.78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2.43567" calcext:value-type="float">
            <text:p>22.43567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16.22546" calcext:value-type="float">
            <text:p>16.22546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6125" calcext:value-type="float">
            <text:p>25.6125</text:p>
          </table:table-cell>
          <table:table-cell office:value-type="float" office:value="16.0868" calcext:value-type="float">
            <text:p>16.0868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" calcext:value-type="float">
            <text:p>28</text:p>
          </table:table-cell>
          <table:table-cell office:value-type="float" office:value="19.1354" calcext:value-type="float">
            <text:p>19.13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8.91349" calcext:value-type="float">
            <text:p>18.91349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9.08748" calcext:value-type="float">
            <text:p>9.08748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20.18888" calcext:value-type="float">
            <text:p>20.18888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7.66265" calcext:value-type="float">
            <text:p>17.66265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8.08326" calcext:value-type="float">
            <text:p>48.08326</text:p>
          </table:table-cell>
          <table:table-cell office:value-type="float" office:value="26.97437" calcext:value-type="float">
            <text:p>26.97437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4.52535" calcext:value-type="float">
            <text:p>34.52535</text:p>
          </table:table-cell>
          <table:table-cell office:value-type="float" office:value="19.52365" calcext:value-type="float">
            <text:p>19.52365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9.69984" calcext:value-type="float">
            <text:p>9.699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5.71924" calcext:value-type="float">
            <text:p>15.71924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20.44911" calcext:value-type="float">
            <text:p>20.44911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4.02537" calcext:value-type="float">
            <text:p>14.02537</text:p>
          </table:table-cell>
          <table:table-cell office:value-type="float" office:value="13.11133" calcext:value-type="float">
            <text:p>13.111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4.27923" calcext:value-type="float">
            <text:p>14.279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2.04759" calcext:value-type="float">
            <text:p>42.04759</text:p>
          </table:table-cell>
          <table:table-cell office:value-type="float" office:value="20.89181" calcext:value-type="float">
            <text:p>20.89181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1.0401" calcext:value-type="float">
            <text:p>11.0401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3.2392" calcext:value-type="float">
            <text:p>23.2392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1.56271" calcext:value-type="float">
            <text:p>11.56271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80912" calcext:value-type="float">
            <text:p>13.80912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3.47579" calcext:value-type="float">
            <text:p>13.4757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8.66405" calcext:value-type="float">
            <text:p>18.66405</text:p>
          </table:table-cell>
          <table:table-cell office:value-type="float" office:value="17.99966" calcext:value-type="float">
            <text:p>17.999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3.88555" calcext:value-type="float">
            <text:p>13.88555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1.4914" calcext:value-type="float">
            <text:p>11.4914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1.74809" calcext:value-type="float">
            <text:p>11.748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7.94733" calcext:value-type="float">
            <text:p>37.94733</text:p>
          </table:table-cell>
          <table:table-cell office:value-type="float" office:value="24.53553" calcext:value-type="float">
            <text:p>24.53553</text:p>
          </table:table-cell>
          <table:table-cell office:value-type="float" office:value="25.01843" calcext:value-type="float">
            <text:p>25.0184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9.41071" calcext:value-type="float">
            <text:p>9.41071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76955" calcext:value-type="float">
            <text:p>36.76955</text:p>
          </table:table-cell>
          <table:table-cell office:value-type="float" office:value="26.78614" calcext:value-type="float">
            <text:p>26.78614</text:p>
          </table:table-cell>
          <table:table-cell office:value-type="float" office:value="26.07681" calcext:value-type="float">
            <text:p>26.076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3.35599" calcext:value-type="float">
            <text:p>13.3559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5.25483" calcext:value-type="float">
            <text:p>45.25483</text:p>
          </table:table-cell>
          <table:table-cell office:value-type="float" office:value="32.16365" calcext:value-type="float">
            <text:p>32.16365</text:p>
          </table:table-cell>
          <table:table-cell office:value-type="float" office:value="31.62278" calcext:value-type="float">
            <text:p>31.6227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" calcext:value-type="float">
            <text:p>30</text:p>
          </table:table-cell>
          <table:table-cell office:value-type="float" office:value="19.69317" calcext:value-type="float">
            <text:p>19.69317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241" calcext:value-type="float">
            <text:p>31.241</text:p>
          </table:table-cell>
          <table:table-cell office:value-type="float" office:value="19.88476" calcext:value-type="float">
            <text:p>19.88476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5.01189" calcext:value-type="float">
            <text:p>15.011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3.73153" calcext:value-type="float">
            <text:p>13.73153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31099" calcext:value-type="float">
            <text:p>32.31099</text:p>
          </table:table-cell>
          <table:table-cell office:value-type="float" office:value="22.20279" calcext:value-type="float">
            <text:p>22.20279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4.2699" calcext:value-type="float">
            <text:p>14.2699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" calcext:value-type="float">
            <text:p>28</text:p>
          </table:table-cell>
          <table:table-cell office:value-type="float" office:value="20.83851" calcext:value-type="float">
            <text:p>20.83851</text:p>
          </table:table-cell>
          <table:table-cell office:value-type="float" office:value="21.44031" calcext:value-type="float">
            <text:p>21.4403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5.48826" calcext:value-type="float">
            <text:p>15.48826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3.72132" calcext:value-type="float">
            <text:p>13.72132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7.50154" calcext:value-type="float">
            <text:p>17.50154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20.3877" calcext:value-type="float">
            <text:p>20.3877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52.80151" calcext:value-type="float">
            <text:p>52.80151</text:p>
          </table:table-cell>
          <table:table-cell office:value-type="float" office:value="35.06103" calcext:value-type="float">
            <text:p>35.06103</text:p>
          </table:table-cell>
          <table:table-cell office:value-type="float" office:value="34.98571" calcext:value-type="float">
            <text:p>34.985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6.11054" calcext:value-type="float">
            <text:p>16.1105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5.79832" calcext:value-type="float">
            <text:p>25.79832</text:p>
          </table:table-cell>
          <table:table-cell office:value-type="float" office:value="25.29822" calcext:value-type="float">
            <text:p>25.298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5.12206" calcext:value-type="float">
            <text:p>45.12206</text:p>
          </table:table-cell>
          <table:table-cell office:value-type="float" office:value="28.95037" calcext:value-type="float">
            <text:p>28.95037</text:p>
          </table:table-cell>
          <table:table-cell office:value-type="float" office:value="29.73214" calcext:value-type="float">
            <text:p>29.73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84441" calcext:value-type="float">
            <text:p>28.84441</text:p>
          </table:table-cell>
          <table:table-cell office:value-type="float" office:value="21.92123" calcext:value-type="float">
            <text:p>21.92123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241" calcext:value-type="float">
            <text:p>31.241</text:p>
          </table:table-cell>
          <table:table-cell office:value-type="float" office:value="20.03996" calcext:value-type="float">
            <text:p>20.03996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4.41571" calcext:value-type="float">
            <text:p>14.41571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98131" calcext:value-type="float">
            <text:p>12.98131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4.57185" calcext:value-type="float">
            <text:p>14.57185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4.68454" calcext:value-type="float">
            <text:p>24.68454</text:p>
          </table:table-cell>
          <table:table-cell office:value-type="float" office:value="25.29822" calcext:value-type="float">
            <text:p>25.298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4.08137" calcext:value-type="float">
            <text:p>14.08137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3.36768" calcext:value-type="float">
            <text:p>13.36768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4.5547" calcext:value-type="float">
            <text:p>14.5547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32.16032" calcext:value-type="float">
            <text:p>32.16032</text:p>
          </table:table-cell>
          <table:table-cell office:value-type="float" office:value="32.24903" calcext:value-type="float">
            <text:p>32.2490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3.92171" calcext:value-type="float">
            <text:p>23.92171</text:p>
          </table:table-cell>
          <table:table-cell office:value-type="float" office:value="22.44711" calcext:value-type="float">
            <text:p>22.447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36576" calcext:value-type="float">
            <text:p>10.36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5.45475" calcext:value-type="float">
            <text:p>15.45475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11.67094" calcext:value-type="float">
            <text:p>11.670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241" calcext:value-type="float">
            <text:p>31.241</text:p>
          </table:table-cell>
          <table:table-cell office:value-type="float" office:value="24.18142" calcext:value-type="float">
            <text:p>24.18142</text:p>
          </table:table-cell>
          <table:table-cell office:value-type="float" office:value="24.41311" calcext:value-type="float">
            <text:p>24.413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4.62751" calcext:value-type="float">
            <text:p>14.62751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7.51016" calcext:value-type="float">
            <text:p>17.51016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5.4425" calcext:value-type="float">
            <text:p>15.442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62278" calcext:value-type="float">
            <text:p>31.62278</text:p>
          </table:table-cell>
          <table:table-cell office:value-type="float" office:value="25.16347" calcext:value-type="float">
            <text:p>25.163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17.74378" calcext:value-type="float">
            <text:p>17.74378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42982" calcext:value-type="float">
            <text:p>17.42982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10.04215" calcext:value-type="float">
            <text:p>10.04215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6.43464" calcext:value-type="float">
            <text:p>16.43464</text:p>
          </table:table-cell>
          <table:table-cell office:value-type="float" office:value="16.79021" calcext:value-type="float">
            <text:p>16.79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8.63177" calcext:value-type="float">
            <text:p>18.63177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20.96617" calcext:value-type="float">
            <text:p>20.96617</text:p>
          </table:table-cell>
          <table:table-cell office:value-type="float" office:value="21.99699" calcext:value-type="float">
            <text:p>21.9969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24211" calcext:value-type="float">
            <text:p>15.24211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17.69628" calcext:value-type="float">
            <text:p>17.69628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9.39635" calcext:value-type="float">
            <text:p>49.39635</text:p>
          </table:table-cell>
          <table:table-cell office:value-type="float" office:value="29.45898" calcext:value-type="float">
            <text:p>29.45898</text:p>
          </table:table-cell>
          <table:table-cell office:value-type="float" office:value="28.03567" calcext:value-type="float">
            <text:p>28.035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6.69871" calcext:value-type="float">
            <text:p>16.69871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0.6056" calcext:value-type="float">
            <text:p>10.60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2.70618" calcext:value-type="float">
            <text:p>12.70618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24.03026" calcext:value-type="float">
            <text:p>24.03026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8.49327" calcext:value-type="float">
            <text:p>8.493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20465" calcext:value-type="float">
            <text:p>17.20465</text:p>
          </table:table-cell>
          <table:table-cell office:value-type="float" office:value="9.76446" calcext:value-type="float">
            <text:p>9.76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4.49119" calcext:value-type="float">
            <text:p>14.49119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02485" calcext:value-type="float">
            <text:p>15.0248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2.61223" calcext:value-type="float">
            <text:p>12.61223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2.28313" calcext:value-type="float">
            <text:p>12.283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7.73592" calcext:value-type="float">
            <text:p>37.73592</text:p>
          </table:table-cell>
          <table:table-cell office:value-type="float" office:value="24.90872" calcext:value-type="float">
            <text:p>24.90872</text:p>
          </table:table-cell>
          <table:table-cell office:value-type="float" office:value="25.6125" calcext:value-type="float">
            <text:p>25.61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6.62789" calcext:value-type="float">
            <text:p>16.62789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2.71904" calcext:value-type="float">
            <text:p>22.719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17.42103" calcext:value-type="float">
            <text:p>17.42103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16.86968" calcext:value-type="float">
            <text:p>16.86968</text:p>
          </table:table-cell>
          <table:table-cell office:value-type="float" office:value="14.82688" calcext:value-type="float">
            <text:p>14.8268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9.36131" calcext:value-type="float">
            <text:p>9.36131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0.45841" calcext:value-type="float">
            <text:p>10.45841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2.0196" calcext:value-type="float">
            <text:p>12.0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8.15703" calcext:value-type="float">
            <text:p>18.15703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3.44712" calcext:value-type="float">
            <text:p>13.44712</text:p>
          </table:table-cell>
          <table:table-cell office:value-type="float" office:value="12.79097" calcext:value-type="float">
            <text:p>12.7909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1.19906" calcext:value-type="float">
            <text:p>11.19906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0.45219" calcext:value-type="float">
            <text:p>10.45219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35013" calcext:value-type="float">
            <text:p>10.350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7.30612" calcext:value-type="float">
            <text:p>17.306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96398" calcext:value-type="float">
            <text:p>12.96398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7.04023" calcext:value-type="float">
            <text:p>17.040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4.29214" calcext:value-type="float">
            <text:p>14.29214</text:p>
          </table:table-cell>
          <table:table-cell office:value-type="float" office:value="12.15551" calcext:value-type="float">
            <text:p>12.155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2.83013" calcext:value-type="float">
            <text:p>12.83013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5.39825" calcext:value-type="float">
            <text:p>15.39825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64186" calcext:value-type="float">
            <text:p>11.64186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22.46696" calcext:value-type="float">
            <text:p>22.46696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27.77101" calcext:value-type="float">
            <text:p>27.77101</text:p>
          </table:table-cell>
          <table:table-cell office:value-type="float" office:value="28.07134" calcext:value-type="float">
            <text:p>28.071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0.78993" calcext:value-type="float">
            <text:p>10.789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6.0416" calcext:value-type="float">
            <text:p>16.0416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58739" calcext:value-type="float">
            <text:p>15.58739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3.46919" calcext:value-type="float">
            <text:p>13.46919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0.778" calcext:value-type="float">
            <text:p>10.7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3.70916" calcext:value-type="float">
            <text:p>13.70916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23.70994" calcext:value-type="float">
            <text:p>23.70994</text:p>
          </table:table-cell>
          <table:table-cell office:value-type="float" office:value="24.33105" calcext:value-type="float">
            <text:p>24.331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8" calcext:value-type="float">
            <text:p>48</text:p>
          </table:table-cell>
          <table:table-cell office:value-type="float" office:value="28.54067" calcext:value-type="float">
            <text:p>28.54067</text:p>
          </table:table-cell>
          <table:table-cell office:value-type="float" office:value="29.12044" calcext:value-type="float">
            <text:p>29.1204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2.64628" calcext:value-type="float">
            <text:p>12.646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4.40099" calcext:value-type="float">
            <text:p>14.4009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3.46257" calcext:value-type="float">
            <text:p>13.46257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7.87516" calcext:value-type="float">
            <text:p>17.8751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0.9618" calcext:value-type="float">
            <text:p>20.96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7.17999" calcext:value-type="float">
            <text:p>17.179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3.98844" calcext:value-type="float">
            <text:p>13.98844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0.26623" calcext:value-type="float">
            <text:p>10.26623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3.97621" calcext:value-type="float">
            <text:p>13.97621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07681" calcext:value-type="float">
            <text:p>26.07681</text:p>
          </table:table-cell>
          <table:table-cell office:value-type="float" office:value="19.95585" calcext:value-type="float">
            <text:p>19.95585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21.94058" calcext:value-type="float">
            <text:p>21.94058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5.40145" calcext:value-type="float">
            <text:p>15.40145</text:p>
          </table:table-cell>
          <table:table-cell office:value-type="float" office:value="15.81025" calcext:value-type="float">
            <text:p>15.810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52122" calcext:value-type="float">
            <text:p>12.521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4.18243" calcext:value-type="float">
            <text:p>24.18243</text:p>
          </table:table-cell>
          <table:table-cell office:value-type="float" office:value="24.41311" calcext:value-type="float">
            <text:p>24.413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8.40662" calcext:value-type="float">
            <text:p>18.40662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21.70852" calcext:value-type="float">
            <text:p>21.708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3.56059" calcext:value-type="float">
            <text:p>13.56059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0.54339" calcext:value-type="float">
            <text:p>10.54339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2.52661" calcext:value-type="float">
            <text:p>22.52661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1.30967" calcext:value-type="float">
            <text:p>11.3096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4.26637" calcext:value-type="float">
            <text:p>14.26637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4.05877" calcext:value-type="float">
            <text:p>34.05877</text:p>
          </table:table-cell>
          <table:table-cell office:value-type="float" office:value="25.91723" calcext:value-type="float">
            <text:p>25.91723</text:p>
          </table:table-cell>
          <table:table-cell office:value-type="float" office:value="27.20294" calcext:value-type="float">
            <text:p>27.2029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9.95091" calcext:value-type="float">
            <text:p>9.95091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4.55414" calcext:value-type="float">
            <text:p>14.55414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6.19259" calcext:value-type="float">
            <text:p>16.19259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7.57659" calcext:value-type="float">
            <text:p>37.57659</text:p>
          </table:table-cell>
          <table:table-cell office:value-type="float" office:value="26.2219" calcext:value-type="float">
            <text:p>26.2219</text:p>
          </table:table-cell>
          <table:table-cell office:value-type="float" office:value="26.49461" calcext:value-type="float">
            <text:p>26.4946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8.65359" calcext:value-type="float">
            <text:p>18.653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5.68146" calcext:value-type="float">
            <text:p>15.68146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06244" calcext:value-type="float">
            <text:p>32.06244</text:p>
          </table:table-cell>
          <table:table-cell office:value-type="float" office:value="21.86723" calcext:value-type="float">
            <text:p>21.86723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4.75042" calcext:value-type="float">
            <text:p>14.750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00863" calcext:value-type="float">
            <text:p>15.008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3.86343" calcext:value-type="float">
            <text:p>43.86343</text:p>
          </table:table-cell>
          <table:table-cell office:value-type="float" office:value="34.68365" calcext:value-type="float">
            <text:p>34.68365</text:p>
          </table:table-cell>
          <table:table-cell office:value-type="float" office:value="38.20995" calcext:value-type="float">
            <text:p>38.2099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3.57778" calcext:value-type="float">
            <text:p>13.57778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9.76083" calcext:value-type="float">
            <text:p>9.76083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" calcext:value-type="float">
            <text:p>30</text:p>
          </table:table-cell>
          <table:table-cell office:value-type="float" office:value="24.43762" calcext:value-type="float">
            <text:p>24.43762</text:p>
          </table:table-cell>
          <table:table-cell office:value-type="float" office:value="25.64911" calcext:value-type="float">
            <text:p>25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4.33984" calcext:value-type="float">
            <text:p>14.33984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3.10589" calcext:value-type="float">
            <text:p>33.10589</text:p>
          </table:table-cell>
          <table:table-cell office:value-type="float" office:value="22.58972" calcext:value-type="float">
            <text:p>22.58972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9.67779" calcext:value-type="float">
            <text:p>19.677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9.13818" calcext:value-type="float">
            <text:p>19.13818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6.68204" calcext:value-type="float">
            <text:p>16.6820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12.07266" calcext:value-type="float">
            <text:p>12.07266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52868" calcext:value-type="float">
            <text:p>30.52868</text:p>
          </table:table-cell>
          <table:table-cell office:value-type="float" office:value="23.08164" calcext:value-type="float">
            <text:p>23.081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9.12582" calcext:value-type="float">
            <text:p>9.12582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2.79118" calcext:value-type="float">
            <text:p>22.79118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22.76044" calcext:value-type="float">
            <text:p>22.76044</text:p>
          </table:table-cell>
          <table:table-cell office:value-type="float" office:value="25.80625" calcext:value-type="float">
            <text:p>25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" calcext:value-type="float">
            <text:p>30</text:p>
          </table:table-cell>
          <table:table-cell office:value-type="float" office:value="20.58546" calcext:value-type="float">
            <text:p>20.58546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9.44617" calcext:value-type="float">
            <text:p>39.44617</text:p>
          </table:table-cell>
          <table:table-cell office:value-type="float" office:value="31.06559" calcext:value-type="float">
            <text:p>31.06559</text:p>
          </table:table-cell>
          <table:table-cell office:value-type="float" office:value="32.98484" calcext:value-type="float">
            <text:p>32.9848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" calcext:value-type="float">
            <text:p>30</text:p>
          </table:table-cell>
          <table:table-cell office:value-type="float" office:value="21.6117" calcext:value-type="float">
            <text:p>21.6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52401" calcext:value-type="float">
            <text:p>10.52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2.67216" calcext:value-type="float">
            <text:p>12.67216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6.60071" calcext:value-type="float">
            <text:p>16.60071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3.75444" calcext:value-type="float">
            <text:p>13.75444</text:p>
          </table:table-cell>
          <table:table-cell office:value-type="float" office:value="12.40732" calcext:value-type="float">
            <text:p>12.4073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6.64903" calcext:value-type="float">
            <text:p>16.64903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7.06844" calcext:value-type="float">
            <text:p>17.06844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6.86338" calcext:value-type="float">
            <text:p>16.86338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" calcext:value-type="float">
            <text:p>30</text:p>
          </table:table-cell>
          <table:table-cell office:value-type="float" office:value="23.37406" calcext:value-type="float">
            <text:p>23.374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8.6248" calcext:value-type="float">
            <text:p>8.6248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7.75372" calcext:value-type="float">
            <text:p>27.75372</text:p>
          </table:table-cell>
          <table:table-cell office:value-type="float" office:value="29.12044" calcext:value-type="float">
            <text:p>29.1204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4.17823" calcext:value-type="float">
            <text:p>14.17823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2.51506" calcext:value-type="float">
            <text:p>12.51506</text:p>
          </table:table-cell>
          <table:table-cell office:value-type="float" office:value="12.53916" calcext:value-type="float">
            <text:p>12.539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2.49761" calcext:value-type="float">
            <text:p>12.49761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26549" calcext:value-type="float">
            <text:p>30.26549</text:p>
          </table:table-cell>
          <table:table-cell office:value-type="float" office:value="22.23501" calcext:value-type="float">
            <text:p>22.235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9.88515" calcext:value-type="float">
            <text:p>9.88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7.01089" calcext:value-type="float">
            <text:p>17.010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7.1408" calcext:value-type="float">
            <text:p>17.1408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16553" calcext:value-type="float">
            <text:p>12.16553</text:p>
          </table:table-cell>
          <table:table-cell office:value-type="float" office:value="9.55148" calcext:value-type="float">
            <text:p>9.55148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1.50479" calcext:value-type="float">
            <text:p>11.50479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7.22309" calcext:value-type="float">
            <text:p>17.22309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21.60679" calcext:value-type="float">
            <text:p>21.60679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5.41291" calcext:value-type="float">
            <text:p>15.41291</text:p>
          </table:table-cell>
          <table:table-cell office:value-type="float" office:value="12.09337" calcext:value-type="float">
            <text:p>12.0933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9.76772" calcext:value-type="float">
            <text:p>19.76772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3.54755" calcext:value-type="float">
            <text:p>13.54755</text:p>
          </table:table-cell>
          <table:table-cell office:value-type="float" office:value="11.83095" calcext:value-type="float">
            <text:p>11.8309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9309" calcext:value-type="float">
            <text:p>13.93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9.32181" calcext:value-type="float">
            <text:p>9.321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4.98801" calcext:value-type="float">
            <text:p>24.98801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6.75157" calcext:value-type="float">
            <text:p>16.75157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4.69868" calcext:value-type="float">
            <text:p>14.69868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3.28663" calcext:value-type="float">
            <text:p>33.28663</text:p>
          </table:table-cell>
          <table:table-cell office:value-type="float" office:value="24.42892" calcext:value-type="float">
            <text:p>24.42892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5.07138" calcext:value-type="float">
            <text:p>15.07138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2.57144" calcext:value-type="float">
            <text:p>22.57144</text:p>
          </table:table-cell>
          <table:table-cell office:value-type="float" office:value="22.49405" calcext:value-type="float">
            <text:p>22.494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3.20329" calcext:value-type="float">
            <text:p>13.2032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6.36505" calcext:value-type="float">
            <text:p>16.36505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12.71621" calcext:value-type="float">
            <text:p>12.716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72.47068" calcext:value-type="float">
            <text:p>72.47068</text:p>
          </table:table-cell>
          <table:table-cell office:value-type="float" office:value="53.02557" calcext:value-type="float">
            <text:p>53.02557</text:p>
          </table:table-cell>
          <table:table-cell office:value-type="float" office:value="50.9902" calcext:value-type="float">
            <text:p>50.990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5.08244" calcext:value-type="float">
            <text:p>15.08244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1.04094" calcext:value-type="float">
            <text:p>11.04094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56022" calcext:value-type="float">
            <text:p>14.56022</text:p>
          </table:table-cell>
          <table:table-cell office:value-type="float" office:value="12.95933" calcext:value-type="float">
            <text:p>12.95933</text:p>
          </table:table-cell>
          <table:table-cell office:value-type="float" office:value="13.03276" calcext:value-type="float">
            <text:p>13.0327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" calcext:value-type="float">
            <text:p>30</text:p>
          </table:table-cell>
          <table:table-cell office:value-type="float" office:value="21.77344" calcext:value-type="float">
            <text:p>21.77344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8.63633" calcext:value-type="float">
            <text:p>18.63633</text:p>
          </table:table-cell>
          <table:table-cell office:value-type="float" office:value="18.65353" calcext:value-type="float">
            <text:p>18.653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0.13857" calcext:value-type="float">
            <text:p>10.13857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3.22126" calcext:value-type="float">
            <text:p>13.22126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8.47067" calcext:value-type="float">
            <text:p>18.47067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00576" calcext:value-type="float">
            <text:p>17.00576</text:p>
          </table:table-cell>
          <table:table-cell office:value-type="float" office:value="18.16382" calcext:value-type="float">
            <text:p>18.163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1.91381" calcext:value-type="float">
            <text:p>11.91381</text:p>
          </table:table-cell>
          <table:table-cell office:value-type="float" office:value="11.83095" calcext:value-type="float">
            <text:p>11.8309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7.19223" calcext:value-type="float">
            <text:p>17.19223</text:p>
          </table:table-cell>
          <table:table-cell office:value-type="float" office:value="18.05539" calcext:value-type="float">
            <text:p>18.0553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9.02995" calcext:value-type="float">
            <text:p>9.02995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0.51817" calcext:value-type="float">
            <text:p>10.5181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4.15341" calcext:value-type="float">
            <text:p>14.15341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4.72136" calcext:value-type="float">
            <text:p>44.72136</text:p>
          </table:table-cell>
          <table:table-cell office:value-type="float" office:value="29.87196" calcext:value-type="float">
            <text:p>29.87196</text:p>
          </table:table-cell>
          <table:table-cell office:value-type="float" office:value="29.73214" calcext:value-type="float">
            <text:p>29.73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8.28987" calcext:value-type="float">
            <text:p>18.28987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5.83821" calcext:value-type="float">
            <text:p>15.83821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12.33564" calcext:value-type="float">
            <text:p>12.33564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5.84072" calcext:value-type="float">
            <text:p>15.84072</text:p>
          </table:table-cell>
          <table:table-cell office:value-type="float" office:value="16.30847" calcext:value-type="float">
            <text:p>16.3084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56.85068" calcext:value-type="float">
            <text:p>56.85068</text:p>
          </table:table-cell>
          <table:table-cell office:value-type="float" office:value="48.16631" calcext:value-type="float">
            <text:p>48.16631</text:p>
          </table:table-cell>
          <table:table-cell office:value-type="float" office:value="44.40721" calcext:value-type="float">
            <text:p>44.407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1.40045" calcext:value-type="float">
            <text:p>11.40045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10.49693" calcext:value-type="float">
            <text:p>10.49693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0.16599" calcext:value-type="float">
            <text:p>20.16599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8.08105" calcext:value-type="float">
            <text:p>148.08105</text:p>
          </table:table-cell>
          <table:table-cell office:value-type="float" office:value="94.39336" calcext:value-type="float">
            <text:p>94.39336</text:p>
          </table:table-cell>
          <table:table-cell office:value-type="float" office:value="95.6451" calcext:value-type="float">
            <text:p>95.64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1.82787" calcext:value-type="float">
            <text:p>11.82787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7.20327" calcext:value-type="float">
            <text:p>17.20327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4.31383" calcext:value-type="float">
            <text:p>14.313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3.13557" calcext:value-type="float">
            <text:p>13.13557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2.83381" calcext:value-type="float">
            <text:p>12.83381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" calcext:value-type="float">
            <text:p>22</text:p>
          </table:table-cell>
          <table:table-cell office:value-type="float" office:value="18.23655" calcext:value-type="float">
            <text:p>18.236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6.43185" calcext:value-type="float">
            <text:p>26.431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4.13987" calcext:value-type="float">
            <text:p>14.13987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3.24041" calcext:value-type="float">
            <text:p>13.24041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1.37177" calcext:value-type="float">
            <text:p>11.37177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16.02192" calcext:value-type="float">
            <text:p>16.02192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5.84638" calcext:value-type="float">
            <text:p>15.84638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2.08351" calcext:value-type="float">
            <text:p>12.08351</text:p>
          </table:table-cell>
          <table:table-cell office:value-type="float" office:value="12.32456" calcext:value-type="float">
            <text:p>12.3245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31109" calcext:value-type="float">
            <text:p>12.31109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50.91169" calcext:value-type="float">
            <text:p>50.91169</text:p>
          </table:table-cell>
          <table:table-cell office:value-type="float" office:value="43.92241" calcext:value-type="float">
            <text:p>43.92241</text:p>
          </table:table-cell>
          <table:table-cell office:value-type="float" office:value="45.60702" calcext:value-type="float">
            <text:p>45.6070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25.7302" calcext:value-type="float">
            <text:p>25.7302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8.28942" calcext:value-type="float">
            <text:p>18.28942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1.07129" calcext:value-type="float">
            <text:p>21.07129</text:p>
          </table:table-cell>
          <table:table-cell office:value-type="float" office:value="21.40047" calcext:value-type="float">
            <text:p>21.4004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1.24932" calcext:value-type="float">
            <text:p>11.24932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95448" calcext:value-type="float">
            <text:p>10.95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" calcext:value-type="float">
            <text:p>30</text:p>
          </table:table-cell>
          <table:table-cell office:value-type="float" office:value="21.64944" calcext:value-type="float">
            <text:p>21.649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18.43821" calcext:value-type="float">
            <text:p>18.438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4.7162" calcext:value-type="float">
            <text:p>14.7162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12.96149" calcext:value-type="float">
            <text:p>12.961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3.93497" calcext:value-type="float">
            <text:p>13.93497</text:p>
          </table:table-cell>
          <table:table-cell office:value-type="float" office:value="13.77927" calcext:value-type="float">
            <text:p>13.779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9.84972" calcext:value-type="float">
            <text:p>39.84972</text:p>
          </table:table-cell>
          <table:table-cell office:value-type="float" office:value="28.09608" calcext:value-type="float">
            <text:p>28.09608</text:p>
          </table:table-cell>
          <table:table-cell office:value-type="float" office:value="30.52868" calcext:value-type="float">
            <text:p>30.528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0.49691" calcext:value-type="float">
            <text:p>40.49691</text:p>
          </table:table-cell>
          <table:table-cell office:value-type="float" office:value="29.81834" calcext:value-type="float">
            <text:p>29.81834</text:p>
          </table:table-cell>
          <table:table-cell office:value-type="float" office:value="29.52965" calcext:value-type="float">
            <text:p>29.5296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1.03657" calcext:value-type="float">
            <text:p>41.03657</text:p>
          </table:table-cell>
          <table:table-cell office:value-type="float" office:value="31.76192" calcext:value-type="float">
            <text:p>31.76192</text:p>
          </table:table-cell>
          <table:table-cell office:value-type="float" office:value="31.1127" calcext:value-type="float">
            <text:p>31.112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5.04211" calcext:value-type="float">
            <text:p>15.04211</text:p>
          </table:table-cell>
          <table:table-cell office:value-type="float" office:value="12.72768" calcext:value-type="float">
            <text:p>12.727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8.38419" calcext:value-type="float">
            <text:p>18.38419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75741" calcext:value-type="float">
            <text:p>15.75741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6.39212" calcext:value-type="float">
            <text:p>26.39212</text:p>
          </table:table-cell>
          <table:table-cell office:value-type="float" office:value="25.29822" calcext:value-type="float">
            <text:p>25.298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7.42176" calcext:value-type="float">
            <text:p>17.42176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61444" calcext:value-type="float">
            <text:p>13.61444</text:p>
          </table:table-cell>
          <table:table-cell office:value-type="float" office:value="14.89588" calcext:value-type="float">
            <text:p>14.8958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11.48788" calcext:value-type="float">
            <text:p>11.48788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3.96526" calcext:value-type="float">
            <text:p>23.96526</text:p>
          </table:table-cell>
          <table:table-cell office:value-type="float" office:value="25.29822" calcext:value-type="float">
            <text:p>25.298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2.63947" calcext:value-type="float">
            <text:p>12.63947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2.18778" calcext:value-type="float">
            <text:p>12.18778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9.17299" calcext:value-type="float">
            <text:p>19.172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4.44798" calcext:value-type="float">
            <text:p>14.44798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2.47601" calcext:value-type="float">
            <text:p>12.47601</text:p>
          </table:table-cell>
          <table:table-cell office:value-type="float" office:value="12.72768" calcext:value-type="float">
            <text:p>12.7276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3.25817" calcext:value-type="float">
            <text:p>13.25817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" calcext:value-type="float">
            <text:p>16</text:p>
          </table:table-cell>
          <table:table-cell office:value-type="float" office:value="11.08731" calcext:value-type="float">
            <text:p>11.08731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4.80491" calcext:value-type="float">
            <text:p>14.80491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5.97036" calcext:value-type="float">
            <text:p>15.97036</text:p>
          </table:table-cell>
          <table:table-cell office:value-type="float" office:value="16.06226" calcext:value-type="float">
            <text:p>16.062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42534" calcext:value-type="float">
            <text:p>28.42534</text:p>
          </table:table-cell>
          <table:table-cell office:value-type="float" office:value="23.2561" calcext:value-type="float">
            <text:p>23.2561</text:p>
          </table:table-cell>
          <table:table-cell office:value-type="float" office:value="23.7035" calcext:value-type="float">
            <text:p>23.703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3.42972" calcext:value-type="float">
            <text:p>13.42972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" calcext:value-type="float">
            <text:p>20</text:p>
          </table:table-cell>
          <table:table-cell office:value-type="float" office:value="19.3222" calcext:value-type="float">
            <text:p>19.32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47.70744" calcext:value-type="float">
            <text:p>47.70744</text:p>
          </table:table-cell>
          <table:table-cell office:value-type="float" office:value="37.95151" calcext:value-type="float">
            <text:p>37.95151</text:p>
          </table:table-cell>
          <table:table-cell office:value-type="float" office:value="39.84943" calcext:value-type="float">
            <text:p>39.8494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1.91998" calcext:value-type="float">
            <text:p>11.91998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3.75679" calcext:value-type="float">
            <text:p>13.756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68921" calcext:value-type="float">
            <text:p>15.68921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22.68356" calcext:value-type="float">
            <text:p>22.68356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2.80625" calcext:value-type="float">
            <text:p>12.80625</text:p>
          </table:table-cell>
          <table:table-cell office:value-type="float" office:value="10.36147" calcext:value-type="float">
            <text:p>10.36147</text:p>
          </table:table-cell>
          <table:table-cell office:value-type="float" office:value="11.48781" calcext:value-type="float">
            <text:p>11.4878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2.43291" calcext:value-type="float">
            <text:p>22.43291</text:p>
          </table:table-cell>
          <table:table-cell office:value-type="float" office:value="23.7035" calcext:value-type="float">
            <text:p>23.703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22.57128" calcext:value-type="float">
            <text:p>22.57128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5.67045" calcext:value-type="float">
            <text:p>15.670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1.4455" calcext:value-type="float">
            <text:p>11.4455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3.12701" calcext:value-type="float">
            <text:p>23.12701</text:p>
          </table:table-cell>
          <table:table-cell office:value-type="float" office:value="24.16609" calcext:value-type="float">
            <text:p>24.166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32608" calcext:value-type="float">
            <text:p>14.32608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24.75704" calcext:value-type="float">
            <text:p>24.757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5.53639" calcext:value-type="float">
            <text:p>15.53639</text:p>
          </table:table-cell>
          <table:table-cell office:value-type="float" office:value="15.42602" calcext:value-type="float">
            <text:p>15.4260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7.42724" calcext:value-type="float">
            <text:p>17.4272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2.33543" calcext:value-type="float">
            <text:p>12.33543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5.57935" calcext:value-type="float">
            <text:p>15.5793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76955" calcext:value-type="float">
            <text:p>36.76955</text:p>
          </table:table-cell>
          <table:table-cell office:value-type="float" office:value="29.19349" calcext:value-type="float">
            <text:p>29.19349</text:p>
          </table:table-cell>
          <table:table-cell office:value-type="float" office:value="29.73214" calcext:value-type="float">
            <text:p>29.732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8" calcext:value-type="float">
            <text:p>18</text:p>
          </table:table-cell>
          <table:table-cell office:value-type="float" office:value="17.04571" calcext:value-type="float">
            <text:p>17.04571</text:p>
          </table:table-cell>
          <table:table-cell office:value-type="float" office:value="17.544" calcext:value-type="float">
            <text:p>17.54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6" calcext:value-type="float">
            <text:p>26</text:p>
          </table:table-cell>
          <table:table-cell office:value-type="float" office:value="22.97682" calcext:value-type="float">
            <text:p>22.97682</text:p>
          </table:table-cell>
          <table:table-cell office:value-type="float" office:value="23.40175" calcext:value-type="float">
            <text:p>23.4017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0.771" calcext:value-type="float">
            <text:p>10.7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2.12244" calcext:value-type="float">
            <text:p>12.1224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26.70299" calcext:value-type="float">
            <text:p>26.70299</text:p>
          </table:table-cell>
          <table:table-cell office:value-type="float" office:value="28.84441" calcext:value-type="float">
            <text:p>28.844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0.97126" calcext:value-type="float">
            <text:p>20.97126</text:p>
          </table:table-cell>
          <table:table-cell office:value-type="float" office:value="22.58209" calcext:value-type="float">
            <text:p>22.582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79541" calcext:value-type="float">
            <text:p>15.79541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23718" calcext:value-type="float">
            <text:p>17.23718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14212" calcext:value-type="float">
            <text:p>10.14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4.47981" calcext:value-type="float">
            <text:p>14.47981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3.28714" calcext:value-type="float">
            <text:p>23.28714</text:p>
          </table:table-cell>
          <table:table-cell office:value-type="float" office:value="22.71546" calcext:value-type="float">
            <text:p>22.7154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54.91812" calcext:value-type="float">
            <text:p>54.91812</text:p>
          </table:table-cell>
          <table:table-cell office:value-type="float" office:value="45.95927" calcext:value-type="float">
            <text:p>45.95927</text:p>
          </table:table-cell>
          <table:table-cell office:value-type="float" office:value="44.94441" calcext:value-type="float">
            <text:p>44.944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60269" calcext:value-type="float">
            <text:p>12.602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4" calcext:value-type="float">
            <text:p>14</text:p>
          </table:table-cell>
          <table:table-cell office:value-type="float" office:value="11.2706" calcext:value-type="float">
            <text:p>11.2706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8.8436" calcext:value-type="float">
            <text:p>18.84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0.7336" calcext:value-type="float">
            <text:p>20.73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6.97132" calcext:value-type="float">
            <text:p>16.971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10.77033" calcext:value-type="float">
            <text:p>10.77033</text:p>
          </table:table-cell>
          <table:table-cell office:value-type="float" office:value="7.65666" calcext:value-type="float">
            <text:p>7.65666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27.32661" calcext:value-type="float">
            <text:p>27.326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4" calcext:value-type="float">
            <text:p>24</text:p>
          </table:table-cell>
          <table:table-cell office:value-type="float" office:value="16.14213" calcext:value-type="float">
            <text:p>16.142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0 uM Dexa</text:p>
          </table:table-cell>
          <table:table-cell office:value-type="float" office:value="28" calcext:value-type="float">
            <text:p>28</text:p>
          </table:table-cell>
          <table:table-cell office:value-type="float" office:value="26.44358" calcext:value-type="float">
            <text:p>26.443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" calcext:value-type="float">
            <text:p>16</text:p>
          </table:table-cell>
          <table:table-cell office:value-type="float" office:value="13.79552" calcext:value-type="float">
            <text:p>13.795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6.17358" calcext:value-type="float">
            <text:p>46.17358</text:p>
          </table:table-cell>
          <table:table-cell office:value-type="float" office:value="23.27262" calcext:value-type="float">
            <text:p>23.272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0.38209" calcext:value-type="float">
            <text:p>20.38209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" calcext:value-type="float">
            <text:p>28</text:p>
          </table:table-cell>
          <table:table-cell office:value-type="float" office:value="22.15544" calcext:value-type="float">
            <text:p>22.155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20343" calcext:value-type="float">
            <text:p>17.20343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6.99755" calcext:value-type="float">
            <text:p>16.99755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23.6767" calcext:value-type="float">
            <text:p>23.6767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2.35325" calcext:value-type="float">
            <text:p>12.35325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4.67579" calcext:value-type="float">
            <text:p>14.675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15.25341" calcext:value-type="float">
            <text:p>15.253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2.87969" calcext:value-type="float">
            <text:p>12.879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7.44429" calcext:value-type="float">
            <text:p>17.444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2.79288" calcext:value-type="float">
            <text:p>12.792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2.91721" calcext:value-type="float">
            <text:p>12.91721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3.86634" calcext:value-type="float">
            <text:p>13.866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2.80625" calcext:value-type="float">
            <text:p>12.80625</text:p>
          </table:table-cell>
          <table:table-cell office:value-type="float" office:value="8.77857" calcext:value-type="float">
            <text:p>8.77857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3.4307" calcext:value-type="float">
            <text:p>13.4307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8.08931" calcext:value-type="float">
            <text:p>18.08931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2.84597" calcext:value-type="float">
            <text:p>12.8459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9.72449" calcext:value-type="float">
            <text:p>19.724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8.49128" calcext:value-type="float">
            <text:p>18.491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7.25239" calcext:value-type="float">
            <text:p>17.25239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28.91928" calcext:value-type="float">
            <text:p>28.91928</text:p>
          </table:table-cell>
          <table:table-cell office:value-type="float" office:value="29.32504" calcext:value-type="float">
            <text:p>29.3250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3.12877" calcext:value-type="float">
            <text:p>13.12877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4" calcext:value-type="float">
            <text:p>34</text:p>
          </table:table-cell>
          <table:table-cell office:value-type="float" office:value="20.96965" calcext:value-type="float">
            <text:p>20.96965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24.03353" calcext:value-type="float">
            <text:p>24.03353</text:p>
          </table:table-cell>
          <table:table-cell office:value-type="float" office:value="24.41311" calcext:value-type="float">
            <text:p>24.413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8.76851" calcext:value-type="float">
            <text:p>18.76851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8.94427" calcext:value-type="float">
            <text:p>8.94427</text:p>
          </table:table-cell>
          <table:table-cell office:value-type="float" office:value="7.49803" calcext:value-type="float">
            <text:p>7.49803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85772" calcext:value-type="float">
            <text:p>12.85772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1.61731" calcext:value-type="float">
            <text:p>41.61731</text:p>
          </table:table-cell>
          <table:table-cell office:value-type="float" office:value="18.94066" calcext:value-type="float">
            <text:p>18.94066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74304" calcext:value-type="float">
            <text:p>10.743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4.41806" calcext:value-type="float">
            <text:p>14.41806</text:p>
          </table:table-cell>
          <table:table-cell office:value-type="float" office:value="14.07107" calcext:value-type="float">
            <text:p>14.0710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3.86343" calcext:value-type="float">
            <text:p>43.86343</text:p>
          </table:table-cell>
          <table:table-cell office:value-type="float" office:value="27.47406" calcext:value-type="float">
            <text:p>27.474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7.10968" calcext:value-type="float">
            <text:p>17.109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2.70054" calcext:value-type="float">
            <text:p>22.70054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27.08041" calcext:value-type="float">
            <text:p>27.08041</text:p>
          </table:table-cell>
          <table:table-cell office:value-type="float" office:value="26.87003" calcext:value-type="float">
            <text:p>26.8700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6.04346" calcext:value-type="float">
            <text:p>46.04346</text:p>
          </table:table-cell>
          <table:table-cell office:value-type="float" office:value="39.42055" calcext:value-type="float">
            <text:p>39.42055</text:p>
          </table:table-cell>
          <table:table-cell office:value-type="float" office:value="41.49614" calcext:value-type="float">
            <text:p>41.496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20.23649" calcext:value-type="float">
            <text:p>20.23649</text:p>
          </table:table-cell>
          <table:table-cell office:value-type="float" office:value="20.09975" calcext:value-type="float">
            <text:p>20.0997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22.66457" calcext:value-type="float">
            <text:p>22.66457</text:p>
          </table:table-cell>
          <table:table-cell office:value-type="float" office:value="23.4094" calcext:value-type="float">
            <text:p>23.409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4.9469" calcext:value-type="float">
            <text:p>14.946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62.80127" calcext:value-type="float">
            <text:p>62.80127</text:p>
          </table:table-cell>
          <table:table-cell office:value-type="float" office:value="29.96937" calcext:value-type="float">
            <text:p>29.96937</text:p>
          </table:table-cell>
          <table:table-cell office:value-type="float" office:value="25.01843" calcext:value-type="float">
            <text:p>25.0184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8.52426" calcext:value-type="float">
            <text:p>18.52426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4.80219" calcext:value-type="float">
            <text:p>14.8021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09975" calcext:value-type="float">
            <text:p>20.09975</text:p>
          </table:table-cell>
          <table:table-cell office:value-type="float" office:value="13.86988" calcext:value-type="float">
            <text:p>13.86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0.72127" calcext:value-type="float">
            <text:p>10.72127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6.08809" calcext:value-type="float">
            <text:p>16.08809</text:p>
          </table:table-cell>
          <table:table-cell office:value-type="float" office:value="16.30847" calcext:value-type="float">
            <text:p>16.3084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23.4575" calcext:value-type="float">
            <text:p>23.4575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6.85134" calcext:value-type="float">
            <text:p>16.851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18.63727" calcext:value-type="float">
            <text:p>18.63727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" calcext:value-type="float">
            <text:p>28</text:p>
          </table:table-cell>
          <table:table-cell office:value-type="float" office:value="17.54661" calcext:value-type="float">
            <text:p>17.546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1.03657" calcext:value-type="float">
            <text:p>41.03657</text:p>
          </table:table-cell>
          <table:table-cell office:value-type="float" office:value="34.51166" calcext:value-type="float">
            <text:p>34.51166</text:p>
          </table:table-cell>
          <table:table-cell office:value-type="float" office:value="33.94112" calcext:value-type="float">
            <text:p>33.9411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0.58549" calcext:value-type="float">
            <text:p>20.58549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93822" calcext:value-type="float">
            <text:p>17.93822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8.10847" calcext:value-type="float">
            <text:p>18.10847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8.18167" calcext:value-type="float">
            <text:p>28.18167</text:p>
          </table:table-cell>
          <table:table-cell office:value-type="float" office:value="27.92839" calcext:value-type="float">
            <text:p>27.9283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14.31258" calcext:value-type="float">
            <text:p>14.31258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16.48124" calcext:value-type="float">
            <text:p>16.48124</text:p>
          </table:table-cell>
          <table:table-cell office:value-type="float" office:value="13.77927" calcext:value-type="float">
            <text:p>13.779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1.03251" calcext:value-type="float">
            <text:p>21.03251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4.4093" calcext:value-type="float">
            <text:p>34.4093</text:p>
          </table:table-cell>
          <table:table-cell office:value-type="float" office:value="23.49535" calcext:value-type="float">
            <text:p>23.49535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5.30934" calcext:value-type="float">
            <text:p>15.30934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1.03657" calcext:value-type="float">
            <text:p>41.03657</text:p>
          </table:table-cell>
          <table:table-cell office:value-type="float" office:value="32.96778" calcext:value-type="float">
            <text:p>32.96778</text:p>
          </table:table-cell>
          <table:table-cell office:value-type="float" office:value="35.69304" calcext:value-type="float">
            <text:p>35.6930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2.84095" calcext:value-type="float">
            <text:p>12.84095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4.13455" calcext:value-type="float">
            <text:p>14.134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2.28632" calcext:value-type="float">
            <text:p>22.28632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2" calcext:value-type="float">
            <text:p>52</text:p>
          </table:table-cell>
          <table:table-cell office:value-type="float" office:value="37.36774" calcext:value-type="float">
            <text:p>37.36774</text:p>
          </table:table-cell>
          <table:table-cell office:value-type="float" office:value="36.74234" calcext:value-type="float">
            <text:p>36.7423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4.86763" calcext:value-type="float">
            <text:p>14.86763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3.97641" calcext:value-type="float">
            <text:p>13.97641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93352" calcext:value-type="float">
            <text:p>10.933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7.73592" calcext:value-type="float">
            <text:p>37.73592</text:p>
          </table:table-cell>
          <table:table-cell office:value-type="float" office:value="29.67257" calcext:value-type="float">
            <text:p>29.67257</text:p>
          </table:table-cell>
          <table:table-cell office:value-type="float" office:value="31.30495" calcext:value-type="float">
            <text:p>31.3049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" calcext:value-type="float">
            <text:p>28</text:p>
          </table:table-cell>
          <table:table-cell office:value-type="float" office:value="16.62784" calcext:value-type="float">
            <text:p>16.62784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6.83172" calcext:value-type="float">
            <text:p>16.831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14.89623" calcext:value-type="float">
            <text:p>14.89623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5.22031" calcext:value-type="float">
            <text:p>15.22031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8.47077" calcext:value-type="float">
            <text:p>38.47077</text:p>
          </table:table-cell>
          <table:table-cell office:value-type="float" office:value="32.50064" calcext:value-type="float">
            <text:p>32.50064</text:p>
          </table:table-cell>
          <table:table-cell office:value-type="float" office:value="31.20882" calcext:value-type="float">
            <text:p>31.2088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" calcext:value-type="float">
            <text:p>18</text:p>
          </table:table-cell>
          <table:table-cell office:value-type="float" office:value="15.31133" calcext:value-type="float">
            <text:p>15.311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9.64222" calcext:value-type="float">
            <text:p>19.64222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6.75904" calcext:value-type="float">
            <text:p>16.759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2.32171" calcext:value-type="float">
            <text:p>22.32171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8.56674" calcext:value-type="float">
            <text:p>18.56674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8.83298" calcext:value-type="float">
            <text:p>38.83298</text:p>
          </table:table-cell>
          <table:table-cell office:value-type="float" office:value="27.14054" calcext:value-type="float">
            <text:p>27.14054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241" calcext:value-type="float">
            <text:p>31.241</text:p>
          </table:table-cell>
          <table:table-cell office:value-type="float" office:value="25.58209" calcext:value-type="float">
            <text:p>25.58209</text:p>
          </table:table-cell>
          <table:table-cell office:value-type="float" office:value="26.83282" calcext:value-type="float">
            <text:p>26.8328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31099" calcext:value-type="float">
            <text:p>32.31099</text:p>
          </table:table-cell>
          <table:table-cell office:value-type="float" office:value="28.07883" calcext:value-type="float">
            <text:p>28.07883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64273" calcext:value-type="float">
            <text:p>17.64273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1.23106" calcext:value-type="float">
            <text:p>41.23106</text:p>
          </table:table-cell>
          <table:table-cell office:value-type="float" office:value="29.73759" calcext:value-type="float">
            <text:p>29.73759</text:p>
          </table:table-cell>
          <table:table-cell office:value-type="float" office:value="29.73214" calcext:value-type="float">
            <text:p>29.73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9.84972" calcext:value-type="float">
            <text:p>39.84972</text:p>
          </table:table-cell>
          <table:table-cell office:value-type="float" office:value="29.4698" calcext:value-type="float">
            <text:p>29.4698</text:p>
          </table:table-cell>
          <table:table-cell office:value-type="float" office:value="26.83282" calcext:value-type="float">
            <text:p>26.8328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4.52535" calcext:value-type="float">
            <text:p>34.52535</text:p>
          </table:table-cell>
          <table:table-cell office:value-type="float" office:value="20.87178" calcext:value-type="float">
            <text:p>20.87178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4.47834" calcext:value-type="float">
            <text:p>14.47834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4.74686" calcext:value-type="float">
            <text:p>14.74686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5.38361" calcext:value-type="float">
            <text:p>35.38361</text:p>
          </table:table-cell>
          <table:table-cell office:value-type="float" office:value="29.32542" calcext:value-type="float">
            <text:p>29.32542</text:p>
          </table:table-cell>
          <table:table-cell office:value-type="float" office:value="29.73214" calcext:value-type="float">
            <text:p>29.73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19.84687" calcext:value-type="float">
            <text:p>19.84687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2.11535" calcext:value-type="float">
            <text:p>22.11535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0.95415" calcext:value-type="float">
            <text:p>10.954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3.40586" calcext:value-type="float">
            <text:p>13.40586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20.85695" calcext:value-type="float">
            <text:p>20.85695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8.6391" calcext:value-type="float">
            <text:p>18.6391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69.07967" calcext:value-type="float">
            <text:p>69.07967</text:p>
          </table:table-cell>
          <table:table-cell office:value-type="float" office:value="58.63807" calcext:value-type="float">
            <text:p>58.63807</text:p>
          </table:table-cell>
          <table:table-cell office:value-type="float" office:value="65.51336" calcext:value-type="float">
            <text:p>65.5133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4.54244" calcext:value-type="float">
            <text:p>14.542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9.75931" calcext:value-type="float">
            <text:p>9.75931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2.12064" calcext:value-type="float">
            <text:p>12.12064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01086" calcext:value-type="float">
            <text:p>14.01086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20.62405" calcext:value-type="float">
            <text:p>20.62405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7.57659" calcext:value-type="float">
            <text:p>37.57659</text:p>
          </table:table-cell>
          <table:table-cell office:value-type="float" office:value="22.61272" calcext:value-type="float">
            <text:p>22.61272</text:p>
          </table:table-cell>
          <table:table-cell office:value-type="float" office:value="19.98963" calcext:value-type="float">
            <text:p>19.9896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21.34539" calcext:value-type="float">
            <text:p>21.34539</text:p>
          </table:table-cell>
          <table:table-cell office:value-type="float" office:value="21.40047" calcext:value-type="float">
            <text:p>21.4004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67996" calcext:value-type="float">
            <text:p>11.67996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9.05929" calcext:value-type="float">
            <text:p>59.05929</text:p>
          </table:table-cell>
          <table:table-cell office:value-type="float" office:value="40.82318" calcext:value-type="float">
            <text:p>40.823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3.07522" calcext:value-type="float">
            <text:p>13.07522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7.94733" calcext:value-type="float">
            <text:p>37.94733</text:p>
          </table:table-cell>
          <table:table-cell office:value-type="float" office:value="32.56909" calcext:value-type="float">
            <text:p>32.56909</text:p>
          </table:table-cell>
          <table:table-cell office:value-type="float" office:value="32.24903" calcext:value-type="float">
            <text:p>32.2490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2.58923" calcext:value-type="float">
            <text:p>22.58923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3.38405" calcext:value-type="float">
            <text:p>23.384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9.44756" calcext:value-type="float">
            <text:p>19.447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3.98212" calcext:value-type="float">
            <text:p>13.982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2.28966" calcext:value-type="float">
            <text:p>12.289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5.03003" calcext:value-type="float">
            <text:p>15.03003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22.13633" calcext:value-type="float">
            <text:p>22.13633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7.41308" calcext:value-type="float">
            <text:p>47.41308</text:p>
          </table:table-cell>
          <table:table-cell office:value-type="float" office:value="35.69862" calcext:value-type="float">
            <text:p>35.69862</text:p>
          </table:table-cell>
          <table:table-cell office:value-type="float" office:value="34.02939" calcext:value-type="float">
            <text:p>34.0293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9.59798" calcext:value-type="float">
            <text:p>39.59798</text:p>
          </table:table-cell>
          <table:table-cell office:value-type="float" office:value="14.07695" calcext:value-type="float">
            <text:p>14.076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1.54216" calcext:value-type="float">
            <text:p>11.54216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1.99322" calcext:value-type="float">
            <text:p>21.99322</text:p>
          </table:table-cell>
          <table:table-cell office:value-type="float" office:value="24.16609" calcext:value-type="float">
            <text:p>24.166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7.70016" calcext:value-type="float">
            <text:p>17.7001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4.14342" calcext:value-type="float">
            <text:p>14.14342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7.34813" calcext:value-type="float">
            <text:p>17.34813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4.56022" calcext:value-type="float">
            <text:p>14.56022</text:p>
          </table:table-cell>
          <table:table-cell office:value-type="float" office:value="9.25638" calcext:value-type="float">
            <text:p>9.25638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2.19504" calcext:value-type="float">
            <text:p>12.19504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2.38927" calcext:value-type="float">
            <text:p>22.38927</text:p>
          </table:table-cell>
          <table:table-cell office:value-type="float" office:value="21.40047" calcext:value-type="float">
            <text:p>21.4004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4.62764" calcext:value-type="float">
            <text:p>14.62764</text:p>
          </table:table-cell>
          <table:table-cell office:value-type="float" office:value="14.89588" calcext:value-type="float">
            <text:p>14.8958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7.36308" calcext:value-type="float">
            <text:p>37.36308</text:p>
          </table:table-cell>
          <table:table-cell office:value-type="float" office:value="30.64278" calcext:value-type="float">
            <text:p>30.64278</text:p>
          </table:table-cell>
          <table:table-cell office:value-type="float" office:value="34.05877" calcext:value-type="float">
            <text:p>34.0587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0.04997" calcext:value-type="float">
            <text:p>40.04997</text:p>
          </table:table-cell>
          <table:table-cell office:value-type="float" office:value="35.15902" calcext:value-type="float">
            <text:p>35.15902</text:p>
          </table:table-cell>
          <table:table-cell office:value-type="float" office:value="35.77709" calcext:value-type="float">
            <text:p>35.777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5.87536" calcext:value-type="float">
            <text:p>25.87536</text:p>
          </table:table-cell>
          <table:table-cell office:value-type="float" office:value="26.07681" calcext:value-type="float">
            <text:p>26.0768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1.48337" calcext:value-type="float">
            <text:p>11.4833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1.17996" calcext:value-type="float">
            <text:p>11.17996</text:p>
          </table:table-cell>
          <table:table-cell office:value-type="float" office:value="8.71478" calcext:value-type="float">
            <text:p>8.7147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3.85292" calcext:value-type="float">
            <text:p>13.85292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6.13276" calcext:value-type="float">
            <text:p>16.13276</text:p>
          </table:table-cell>
          <table:table-cell office:value-type="float" office:value="15.61577" calcext:value-type="float">
            <text:p>15.6157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9.32502" calcext:value-type="float">
            <text:p>19.32502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9.30254" calcext:value-type="float">
            <text:p>19.30254</text:p>
          </table:table-cell>
          <table:table-cell office:value-type="float" office:value="18.27493" calcext:value-type="float">
            <text:p>18.2749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5.60702" calcext:value-type="float">
            <text:p>45.60702</text:p>
          </table:table-cell>
          <table:table-cell office:value-type="float" office:value="21.19173" calcext:value-type="float">
            <text:p>21.19173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6.062" calcext:value-type="float">
            <text:p>16.062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5.38361" calcext:value-type="float">
            <text:p>35.38361</text:p>
          </table:table-cell>
          <table:table-cell office:value-type="float" office:value="22.86178" calcext:value-type="float">
            <text:p>22.86178</text:p>
          </table:table-cell>
          <table:table-cell office:value-type="float" office:value="23.06366" calcext:value-type="float">
            <text:p>23.063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9.2569" calcext:value-type="float">
            <text:p>9.2569</text:p>
          </table:table-cell>
          <table:table-cell office:value-type="float" office:value="7.60555" calcext:value-type="float">
            <text:p>7.6055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0.1995" calcext:value-type="float">
            <text:p>40.1995</text:p>
          </table:table-cell>
          <table:table-cell office:value-type="float" office:value="20.40033" calcext:value-type="float">
            <text:p>20.40033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8.72964" calcext:value-type="float">
            <text:p>18.72964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3.10589" calcext:value-type="float">
            <text:p>33.10589</text:p>
          </table:table-cell>
          <table:table-cell office:value-type="float" office:value="23.2948" calcext:value-type="float">
            <text:p>23.2948</text:p>
          </table:table-cell>
          <table:table-cell office:value-type="float" office:value="24.61301" calcext:value-type="float">
            <text:p>24.613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5.81862" calcext:value-type="float">
            <text:p>15.81862</text:p>
          </table:table-cell>
          <table:table-cell office:value-type="float" office:value="15.61577" calcext:value-type="float">
            <text:p>15.6157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72" calcext:value-type="float">
            <text:p>72</text:p>
          </table:table-cell>
          <table:table-cell office:value-type="float" office:value="65.50262" calcext:value-type="float">
            <text:p>65.50262</text:p>
          </table:table-cell>
          <table:table-cell office:value-type="float" office:value="69.64265" calcext:value-type="float">
            <text:p>69.6426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07681" calcext:value-type="float">
            <text:p>26.07681</text:p>
          </table:table-cell>
          <table:table-cell office:value-type="float" office:value="20.73431" calcext:value-type="float">
            <text:p>20.73431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13931" calcext:value-type="float">
            <text:p>12.13931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3.10623" calcext:value-type="float">
            <text:p>13.10623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8.54978" calcext:value-type="float">
            <text:p>8.549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5.77709" calcext:value-type="float">
            <text:p>35.77709</text:p>
          </table:table-cell>
          <table:table-cell office:value-type="float" office:value="29.1178" calcext:value-type="float">
            <text:p>29.1178</text:p>
          </table:table-cell>
          <table:table-cell office:value-type="float" office:value="26.83282" calcext:value-type="float">
            <text:p>26.8328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7.89654" calcext:value-type="float">
            <text:p>17.89654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24.56262" calcext:value-type="float">
            <text:p>24.56262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1.27958" calcext:value-type="float">
            <text:p>21.27958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" calcext:value-type="float">
            <text:p>28</text:p>
          </table:table-cell>
          <table:table-cell office:value-type="float" office:value="19.51415" calcext:value-type="float">
            <text:p>19.514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3.15751" calcext:value-type="float">
            <text:p>23.15751</text:p>
          </table:table-cell>
          <table:table-cell office:value-type="float" office:value="22.49405" calcext:value-type="float">
            <text:p>22.494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8.22943" calcext:value-type="float">
            <text:p>18.22943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4.52535" calcext:value-type="float">
            <text:p>34.52535</text:p>
          </table:table-cell>
          <table:table-cell office:value-type="float" office:value="22.9947" calcext:value-type="float">
            <text:p>22.9947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1.96583" calcext:value-type="float">
            <text:p>11.96583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6.29653" calcext:value-type="float">
            <text:p>16.29653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3.67875" calcext:value-type="float">
            <text:p>13.67875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2.66584" calcext:value-type="float">
            <text:p>12.6658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24.57535" calcext:value-type="float">
            <text:p>24.575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1.03657" calcext:value-type="float">
            <text:p>41.03657</text:p>
          </table:table-cell>
          <table:table-cell office:value-type="float" office:value="28.88013" calcext:value-type="float">
            <text:p>28.88013</text:p>
          </table:table-cell>
          <table:table-cell office:value-type="float" office:value="33.64332" calcext:value-type="float">
            <text:p>33.6433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18.26832" calcext:value-type="float">
            <text:p>18.26832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7.43403" calcext:value-type="float">
            <text:p>17.43403</text:p>
          </table:table-cell>
          <table:table-cell office:value-type="float" office:value="17.02929" calcext:value-type="float">
            <text:p>17.0292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1.59443" calcext:value-type="float">
            <text:p>11.59443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2.77455" calcext:value-type="float">
            <text:p>12.77455</text:p>
          </table:table-cell>
          <table:table-cell office:value-type="float" office:value="12.08276" calcext:value-type="float">
            <text:p>12.0827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8.26973" calcext:value-type="float">
            <text:p>8.26973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7.27129" calcext:value-type="float">
            <text:p>57.27129</text:p>
          </table:table-cell>
          <table:table-cell office:value-type="float" office:value="30.38798" calcext:value-type="float">
            <text:p>30.38798</text:p>
          </table:table-cell>
          <table:table-cell office:value-type="float" office:value="24.53484" calcext:value-type="float">
            <text:p>24.5348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8.2356" calcext:value-type="float">
            <text:p>18.2356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6.76955" calcext:value-type="float">
            <text:p>36.76955</text:p>
          </table:table-cell>
          <table:table-cell office:value-type="float" office:value="24.17915" calcext:value-type="float">
            <text:p>24.17915</text:p>
          </table:table-cell>
          <table:table-cell office:value-type="float" office:value="23.06366" calcext:value-type="float">
            <text:p>23.063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3.43937" calcext:value-type="float">
            <text:p>13.43937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09975" calcext:value-type="float">
            <text:p>20.09975</text:p>
          </table:table-cell>
          <table:table-cell office:value-type="float" office:value="13.94825" calcext:value-type="float">
            <text:p>13.94825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63034" calcext:value-type="float">
            <text:p>17.63034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2.28878" calcext:value-type="float">
            <text:p>22.28878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21.64637" calcext:value-type="float">
            <text:p>21.64637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7.40416" calcext:value-type="float">
            <text:p>17.40416</text:p>
          </table:table-cell>
          <table:table-cell office:value-type="float" office:value="17.5466" calcext:value-type="float">
            <text:p>17.54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5.73139" calcext:value-type="float">
            <text:p>15.73139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1.37253" calcext:value-type="float">
            <text:p>11.37253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18.39023" calcext:value-type="float">
            <text:p>18.39023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" calcext:value-type="float">
            <text:p>28</text:p>
          </table:table-cell>
          <table:table-cell office:value-type="float" office:value="21.74261" calcext:value-type="float">
            <text:p>21.74261</text:p>
          </table:table-cell>
          <table:table-cell office:value-type="float" office:value="24.12464" calcext:value-type="float">
            <text:p>24.1246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8.48962" calcext:value-type="float">
            <text:p>18.48962</text:p>
          </table:table-cell>
          <table:table-cell office:value-type="float" office:value="17.99966" calcext:value-type="float">
            <text:p>17.999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3.96961" calcext:value-type="float">
            <text:p>13.96961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4.37753" calcext:value-type="float">
            <text:p>14.37753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62278" calcext:value-type="float">
            <text:p>31.62278</text:p>
          </table:table-cell>
          <table:table-cell office:value-type="float" office:value="24.76566" calcext:value-type="float">
            <text:p>24.76566</text:p>
          </table:table-cell>
          <table:table-cell office:value-type="float" office:value="26.07681" calcext:value-type="float">
            <text:p>26.0768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3.73777" calcext:value-type="float">
            <text:p>13.73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2.08761" calcext:value-type="float">
            <text:p>22.08761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4.01913" calcext:value-type="float">
            <text:p>24.01913</text:p>
          </table:table-cell>
          <table:table-cell office:value-type="float" office:value="27.20294" calcext:value-type="float">
            <text:p>27.2029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84441" calcext:value-type="float">
            <text:p>28.84441</text:p>
          </table:table-cell>
          <table:table-cell office:value-type="float" office:value="17.02737" calcext:value-type="float">
            <text:p>17.02737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4.60058" calcext:value-type="float">
            <text:p>14.60058</text:p>
          </table:table-cell>
          <table:table-cell office:value-type="float" office:value="13.40312" calcext:value-type="float">
            <text:p>13.4031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4.33231" calcext:value-type="float">
            <text:p>54.33231</text:p>
          </table:table-cell>
          <table:table-cell office:value-type="float" office:value="39.76379" calcext:value-type="float">
            <text:p>39.76379</text:p>
          </table:table-cell>
          <table:table-cell office:value-type="float" office:value="40.32094" calcext:value-type="float">
            <text:p>40.3209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33545" calcext:value-type="float">
            <text:p>17.33545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5.00586" calcext:value-type="float">
            <text:p>15.00586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8.21791" calcext:value-type="float">
            <text:p>18.21791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75461" calcext:value-type="float">
            <text:p>17.75461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17283" calcext:value-type="float">
            <text:p>11.172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0.77033" calcext:value-type="float">
            <text:p>10.77033</text:p>
          </table:table-cell>
          <table:table-cell office:value-type="float" office:value="8.67799" calcext:value-type="float">
            <text:p>8.67799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0.57241" calcext:value-type="float">
            <text:p>10.57241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7.464" calcext:value-type="float">
            <text:p>17.464</text:p>
          </table:table-cell>
          <table:table-cell office:value-type="float" office:value="16.24621" calcext:value-type="float">
            <text:p>16.2462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19882" calcext:value-type="float">
            <text:p>17.19882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23.82659" calcext:value-type="float">
            <text:p>23.82659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62469" calcext:value-type="float">
            <text:p>15.624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0.27753" calcext:value-type="float">
            <text:p>10.27753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241" calcext:value-type="float">
            <text:p>31.241</text:p>
          </table:table-cell>
          <table:table-cell office:value-type="float" office:value="22.52617" calcext:value-type="float">
            <text:p>22.52617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" calcext:value-type="float">
            <text:p>16</text:p>
          </table:table-cell>
          <table:table-cell office:value-type="float" office:value="9.46692" calcext:value-type="float">
            <text:p>9.46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9.4997" calcext:value-type="float">
            <text:p>9.4997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20.19487" calcext:value-type="float">
            <text:p>20.194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9.49405" calcext:value-type="float">
            <text:p>9.49405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53482" calcext:value-type="float">
            <text:p>12.53482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0.59166" calcext:value-type="float">
            <text:p>10.59166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0" calcext:value-type="float">
            <text:p>40</text:p>
          </table:table-cell>
          <table:table-cell office:value-type="float" office:value="22.3535" calcext:value-type="float">
            <text:p>22.3535</text:p>
          </table:table-cell>
          <table:table-cell office:value-type="float" office:value="20.3398" calcext:value-type="float">
            <text:p>20.339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2.89788" calcext:value-type="float">
            <text:p>22.89788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" calcext:value-type="float">
            <text:p>18</text:p>
          </table:table-cell>
          <table:table-cell office:value-type="float" office:value="9.69916" calcext:value-type="float">
            <text:p>9.69916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61811" calcext:value-type="float">
            <text:p>10.61811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6.3498" calcext:value-type="float">
            <text:p>16.3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2.82687" calcext:value-type="float">
            <text:p>12.82687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0.06435" calcext:value-type="float">
            <text:p>20.06435</text:p>
          </table:table-cell>
          <table:table-cell office:value-type="float" office:value="18.65353" calcext:value-type="float">
            <text:p>18.6535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0.77163" calcext:value-type="float">
            <text:p>10.77163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6.37893" calcext:value-type="float">
            <text:p>16.37893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3.86343" calcext:value-type="float">
            <text:p>43.86343</text:p>
          </table:table-cell>
          <table:table-cell office:value-type="float" office:value="25.64625" calcext:value-type="float">
            <text:p>25.64625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4.05072" calcext:value-type="float">
            <text:p>14.05072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4.82052" calcext:value-type="float">
            <text:p>14.82052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0.9902" calcext:value-type="float">
            <text:p>50.9902</text:p>
          </table:table-cell>
          <table:table-cell office:value-type="float" office:value="42.33102" calcext:value-type="float">
            <text:p>42.33102</text:p>
          </table:table-cell>
          <table:table-cell office:value-type="float" office:value="44.94441" calcext:value-type="float">
            <text:p>44.944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9.48397" calcext:value-type="float">
            <text:p>9.48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07681" calcext:value-type="float">
            <text:p>26.07681</text:p>
          </table:table-cell>
          <table:table-cell office:value-type="float" office:value="22.16572" calcext:value-type="float">
            <text:p>22.16572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9.11615" calcext:value-type="float">
            <text:p>19.11615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1.85729" calcext:value-type="float">
            <text:p>21.85729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1.27583" calcext:value-type="float">
            <text:p>21.27583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1.57322" calcext:value-type="float">
            <text:p>11.57322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4.10731" calcext:value-type="float">
            <text:p>24.107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9.4447" calcext:value-type="float">
            <text:p>19.4447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4.4206" calcext:value-type="float">
            <text:p>14.4206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6.76955" calcext:value-type="float">
            <text:p>36.76955</text:p>
          </table:table-cell>
          <table:table-cell office:value-type="float" office:value="24.63864" calcext:value-type="float">
            <text:p>24.63864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18844" calcext:value-type="float">
            <text:p>12.1884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26.52102" calcext:value-type="float">
            <text:p>26.52102</text:p>
          </table:table-cell>
          <table:table-cell office:value-type="float" office:value="27.20294" calcext:value-type="float">
            <text:p>27.2029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2.47665" calcext:value-type="float">
            <text:p>12.47665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8.08938" calcext:value-type="float">
            <text:p>18.08938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42426" calcext:value-type="float">
            <text:p>11.42426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48209" calcext:value-type="float">
            <text:p>14.48209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5.59019" calcext:value-type="float">
            <text:p>15.59019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6125" calcext:value-type="float">
            <text:p>25.6125</text:p>
          </table:table-cell>
          <table:table-cell office:value-type="float" office:value="23.24676" calcext:value-type="float">
            <text:p>23.24676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6.7939" calcext:value-type="float">
            <text:p>16.7939</text:p>
          </table:table-cell>
          <table:table-cell office:value-type="float" office:value="17.02929" calcext:value-type="float">
            <text:p>17.0292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5.50501" calcext:value-type="float">
            <text:p>15.50501</text:p>
          </table:table-cell>
          <table:table-cell office:value-type="float" office:value="15.87251" calcext:value-type="float">
            <text:p>15.8725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0.72996" calcext:value-type="float">
            <text:p>10.729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2.47366" calcext:value-type="float">
            <text:p>12.47366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2.23846" calcext:value-type="float">
            <text:p>12.23846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4.91814" calcext:value-type="float">
            <text:p>14.91814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3.01175" calcext:value-type="float">
            <text:p>13.01175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6.095" calcext:value-type="float">
            <text:p>16.095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7631" calcext:value-type="float">
            <text:p>15.7631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1.80761" calcext:value-type="float">
            <text:p>11.80761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6.38099" calcext:value-type="float">
            <text:p>16.380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31.60218" calcext:value-type="float">
            <text:p>31.60218</text:p>
          </table:table-cell>
          <table:table-cell office:value-type="float" office:value="32.43431" calcext:value-type="float">
            <text:p>32.4343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8.53236" calcext:value-type="float">
            <text:p>18.5323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5.44009" calcext:value-type="float">
            <text:p>35.44009</text:p>
          </table:table-cell>
          <table:table-cell office:value-type="float" office:value="14.72288" calcext:value-type="float">
            <text:p>14.72288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" calcext:value-type="float">
            <text:p>16</text:p>
          </table:table-cell>
          <table:table-cell office:value-type="float" office:value="11.56174" calcext:value-type="float">
            <text:p>11.5617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7.14532" calcext:value-type="float">
            <text:p>17.14532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10423" calcext:value-type="float">
            <text:p>12.10423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22.38553" calcext:value-type="float">
            <text:p>22.385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1.59183" calcext:value-type="float">
            <text:p>11.59183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1.00927" calcext:value-type="float">
            <text:p>21.00927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3.96" calcext:value-type="float">
            <text:p>13.96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52934" calcext:value-type="float">
            <text:p>10.52934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28.16393" calcext:value-type="float">
            <text:p>28.16393</text:p>
          </table:table-cell>
          <table:table-cell office:value-type="float" office:value="31.77699" calcext:value-type="float">
            <text:p>31.7769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3.00987" calcext:value-type="float">
            <text:p>13.00987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7.11774" calcext:value-type="float">
            <text:p>17.11774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21.09953" calcext:value-type="float">
            <text:p>21.09953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7.20215" calcext:value-type="float">
            <text:p>37.20215</text:p>
          </table:table-cell>
          <table:table-cell office:value-type="float" office:value="33.76051" calcext:value-type="float">
            <text:p>33.76051</text:p>
          </table:table-cell>
          <table:table-cell office:value-type="float" office:value="33.28663" calcext:value-type="float">
            <text:p>33.2866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1.5886" calcext:value-type="float">
            <text:p>21.5886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6.67848" calcext:value-type="float">
            <text:p>16.67848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52868" calcext:value-type="float">
            <text:p>30.52868</text:p>
          </table:table-cell>
          <table:table-cell office:value-type="float" office:value="24.43351" calcext:value-type="float">
            <text:p>24.43351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2.8219" calcext:value-type="float">
            <text:p>12.8219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8.6621" calcext:value-type="float">
            <text:p>48.6621</text:p>
          </table:table-cell>
          <table:table-cell office:value-type="float" office:value="46.2373" calcext:value-type="float">
            <text:p>46.2373</text:p>
          </table:table-cell>
          <table:table-cell office:value-type="float" office:value="47.76973" calcext:value-type="float">
            <text:p>47.7697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2.17826" calcext:value-type="float">
            <text:p>12.17826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38404" calcext:value-type="float">
            <text:p>10.38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22.99015" calcext:value-type="float">
            <text:p>22.990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9.82186" calcext:value-type="float">
            <text:p>19.82186</text:p>
          </table:table-cell>
          <table:table-cell office:value-type="float" office:value="20.49367" calcext:value-type="float">
            <text:p>20.4936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9.9785" calcext:value-type="float">
            <text:p>19.9785</text:p>
          </table:table-cell>
          <table:table-cell office:value-type="float" office:value="20.29563" calcext:value-type="float">
            <text:p>20.2956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2.6532" calcext:value-type="float">
            <text:p>12.6532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9.77696" calcext:value-type="float">
            <text:p>9.77696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2.10144" calcext:value-type="float">
            <text:p>12.1014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22.0792" calcext:value-type="float">
            <text:p>22.0792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2.04458" calcext:value-type="float">
            <text:p>12.04458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5.93458" calcext:value-type="float">
            <text:p>15.93458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8.10343" calcext:value-type="float">
            <text:p>18.10343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7.66131" calcext:value-type="float">
            <text:p>17.66131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9.26324" calcext:value-type="float">
            <text:p>19.26324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2.20122" calcext:value-type="float">
            <text:p>12.20122</text:p>
          </table:table-cell>
          <table:table-cell office:value-type="float" office:value="11.48781" calcext:value-type="float">
            <text:p>11.4878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2.69892" calcext:value-type="float">
            <text:p>22.69892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6.08982" calcext:value-type="float">
            <text:p>16.08982</text:p>
          </table:table-cell>
          <table:table-cell office:value-type="float" office:value="15.87251" calcext:value-type="float">
            <text:p>15.8725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3.94112" calcext:value-type="float">
            <text:p>33.94112</text:p>
          </table:table-cell>
          <table:table-cell office:value-type="float" office:value="20.69921" calcext:value-type="float">
            <text:p>20.69921</text:p>
          </table:table-cell>
          <table:table-cell office:value-type="float" office:value="20.92578" calcext:value-type="float">
            <text:p>20.9257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6.41931" calcext:value-type="float">
            <text:p>16.41931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5.77709" calcext:value-type="float">
            <text:p>35.77709</text:p>
          </table:table-cell>
          <table:table-cell office:value-type="float" office:value="28.42136" calcext:value-type="float">
            <text:p>28.42136</text:p>
          </table:table-cell>
          <table:table-cell office:value-type="float" office:value="28.07052" calcext:value-type="float">
            <text:p>28.070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6.57561" calcext:value-type="float">
            <text:p>16.57561</text:p>
          </table:table-cell>
          <table:table-cell office:value-type="float" office:value="16.30847" calcext:value-type="float">
            <text:p>16.3084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6.20771" calcext:value-type="float">
            <text:p>16.20771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8.2926" calcext:value-type="float">
            <text:p>18.292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3.17374" calcext:value-type="float">
            <text:p>13.1737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1.6619" calcext:value-type="float">
            <text:p>11.6619</text:p>
          </table:table-cell>
          <table:table-cell office:value-type="float" office:value="8.71768" calcext:value-type="float">
            <text:p>8.71768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6.40431" calcext:value-type="float">
            <text:p>16.40431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1.96072" calcext:value-type="float">
            <text:p>11.96072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" calcext:value-type="float">
            <text:p>18</text:p>
          </table:table-cell>
          <table:table-cell office:value-type="float" office:value="9.90432" calcext:value-type="float">
            <text:p>9.904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0.51223" calcext:value-type="float">
            <text:p>10.51223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14.92411" calcext:value-type="float">
            <text:p>14.92411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7.78014" calcext:value-type="float">
            <text:p>17.78014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7.21021" calcext:value-type="float">
            <text:p>27.21021</text:p>
          </table:table-cell>
          <table:table-cell office:value-type="float" office:value="31.241" calcext:value-type="float">
            <text:p>31.2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6006" calcext:value-type="float">
            <text:p>12.6006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20.80181" calcext:value-type="float">
            <text:p>20.80181</text:p>
          </table:table-cell>
          <table:table-cell office:value-type="float" office:value="21.21064" calcext:value-type="float">
            <text:p>21.2106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4.05877" calcext:value-type="float">
            <text:p>34.05877</text:p>
          </table:table-cell>
          <table:table-cell office:value-type="float" office:value="23.80591" calcext:value-type="float">
            <text:p>23.80591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6.78653" calcext:value-type="float">
            <text:p>16.78653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0.67383" calcext:value-type="float">
            <text:p>20.67383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3.04081" calcext:value-type="float">
            <text:p>13.04081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8.83403" calcext:value-type="float">
            <text:p>18.83403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9.42956" calcext:value-type="float">
            <text:p>19.42956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8.03639" calcext:value-type="float">
            <text:p>18.03639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13.49832" calcext:value-type="float">
            <text:p>13.49832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4.25201" calcext:value-type="float">
            <text:p>14.25201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0.11028" calcext:value-type="float">
            <text:p>10.11028</text:p>
          </table:table-cell>
          <table:table-cell office:value-type="float" office:value="8.36575" calcext:value-type="float">
            <text:p>8.3657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3.43903" calcext:value-type="float">
            <text:p>13.43903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7.53946" calcext:value-type="float">
            <text:p>47.53946</text:p>
          </table:table-cell>
          <table:table-cell office:value-type="float" office:value="32.93724" calcext:value-type="float">
            <text:p>32.93724</text:p>
          </table:table-cell>
          <table:table-cell office:value-type="float" office:value="31.62278" calcext:value-type="float">
            <text:p>31.6227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5.14877" calcext:value-type="float">
            <text:p>15.148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6.01217" calcext:value-type="float">
            <text:p>16.01217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1.6019" calcext:value-type="float">
            <text:p>21.6019</text:p>
          </table:table-cell>
          <table:table-cell office:value-type="float" office:value="21.58698" calcext:value-type="float">
            <text:p>21.5869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6.76955" calcext:value-type="float">
            <text:p>36.76955</text:p>
          </table:table-cell>
          <table:table-cell office:value-type="float" office:value="26.98553" calcext:value-type="float">
            <text:p>26.98553</text:p>
          </table:table-cell>
          <table:table-cell office:value-type="float" office:value="26.30589" calcext:value-type="float">
            <text:p>26.3058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1.67695" calcext:value-type="float">
            <text:p>11.67695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4.44476" calcext:value-type="float">
            <text:p>14.44476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4" calcext:value-type="float">
            <text:p>34</text:p>
          </table:table-cell>
          <table:table-cell office:value-type="float" office:value="20.58618" calcext:value-type="float">
            <text:p>20.58618</text:p>
          </table:table-cell>
          <table:table-cell office:value-type="float" office:value="19.84886" calcext:value-type="float">
            <text:p>19.8488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4.16474" calcext:value-type="float">
            <text:p>14.16474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4" calcext:value-type="float">
            <text:p>34</text:p>
          </table:table-cell>
          <table:table-cell office:value-type="float" office:value="30.74384" calcext:value-type="float">
            <text:p>30.74384</text:p>
          </table:table-cell>
          <table:table-cell office:value-type="float" office:value="30.59412" calcext:value-type="float">
            <text:p>30.5941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08157" calcext:value-type="float">
            <text:p>15.08157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4.49123" calcext:value-type="float">
            <text:p>14.49123</text:p>
          </table:table-cell>
          <table:table-cell office:value-type="float" office:value="14.07107" calcext:value-type="float">
            <text:p>14.0710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5.57342" calcext:value-type="float">
            <text:p>15.57342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1.18252" calcext:value-type="float">
            <text:p>41.18252</text:p>
          </table:table-cell>
          <table:table-cell office:value-type="float" office:value="30.88324" calcext:value-type="float">
            <text:p>30.88324</text:p>
          </table:table-cell>
          <table:table-cell office:value-type="float" office:value="31.62278" calcext:value-type="float">
            <text:p>31.6227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4.85073" calcext:value-type="float">
            <text:p>14.85073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1.41723" calcext:value-type="float">
            <text:p>11.41723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0.86645" calcext:value-type="float">
            <text:p>20.86645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9.84972" calcext:value-type="float">
            <text:p>39.84972</text:p>
          </table:table-cell>
          <table:table-cell office:value-type="float" office:value="28.2068" calcext:value-type="float">
            <text:p>28.20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3.24944" calcext:value-type="float">
            <text:p>13.249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3.49247" calcext:value-type="float">
            <text:p>13.49247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6.27952" calcext:value-type="float">
            <text:p>16.27952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6.22154" calcext:value-type="float">
            <text:p>36.22154</text:p>
          </table:table-cell>
          <table:table-cell office:value-type="float" office:value="27.29657" calcext:value-type="float">
            <text:p>27.29657</text:p>
          </table:table-cell>
          <table:table-cell office:value-type="float" office:value="27.52986" calcext:value-type="float">
            <text:p>27.5298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28.6657" calcext:value-type="float">
            <text:p>28.6657</text:p>
          </table:table-cell>
          <table:table-cell office:value-type="float" office:value="30.49588" calcext:value-type="float">
            <text:p>30.4958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26.25963" calcext:value-type="float">
            <text:p>26.25963</text:p>
          </table:table-cell>
          <table:table-cell office:value-type="float" office:value="26.90725" calcext:value-type="float">
            <text:p>26.907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3.0199" calcext:value-type="float">
            <text:p>13.019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4.63485" calcext:value-type="float">
            <text:p>14.63485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59412" calcext:value-type="float">
            <text:p>30.59412</text:p>
          </table:table-cell>
          <table:table-cell office:value-type="float" office:value="26.93341" calcext:value-type="float">
            <text:p>26.93341</text:p>
          </table:table-cell>
          <table:table-cell office:value-type="float" office:value="27.85678" calcext:value-type="float">
            <text:p>27.8567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8.04165" calcext:value-type="float">
            <text:p>48.04165</text:p>
          </table:table-cell>
          <table:table-cell office:value-type="float" office:value="31.89676" calcext:value-type="float">
            <text:p>31.89676</text:p>
          </table:table-cell>
          <table:table-cell office:value-type="float" office:value="31.30495" calcext:value-type="float">
            <text:p>31.3049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8.40911" calcext:value-type="float">
            <text:p>18.40911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5.77709" calcext:value-type="float">
            <text:p>35.77709</text:p>
          </table:table-cell>
          <table:table-cell office:value-type="float" office:value="25.26966" calcext:value-type="float">
            <text:p>25.26966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4.98571" calcext:value-type="float">
            <text:p>34.98571</text:p>
          </table:table-cell>
          <table:table-cell office:value-type="float" office:value="25.0561" calcext:value-type="float">
            <text:p>25.0561</text:p>
          </table:table-cell>
          <table:table-cell office:value-type="float" office:value="26.83282" calcext:value-type="float">
            <text:p>26.8328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21.06752" calcext:value-type="float">
            <text:p>21.06752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15.39034" calcext:value-type="float">
            <text:p>15.39034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3.91186" calcext:value-type="float">
            <text:p>13.91186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7.18946" calcext:value-type="float">
            <text:p>17.18946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6.86887" calcext:value-type="float">
            <text:p>16.86887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39127" calcext:value-type="float">
            <text:p>15.39127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0.9527" calcext:value-type="float">
            <text:p>10.9527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7.68882" calcext:value-type="float">
            <text:p>57.68882</text:p>
          </table:table-cell>
          <table:table-cell office:value-type="float" office:value="52.96473" calcext:value-type="float">
            <text:p>52.96473</text:p>
          </table:table-cell>
          <table:table-cell office:value-type="float" office:value="52.34501" calcext:value-type="float">
            <text:p>52.345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05807" calcext:value-type="float">
            <text:p>10.058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13.92362" calcext:value-type="float">
            <text:p>13.92362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5.77709" calcext:value-type="float">
            <text:p>35.77709</text:p>
          </table:table-cell>
          <table:table-cell office:value-type="float" office:value="24.48439" calcext:value-type="float">
            <text:p>24.484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2.49288" calcext:value-type="float">
            <text:p>12.49288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06244" calcext:value-type="float">
            <text:p>32.06244</text:p>
          </table:table-cell>
          <table:table-cell office:value-type="float" office:value="21.30515" calcext:value-type="float">
            <text:p>21.30515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59412" calcext:value-type="float">
            <text:p>30.59412</text:p>
          </table:table-cell>
          <table:table-cell office:value-type="float" office:value="23.69869" calcext:value-type="float">
            <text:p>23.69869</text:p>
          </table:table-cell>
          <table:table-cell office:value-type="float" office:value="24.57587" calcext:value-type="float">
            <text:p>24.5758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" calcext:value-type="float">
            <text:p>16</text:p>
          </table:table-cell>
          <table:table-cell office:value-type="float" office:value="13.73205" calcext:value-type="float">
            <text:p>13.732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4.3157" calcext:value-type="float">
            <text:p>14.3157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5.40683" calcext:value-type="float">
            <text:p>15.40683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6.85235" calcext:value-type="float">
            <text:p>16.85235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5.27127" calcext:value-type="float">
            <text:p>25.271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3.99527" calcext:value-type="float">
            <text:p>13.99527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3.85165" calcext:value-type="float">
            <text:p>53.85165</text:p>
          </table:table-cell>
          <table:table-cell office:value-type="float" office:value="33.71862" calcext:value-type="float">
            <text:p>33.71862</text:p>
          </table:table-cell>
          <table:table-cell office:value-type="float" office:value="31.81139" calcext:value-type="float">
            <text:p>31.8113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17.61328" calcext:value-type="float">
            <text:p>17.61328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8.41875" calcext:value-type="float">
            <text:p>38.41875</text:p>
          </table:table-cell>
          <table:table-cell office:value-type="float" office:value="34.10838" calcext:value-type="float">
            <text:p>34.10838</text:p>
          </table:table-cell>
          <table:table-cell office:value-type="float" office:value="34.05877" calcext:value-type="float">
            <text:p>34.0587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21.71709" calcext:value-type="float">
            <text:p>21.717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13528" calcext:value-type="float">
            <text:p>11.13528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20465" calcext:value-type="float">
            <text:p>17.20465</text:p>
          </table:table-cell>
          <table:table-cell office:value-type="float" office:value="13.93953" calcext:value-type="float">
            <text:p>13.93953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2.55148" calcext:value-type="float">
            <text:p>12.55148</text:p>
          </table:table-cell>
          <table:table-cell office:value-type="float" office:value="13.77927" calcext:value-type="float">
            <text:p>13.779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6.32051" calcext:value-type="float">
            <text:p>56.32051</text:p>
          </table:table-cell>
          <table:table-cell office:value-type="float" office:value="39.47665" calcext:value-type="float">
            <text:p>39.47665</text:p>
          </table:table-cell>
          <table:table-cell office:value-type="float" office:value="41.03657" calcext:value-type="float">
            <text:p>41.0365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9.39543" calcext:value-type="float">
            <text:p>39.39543</text:p>
          </table:table-cell>
          <table:table-cell office:value-type="float" office:value="21.10189" calcext:value-type="float">
            <text:p>21.10189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3.15963" calcext:value-type="float">
            <text:p>13.15963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19.7324" calcext:value-type="float">
            <text:p>19.7324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5.56036" calcext:value-type="float">
            <text:p>15.56036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5.90969" calcext:value-type="float">
            <text:p>15.90969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10407" calcext:value-type="float">
            <text:p>11.10407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7.59989" calcext:value-type="float">
            <text:p>17.59989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4" calcext:value-type="float">
            <text:p>44</text:p>
          </table:table-cell>
          <table:table-cell office:value-type="float" office:value="38.39486" calcext:value-type="float">
            <text:p>38.39486</text:p>
          </table:table-cell>
          <table:table-cell office:value-type="float" office:value="42.09382" calcext:value-type="float">
            <text:p>42.0938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7.73592" calcext:value-type="float">
            <text:p>37.73592</text:p>
          </table:table-cell>
          <table:table-cell office:value-type="float" office:value="26.8234" calcext:value-type="float">
            <text:p>26.8234</text:p>
          </table:table-cell>
          <table:table-cell office:value-type="float" office:value="29.52965" calcext:value-type="float">
            <text:p>29.5296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82826" calcext:value-type="float">
            <text:p>10.82826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6.56854" calcext:value-type="float">
            <text:p>56.56854</text:p>
          </table:table-cell>
          <table:table-cell office:value-type="float" office:value="47.79011" calcext:value-type="float">
            <text:p>47.79011</text:p>
          </table:table-cell>
          <table:table-cell office:value-type="float" office:value="48.20772" calcext:value-type="float">
            <text:p>48.207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4.72136" calcext:value-type="float">
            <text:p>44.72136</text:p>
          </table:table-cell>
          <table:table-cell office:value-type="float" office:value="32.08651" calcext:value-type="float">
            <text:p>32.08651</text:p>
          </table:table-cell>
          <table:table-cell office:value-type="float" office:value="31.62278" calcext:value-type="float">
            <text:p>31.6227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0.01005" calcext:value-type="float">
            <text:p>10.01005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84441" calcext:value-type="float">
            <text:p>28.84441</text:p>
          </table:table-cell>
          <table:table-cell office:value-type="float" office:value="20.29456" calcext:value-type="float">
            <text:p>20.29456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4.9285" calcext:value-type="float">
            <text:p>34.9285</text:p>
          </table:table-cell>
          <table:table-cell office:value-type="float" office:value="28.41229" calcext:value-type="float">
            <text:p>28.41229</text:p>
          </table:table-cell>
          <table:table-cell office:value-type="float" office:value="29.73214" calcext:value-type="float">
            <text:p>29.73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80354" calcext:value-type="float">
            <text:p>12.80354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5.08145" calcext:value-type="float">
            <text:p>15.08145</text:p>
          </table:table-cell>
          <table:table-cell office:value-type="float" office:value="14.89588" calcext:value-type="float">
            <text:p>14.8958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2.90707" calcext:value-type="float">
            <text:p>12.90707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8.63877" calcext:value-type="float">
            <text:p>18.63877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18.90484" calcext:value-type="float">
            <text:p>18.90484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78966" calcext:value-type="float">
            <text:p>15.78966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0.30296" calcext:value-type="float">
            <text:p>20.30296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21.28378" calcext:value-type="float">
            <text:p>21.28378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8.37355" calcext:value-type="float">
            <text:p>48.37355</text:p>
          </table:table-cell>
          <table:table-cell office:value-type="float" office:value="38.46937" calcext:value-type="float">
            <text:p>38.46937</text:p>
          </table:table-cell>
          <table:table-cell office:value-type="float" office:value="36.82387" calcext:value-type="float">
            <text:p>36.8238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3.3256" calcext:value-type="float">
            <text:p>13.3256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8.82219" calcext:value-type="float">
            <text:p>18.82219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8.15736" calcext:value-type="float">
            <text:p>8.15736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7.73592" calcext:value-type="float">
            <text:p>37.73592</text:p>
          </table:table-cell>
          <table:table-cell office:value-type="float" office:value="30.51789" calcext:value-type="float">
            <text:p>30.51789</text:p>
          </table:table-cell>
          <table:table-cell office:value-type="float" office:value="29.52965" calcext:value-type="float">
            <text:p>29.5296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8.08326" calcext:value-type="float">
            <text:p>48.08326</text:p>
          </table:table-cell>
          <table:table-cell office:value-type="float" office:value="32.81052" calcext:value-type="float">
            <text:p>32.81052</text:p>
          </table:table-cell>
          <table:table-cell office:value-type="float" office:value="31.1127" calcext:value-type="float">
            <text:p>31.11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2.31268" calcext:value-type="float">
            <text:p>22.31268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8.39992" calcext:value-type="float">
            <text:p>18.3999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4.58103" calcext:value-type="float">
            <text:p>14.58103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89263" calcext:value-type="float">
            <text:p>11.89263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1.0665" calcext:value-type="float">
            <text:p>11.0665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5.38361" calcext:value-type="float">
            <text:p>35.38361</text:p>
          </table:table-cell>
          <table:table-cell office:value-type="float" office:value="28.6757" calcext:value-type="float">
            <text:p>28.6757</text:p>
          </table:table-cell>
          <table:table-cell office:value-type="float" office:value="28.28427" calcext:value-type="float">
            <text:p>28.28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26549" calcext:value-type="float">
            <text:p>30.26549</text:p>
          </table:table-cell>
          <table:table-cell office:value-type="float" office:value="17.97162" calcext:value-type="float">
            <text:p>17.97162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0.71566" calcext:value-type="float">
            <text:p>20.71566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2.03473" calcext:value-type="float">
            <text:p>22.03473</text:p>
          </table:table-cell>
          <table:table-cell office:value-type="float" office:value="22.97561" calcext:value-type="float">
            <text:p>22.9756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5.38361" calcext:value-type="float">
            <text:p>35.38361</text:p>
          </table:table-cell>
          <table:table-cell office:value-type="float" office:value="25.01944" calcext:value-type="float">
            <text:p>25.01944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2.36192" calcext:value-type="float">
            <text:p>22.36192</text:p>
          </table:table-cell>
          <table:table-cell office:value-type="float" office:value="22.2257" calcext:value-type="float">
            <text:p>22.225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9.81611" calcext:value-type="float">
            <text:p>19.81611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2.51547" calcext:value-type="float">
            <text:p>12.51547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9.52398" calcext:value-type="float">
            <text:p>19.52398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20.05235" calcext:value-type="float">
            <text:p>20.05235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4.20433" calcext:value-type="float">
            <text:p>14.20433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22.35686" calcext:value-type="float">
            <text:p>22.35686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0.50113" calcext:value-type="float">
            <text:p>20.50113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03336" calcext:value-type="float">
            <text:p>13.03336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1.8092" calcext:value-type="float">
            <text:p>21.80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2.49687" calcext:value-type="float">
            <text:p>22.49687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97952" calcext:value-type="float">
            <text:p>12.979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4.27062" calcext:value-type="float">
            <text:p>14.27062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8.15307" calcext:value-type="float">
            <text:p>18.15307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2.27746" calcext:value-type="float">
            <text:p>12.27746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1.29983" calcext:value-type="float">
            <text:p>11.29983</text:p>
          </table:table-cell>
          <table:table-cell office:value-type="float" office:value="11.04202" calcext:value-type="float">
            <text:p>11.0420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8.0725" calcext:value-type="float">
            <text:p>18.0725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3.90944" calcext:value-type="float">
            <text:p>13.90944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" calcext:value-type="float">
            <text:p>32</text:p>
          </table:table-cell>
          <table:table-cell office:value-type="float" office:value="20.69918" calcext:value-type="float">
            <text:p>20.69918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5.44009" calcext:value-type="float">
            <text:p>35.44009</text:p>
          </table:table-cell>
          <table:table-cell office:value-type="float" office:value="29.93363" calcext:value-type="float">
            <text:p>29.93363</text:p>
          </table:table-cell>
          <table:table-cell office:value-type="float" office:value="32.55764" calcext:value-type="float">
            <text:p>32.5576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22.35781" calcext:value-type="float">
            <text:p>22.35781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8.47077" calcext:value-type="float">
            <text:p>38.47077</text:p>
          </table:table-cell>
          <table:table-cell office:value-type="float" office:value="20.7355" calcext:value-type="float">
            <text:p>20.7355</text:p>
          </table:table-cell>
          <table:table-cell office:value-type="float" office:value="18.19804" calcext:value-type="float">
            <text:p>18.1980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6.99189" calcext:value-type="float">
            <text:p>16.99189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2.08237" calcext:value-type="float">
            <text:p>22.08237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9.74517" calcext:value-type="float">
            <text:p>19.74517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6" calcext:value-type="float">
            <text:p>46</text:p>
          </table:table-cell>
          <table:table-cell office:value-type="float" office:value="37.63148" calcext:value-type="float">
            <text:p>37.63148</text:p>
          </table:table-cell>
          <table:table-cell office:value-type="float" office:value="36.71512" calcext:value-type="float">
            <text:p>36.7151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9.57364" calcext:value-type="float">
            <text:p>19.57364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13.12804" calcext:value-type="float">
            <text:p>13.12804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2.24974" calcext:value-type="float">
            <text:p>12.24974</text:p>
          </table:table-cell>
          <table:table-cell office:value-type="float" office:value="12.15551" calcext:value-type="float">
            <text:p>12.1555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4.32594" calcext:value-type="float">
            <text:p>14.32594</text:p>
          </table:table-cell>
          <table:table-cell office:value-type="float" office:value="12.15551" calcext:value-type="float">
            <text:p>12.1555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9.68366" calcext:value-type="float">
            <text:p>19.68366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3.49816" calcext:value-type="float">
            <text:p>13.49816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1.13186" calcext:value-type="float">
            <text:p>21.13186</text:p>
          </table:table-cell>
          <table:table-cell office:value-type="float" office:value="21.95067" calcext:value-type="float">
            <text:p>21.9506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3.14132" calcext:value-type="float">
            <text:p>53.14132</text:p>
          </table:table-cell>
          <table:table-cell office:value-type="float" office:value="33.28304" calcext:value-type="float">
            <text:p>33.28304</text:p>
          </table:table-cell>
          <table:table-cell office:value-type="float" office:value="33.10589" calcext:value-type="float">
            <text:p>33.1058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3.81749" calcext:value-type="float">
            <text:p>13.81749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0.06694" calcext:value-type="float">
            <text:p>10.06694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71.38628" calcext:value-type="float">
            <text:p>71.38628</text:p>
          </table:table-cell>
          <table:table-cell office:value-type="float" office:value="49.56897" calcext:value-type="float">
            <text:p>49.56897</text:p>
          </table:table-cell>
          <table:table-cell office:value-type="float" office:value="45.8903" calcext:value-type="float">
            <text:p>45.890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7.96412" calcext:value-type="float">
            <text:p>17.96412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2.26826" calcext:value-type="float">
            <text:p>22.26826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21.78098" calcext:value-type="float">
            <text:p>21.78098</text:p>
          </table:table-cell>
          <table:table-cell office:value-type="float" office:value="21.99699" calcext:value-type="float">
            <text:p>21.9969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0.78347" calcext:value-type="float">
            <text:p>20.78347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74378" calcext:value-type="float">
            <text:p>17.74378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5.83268" calcext:value-type="float">
            <text:p>15.832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67.05222" calcext:value-type="float">
            <text:p>67.05222</text:p>
          </table:table-cell>
          <table:table-cell office:value-type="float" office:value="42.18928" calcext:value-type="float">
            <text:p>42.18928</text:p>
          </table:table-cell>
          <table:table-cell office:value-type="float" office:value="37.65626" calcext:value-type="float">
            <text:p>37.656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16.05032" calcext:value-type="float">
            <text:p>16.05032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0.59644" calcext:value-type="float">
            <text:p>50.59644</text:p>
          </table:table-cell>
          <table:table-cell office:value-type="float" office:value="38.00508" calcext:value-type="float">
            <text:p>38.00508</text:p>
          </table:table-cell>
          <table:table-cell office:value-type="float" office:value="38.62642" calcext:value-type="float">
            <text:p>38.626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2.08416" calcext:value-type="float">
            <text:p>12.08416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9.96881" calcext:value-type="float">
            <text:p>19.96881</text:p>
          </table:table-cell>
          <table:table-cell office:value-type="float" office:value="20.09975" calcext:value-type="float">
            <text:p>20.0997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8.51293" calcext:value-type="float">
            <text:p>18.51293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9.1935" calcext:value-type="float">
            <text:p>49.1935</text:p>
          </table:table-cell>
          <table:table-cell office:value-type="float" office:value="34.45092" calcext:value-type="float">
            <text:p>34.45092</text:p>
          </table:table-cell>
          <table:table-cell office:value-type="float" office:value="35.38361" calcext:value-type="float">
            <text:p>35.3836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2.76677" calcext:value-type="float">
            <text:p>22.76677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7.09495" calcext:value-type="float">
            <text:p>27.09495</text:p>
          </table:table-cell>
          <table:table-cell office:value-type="float" office:value="28.28427" calcext:value-type="float">
            <text:p>28.2842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4.55408" calcext:value-type="float">
            <text:p>14.554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8.29206" calcext:value-type="float">
            <text:p>18.29206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20.15268" calcext:value-type="float">
            <text:p>20.15268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2.48421" calcext:value-type="float">
            <text:p>12.48421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9.61774" calcext:value-type="float">
            <text:p>9.61774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3.2886" calcext:value-type="float">
            <text:p>13.2886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1.72789" calcext:value-type="float">
            <text:p>21.72789</text:p>
          </table:table-cell>
          <table:table-cell office:value-type="float" office:value="21.77033" calcext:value-type="float">
            <text:p>21.7703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6.04346" calcext:value-type="float">
            <text:p>46.04346</text:p>
          </table:table-cell>
          <table:table-cell office:value-type="float" office:value="29.25136" calcext:value-type="float">
            <text:p>29.25136</text:p>
          </table:table-cell>
          <table:table-cell office:value-type="float" office:value="33.94112" calcext:value-type="float">
            <text:p>33.9411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2.23743" calcext:value-type="float">
            <text:p>12.23743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79116" calcext:value-type="float">
            <text:p>15.79116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9.72659" calcext:value-type="float">
            <text:p>9.72659</text:p>
          </table:table-cell>
          <table:table-cell office:value-type="float" office:value="9.47214" calcext:value-type="float">
            <text:p>9.472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3.26662" calcext:value-type="float">
            <text:p>43.26662</text:p>
          </table:table-cell>
          <table:table-cell office:value-type="float" office:value="31.26237" calcext:value-type="float">
            <text:p>31.26237</text:p>
          </table:table-cell>
          <table:table-cell office:value-type="float" office:value="30.46309" calcext:value-type="float">
            <text:p>30.463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24823" calcext:value-type="float">
            <text:p>14.24823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3.74389" calcext:value-type="float">
            <text:p>23.74389</text:p>
          </table:table-cell>
          <table:table-cell office:value-type="float" office:value="24.16609" calcext:value-type="float">
            <text:p>24.1660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7.20215" calcext:value-type="float">
            <text:p>37.20215</text:p>
          </table:table-cell>
          <table:table-cell office:value-type="float" office:value="22.57037" calcext:value-type="float">
            <text:p>22.57037</text:p>
          </table:table-cell>
          <table:table-cell office:value-type="float" office:value="23.06366" calcext:value-type="float">
            <text:p>23.063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13881" calcext:value-type="float">
            <text:p>13.13881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3.44085" calcext:value-type="float">
            <text:p>13.44085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74172" calcext:value-type="float">
            <text:p>13.74172</text:p>
          </table:table-cell>
          <table:table-cell office:value-type="float" office:value="14.07107" calcext:value-type="float">
            <text:p>14.0710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0.47772" calcext:value-type="float">
            <text:p>50.47772</text:p>
          </table:table-cell>
          <table:table-cell office:value-type="float" office:value="38.26565" calcext:value-type="float">
            <text:p>38.26565</text:p>
          </table:table-cell>
          <table:table-cell office:value-type="float" office:value="39.44617" calcext:value-type="float">
            <text:p>39.4461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6.18251" calcext:value-type="float">
            <text:p>16.18251</text:p>
          </table:table-cell>
          <table:table-cell office:value-type="float" office:value="16.30847" calcext:value-type="float">
            <text:p>16.3084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2.09849" calcext:value-type="float">
            <text:p>22.09849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20.65088" calcext:value-type="float">
            <text:p>20.650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3.41641" calcext:value-type="float">
            <text:p>13.41641</text:p>
          </table:table-cell>
          <table:table-cell office:value-type="float" office:value="9.19094" calcext:value-type="float">
            <text:p>9.19094</text:p>
          </table:table-cell>
          <table:table-cell office:value-type="float" office:value="8.59524" calcext:value-type="float">
            <text:p>8.5952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05829" calcext:value-type="float">
            <text:p>15.058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5.61645" calcext:value-type="float">
            <text:p>15.6164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2.19281" calcext:value-type="float">
            <text:p>12.19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2.91023" calcext:value-type="float">
            <text:p>22.91023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21.44112" calcext:value-type="float">
            <text:p>21.44112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0" calcext:value-type="float">
            <text:p>40</text:p>
          </table:table-cell>
          <table:table-cell office:value-type="float" office:value="36.89603" calcext:value-type="float">
            <text:p>36.89603</text:p>
          </table:table-cell>
          <table:table-cell office:value-type="float" office:value="36.87818" calcext:value-type="float">
            <text:p>36.8781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8.70318" calcext:value-type="float">
            <text:p>48.70318</text:p>
          </table:table-cell>
          <table:table-cell office:value-type="float" office:value="42.31928" calcext:value-type="float">
            <text:p>42.319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5.07481" calcext:value-type="float">
            <text:p>15.07481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1.18252" calcext:value-type="float">
            <text:p>41.18252</text:p>
          </table:table-cell>
          <table:table-cell office:value-type="float" office:value="32.77974" calcext:value-type="float">
            <text:p>32.77974</text:p>
          </table:table-cell>
          <table:table-cell office:value-type="float" office:value="34.17601" calcext:value-type="float">
            <text:p>34.176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3.24728" calcext:value-type="float">
            <text:p>13.247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3.6439" calcext:value-type="float">
            <text:p>13.6439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1.68172" calcext:value-type="float">
            <text:p>21.68172</text:p>
          </table:table-cell>
          <table:table-cell office:value-type="float" office:value="25.45584" calcext:value-type="float">
            <text:p>25.4558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53.36666" calcext:value-type="float">
            <text:p>53.36666</text:p>
          </table:table-cell>
          <table:table-cell office:value-type="float" office:value="42.23912" calcext:value-type="float">
            <text:p>42.239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2.93274" calcext:value-type="float">
            <text:p>22.932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3.10589" calcext:value-type="float">
            <text:p>33.10589</text:p>
          </table:table-cell>
          <table:table-cell office:value-type="float" office:value="28.49357" calcext:value-type="float">
            <text:p>28.493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5.02271" calcext:value-type="float">
            <text:p>25.02271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46" calcext:value-type="float">
            <text:p>46</text:p>
          </table:table-cell>
          <table:table-cell office:value-type="float" office:value="31.66449" calcext:value-type="float">
            <text:p>31.664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34" calcext:value-type="float">
            <text:p>34</text:p>
          </table:table-cell>
          <table:table-cell office:value-type="float" office:value="17.54373" calcext:value-type="float">
            <text:p>17.543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50 uM Dexa +300 nM Testo</text:p>
          </table:table-cell>
          <table:table-cell office:value-type="float" office:value="28" calcext:value-type="float">
            <text:p>28</text:p>
          </table:table-cell>
          <table:table-cell office:value-type="float" office:value="19.5645" calcext:value-type="float">
            <text:p>19.5645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12695" calcext:value-type="float">
            <text:p>12.126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2.18021" calcext:value-type="float">
            <text:p>12.18021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0.33185" calcext:value-type="float">
            <text:p>20.33185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1.09505" calcext:value-type="float">
            <text:p>11.09505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0" calcext:value-type="float">
            <text:p>50</text:p>
          </table:table-cell>
          <table:table-cell office:value-type="float" office:value="25.19242" calcext:value-type="float">
            <text:p>25.19242</text:p>
          </table:table-cell>
          <table:table-cell office:value-type="float" office:value="23.4094" calcext:value-type="float">
            <text:p>23.409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19.25525" calcext:value-type="float">
            <text:p>19.25525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9.29377" calcext:value-type="float">
            <text:p>39.29377</text:p>
          </table:table-cell>
          <table:table-cell office:value-type="float" office:value="25.46105" calcext:value-type="float">
            <text:p>25.46105</text:p>
          </table:table-cell>
          <table:table-cell office:value-type="float" office:value="20.09975" calcext:value-type="float">
            <text:p>20.0997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2.52058" calcext:value-type="float">
            <text:p>42.52058</text:p>
          </table:table-cell>
          <table:table-cell office:value-type="float" office:value="32.04462" calcext:value-type="float">
            <text:p>32.04462</text:p>
          </table:table-cell>
          <table:table-cell office:value-type="float" office:value="32.55764" calcext:value-type="float">
            <text:p>32.5576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17.85276" calcext:value-type="float">
            <text:p>17.85276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" calcext:value-type="float">
            <text:p>32</text:p>
          </table:table-cell>
          <table:table-cell office:value-type="float" office:value="25.87544" calcext:value-type="float">
            <text:p>25.875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5.6955" calcext:value-type="float">
            <text:p>15.69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6.50242" calcext:value-type="float">
            <text:p>16.50242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3.52611" calcext:value-type="float">
            <text:p>33.52611</text:p>
          </table:table-cell>
          <table:table-cell office:value-type="float" office:value="22.77942" calcext:value-type="float">
            <text:p>22.77942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4.63385" calcext:value-type="float">
            <text:p>14.63385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1.76151" calcext:value-type="float">
            <text:p>21.76151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22.84898" calcext:value-type="float">
            <text:p>22.84898</text:p>
          </table:table-cell>
          <table:table-cell office:value-type="float" office:value="23.7047" calcext:value-type="float">
            <text:p>23.704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3.34798" calcext:value-type="float">
            <text:p>13.34798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2.50207" calcext:value-type="float">
            <text:p>22.50207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3.10589" calcext:value-type="float">
            <text:p>33.10589</text:p>
          </table:table-cell>
          <table:table-cell office:value-type="float" office:value="24.73093" calcext:value-type="float">
            <text:p>24.73093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5273" calcext:value-type="float">
            <text:p>17.5273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" calcext:value-type="float">
            <text:p>18</text:p>
          </table:table-cell>
          <table:table-cell office:value-type="float" office:value="11.37025" calcext:value-type="float">
            <text:p>11.37025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26665" calcext:value-type="float">
            <text:p>17.26665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" calcext:value-type="float">
            <text:p>14</text:p>
          </table:table-cell>
          <table:table-cell office:value-type="float" office:value="8.97064" calcext:value-type="float">
            <text:p>8.97064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6.39107" calcext:value-type="float">
            <text:p>16.39107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3.511" calcext:value-type="float">
            <text:p>23.511</text:p>
          </table:table-cell>
          <table:table-cell office:value-type="float" office:value="24.12464" calcext:value-type="float">
            <text:p>24.1246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1.14447" calcext:value-type="float">
            <text:p>11.1444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15.41819" calcext:value-type="float">
            <text:p>15.418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9.62741" calcext:value-type="float">
            <text:p>9.62741</text:p>
          </table:table-cell>
          <table:table-cell office:value-type="float" office:value="8.07769" calcext:value-type="float">
            <text:p>8.0776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7.09409" calcext:value-type="float">
            <text:p>17.09409</text:p>
          </table:table-cell>
          <table:table-cell office:value-type="float" office:value="14.56022" calcext:value-type="float">
            <text:p>14.560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1.93803" calcext:value-type="float">
            <text:p>21.93803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5.38361" calcext:value-type="float">
            <text:p>35.38361</text:p>
          </table:table-cell>
          <table:table-cell office:value-type="float" office:value="25.4516" calcext:value-type="float">
            <text:p>25.4516</text:p>
          </table:table-cell>
          <table:table-cell office:value-type="float" office:value="27.78489" calcext:value-type="float">
            <text:p>27.7848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6.05535" calcext:value-type="float">
            <text:p>16.05535</text:p>
          </table:table-cell>
          <table:table-cell office:value-type="float" office:value="16.48528" calcext:value-type="float">
            <text:p>16.4852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6.24911" calcext:value-type="float">
            <text:p>16.24911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6.12271" calcext:value-type="float">
            <text:p>26.12271</text:p>
          </table:table-cell>
          <table:table-cell office:value-type="float" office:value="26.0384" calcext:value-type="float">
            <text:p>26.038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5.44234" calcext:value-type="float">
            <text:p>15.44234</text:p>
          </table:table-cell>
          <table:table-cell office:value-type="float" office:value="14.544" calcext:value-type="float">
            <text:p>14.54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11077" calcext:value-type="float">
            <text:p>18.11077</text:p>
          </table:table-cell>
          <table:table-cell office:value-type="float" office:value="10.54123" calcext:value-type="float">
            <text:p>10.541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5.38814" calcext:value-type="float">
            <text:p>25.38814</text:p>
          </table:table-cell>
          <table:table-cell office:value-type="float" office:value="25.64911" calcext:value-type="float">
            <text:p>25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6.36321" calcext:value-type="float">
            <text:p>16.36321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8.39142" calcext:value-type="float">
            <text:p>18.391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15.33199" calcext:value-type="float">
            <text:p>15.33199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21.60445" calcext:value-type="float">
            <text:p>21.60445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.26549" calcext:value-type="float">
            <text:p>30.26549</text:p>
          </table:table-cell>
          <table:table-cell office:value-type="float" office:value="18.23787" calcext:value-type="float">
            <text:p>18.237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4.49584" calcext:value-type="float">
            <text:p>14.49584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" calcext:value-type="float">
            <text:p>28</text:p>
          </table:table-cell>
          <table:table-cell office:value-type="float" office:value="24.13508" calcext:value-type="float">
            <text:p>24.135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0" calcext:value-type="float">
            <text:p>40</text:p>
          </table:table-cell>
          <table:table-cell office:value-type="float" office:value="30.97334" calcext:value-type="float">
            <text:p>30.973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3.86343" calcext:value-type="float">
            <text:p>43.86343</text:p>
          </table:table-cell>
          <table:table-cell office:value-type="float" office:value="27.25585" calcext:value-type="float">
            <text:p>27.25585</text:p>
          </table:table-cell>
          <table:table-cell office:value-type="float" office:value="26.07681" calcext:value-type="float">
            <text:p>26.0768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6.29494" calcext:value-type="float">
            <text:p>16.29494</text:p>
          </table:table-cell>
          <table:table-cell office:value-type="float" office:value="18.43398" calcext:value-type="float">
            <text:p>18.4339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0.04997" calcext:value-type="float">
            <text:p>40.04997</text:p>
          </table:table-cell>
          <table:table-cell office:value-type="float" office:value="29.83072" calcext:value-type="float">
            <text:p>29.83072</text:p>
          </table:table-cell>
          <table:table-cell office:value-type="float" office:value="30.26549" calcext:value-type="float">
            <text:p>30.2654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16.03501" calcext:value-type="float">
            <text:p>16.035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0526" calcext:value-type="float">
            <text:p>38.0526</text:p>
          </table:table-cell>
          <table:table-cell office:value-type="float" office:value="37.30698" calcext:value-type="float">
            <text:p>37.306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9.69887" calcext:value-type="float">
            <text:p>39.69887</text:p>
          </table:table-cell>
          <table:table-cell office:value-type="float" office:value="33.45746" calcext:value-type="float">
            <text:p>33.45746</text:p>
          </table:table-cell>
          <table:table-cell office:value-type="float" office:value="34.02939" calcext:value-type="float">
            <text:p>34.0293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8" calcext:value-type="float">
            <text:p>8</text:p>
          </table:table-cell>
          <table:table-cell office:value-type="float" office:value="7.86596" calcext:value-type="float">
            <text:p>7.865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22.07267" calcext:value-type="float">
            <text:p>22.07267</text:p>
          </table:table-cell>
          <table:table-cell office:value-type="float" office:value="19.21954" calcext:value-type="float">
            <text:p>19.219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1.23106" calcext:value-type="float">
            <text:p>41.23106</text:p>
          </table:table-cell>
          <table:table-cell office:value-type="float" office:value="29.24414" calcext:value-type="float">
            <text:p>29.24414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22.78219" calcext:value-type="float">
            <text:p>22.782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23449" calcext:value-type="float">
            <text:p>34.23449</text:p>
          </table:table-cell>
          <table:table-cell office:value-type="float" office:value="25.20861" calcext:value-type="float">
            <text:p>25.20861</text:p>
          </table:table-cell>
          <table:table-cell office:value-type="float" office:value="28.1778" calcext:value-type="float">
            <text:p>28.177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4.68992" calcext:value-type="float">
            <text:p>14.689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4" calcext:value-type="float">
            <text:p>44</text:p>
          </table:table-cell>
          <table:table-cell office:value-type="float" office:value="28.57751" calcext:value-type="float">
            <text:p>28.57751</text:p>
          </table:table-cell>
          <table:table-cell office:value-type="float" office:value="27.85678" calcext:value-type="float">
            <text:p>27.8567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0.41095" calcext:value-type="float">
            <text:p>20.41095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4.54339" calcext:value-type="float">
            <text:p>24.54339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2.58468" calcext:value-type="float">
            <text:p>22.584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5.60702" calcext:value-type="float">
            <text:p>45.60702</text:p>
          </table:table-cell>
          <table:table-cell office:value-type="float" office:value="30.81921" calcext:value-type="float">
            <text:p>30.819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71426" calcext:value-type="float">
            <text:p>11.714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7.49707" calcext:value-type="float">
            <text:p>17.4970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62278" calcext:value-type="float">
            <text:p>31.62278</text:p>
          </table:table-cell>
          <table:table-cell office:value-type="float" office:value="27.61895" calcext:value-type="float">
            <text:p>27.61895</text:p>
          </table:table-cell>
          <table:table-cell office:value-type="float" office:value="27.20294" calcext:value-type="float">
            <text:p>27.2029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6.03386" calcext:value-type="float">
            <text:p>16.03386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8.82177" calcext:value-type="float">
            <text:p>58.82177</text:p>
          </table:table-cell>
          <table:table-cell office:value-type="float" office:value="42.9119" calcext:value-type="float">
            <text:p>42.9119</text:p>
          </table:table-cell>
          <table:table-cell office:value-type="float" office:value="42.28465" calcext:value-type="float">
            <text:p>42.2846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0.49691" calcext:value-type="float">
            <text:p>40.49691</text:p>
          </table:table-cell>
          <table:table-cell office:value-type="float" office:value="30.0724" calcext:value-type="float">
            <text:p>30.0724</text:p>
          </table:table-cell>
          <table:table-cell office:value-type="float" office:value="30.46309" calcext:value-type="float">
            <text:p>30.463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19.42659" calcext:value-type="float">
            <text:p>19.42659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0.26777" calcext:value-type="float">
            <text:p>10.26777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2" calcext:value-type="float">
            <text:p>42</text:p>
          </table:table-cell>
          <table:table-cell office:value-type="float" office:value="27.14598" calcext:value-type="float">
            <text:p>27.14598</text:p>
          </table:table-cell>
          <table:table-cell office:value-type="float" office:value="34.52535" calcext:value-type="float">
            <text:p>34.5253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9.39543" calcext:value-type="float">
            <text:p>39.39543</text:p>
          </table:table-cell>
          <table:table-cell office:value-type="float" office:value="28.7643" calcext:value-type="float">
            <text:p>28.7643</text:p>
          </table:table-cell>
          <table:table-cell office:value-type="float" office:value="28.84441" calcext:value-type="float">
            <text:p>28.844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2.18612" calcext:value-type="float">
            <text:p>12.18612</text:p>
          </table:table-cell>
          <table:table-cell office:value-type="float" office:value="11.12311" calcext:value-type="float">
            <text:p>11.123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0.73483" calcext:value-type="float">
            <text:p>10.73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24.02514" calcext:value-type="float">
            <text:p>24.02514</text:p>
          </table:table-cell>
          <table:table-cell office:value-type="float" office:value="24.33105" calcext:value-type="float">
            <text:p>24.331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60.82763" calcext:value-type="float">
            <text:p>60.82763</text:p>
          </table:table-cell>
          <table:table-cell office:value-type="float" office:value="39.2407" calcext:value-type="float">
            <text:p>39.24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19.15116" calcext:value-type="float">
            <text:p>19.1511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" calcext:value-type="float">
            <text:p>14</text:p>
          </table:table-cell>
          <table:table-cell office:value-type="float" office:value="10.11484" calcext:value-type="float">
            <text:p>10.114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2.42641" calcext:value-type="float">
            <text:p>42.42641</text:p>
          </table:table-cell>
          <table:table-cell office:value-type="float" office:value="24.86994" calcext:value-type="float">
            <text:p>24.86994</text:p>
          </table:table-cell>
          <table:table-cell office:value-type="float" office:value="21.63331" calcext:value-type="float">
            <text:p>21.6333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8.40957" calcext:value-type="float">
            <text:p>18.40957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7.99575" calcext:value-type="float">
            <text:p>17.995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20264" calcext:value-type="float">
            <text:p>12.20264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" calcext:value-type="float">
            <text:p>14</text:p>
          </table:table-cell>
          <table:table-cell office:value-type="float" office:value="11.2973" calcext:value-type="float">
            <text:p>11.2973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" calcext:value-type="float">
            <text:p>16</text:p>
          </table:table-cell>
          <table:table-cell office:value-type="float" office:value="13.21891" calcext:value-type="float">
            <text:p>13.218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5.60702" calcext:value-type="float">
            <text:p>45.60702</text:p>
          </table:table-cell>
          <table:table-cell office:value-type="float" office:value="29.78805" calcext:value-type="float">
            <text:p>29.78805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23449" calcext:value-type="float">
            <text:p>34.23449</text:p>
          </table:table-cell>
          <table:table-cell office:value-type="float" office:value="20.02404" calcext:value-type="float">
            <text:p>20.0240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1.35156" calcext:value-type="float">
            <text:p>21.35156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0.39629" calcext:value-type="float">
            <text:p>20.39629</text:p>
          </table:table-cell>
          <table:table-cell office:value-type="float" office:value="20.73594" calcext:value-type="float">
            <text:p>20.7359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3.14132" calcext:value-type="float">
            <text:p>53.14132</text:p>
          </table:table-cell>
          <table:table-cell office:value-type="float" office:value="34.20927" calcext:value-type="float">
            <text:p>34.20927</text:p>
          </table:table-cell>
          <table:table-cell office:value-type="float" office:value="28.98243" calcext:value-type="float">
            <text:p>28.9824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3.77009" calcext:value-type="float">
            <text:p>13.77009</text:p>
          </table:table-cell>
          <table:table-cell office:value-type="float" office:value="13.32456" calcext:value-type="float">
            <text:p>13.3245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4.55675" calcext:value-type="float">
            <text:p>14.55675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27.39805" calcext:value-type="float">
            <text:p>27.39805</text:p>
          </table:table-cell>
          <table:table-cell office:value-type="float" office:value="27.49392" calcext:value-type="float">
            <text:p>27.4939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3.85165" calcext:value-type="float">
            <text:p>53.85165</text:p>
          </table:table-cell>
          <table:table-cell office:value-type="float" office:value="32.92588" calcext:value-type="float">
            <text:p>32.92588</text:p>
          </table:table-cell>
          <table:table-cell office:value-type="float" office:value="29.79812" calcext:value-type="float">
            <text:p>29.798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3.94112" calcext:value-type="float">
            <text:p>33.94112</text:p>
          </table:table-cell>
          <table:table-cell office:value-type="float" office:value="25.68804" calcext:value-type="float">
            <text:p>25.68804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18.22226" calcext:value-type="float">
            <text:p>18.222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3.27971" calcext:value-type="float">
            <text:p>13.279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52759" calcext:value-type="float">
            <text:p>10.52759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2.27588" calcext:value-type="float">
            <text:p>12.275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9285" calcext:value-type="float">
            <text:p>34.9285</text:p>
          </table:table-cell>
          <table:table-cell office:value-type="float" office:value="24.19134" calcext:value-type="float">
            <text:p>24.19134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5.5744" calcext:value-type="float">
            <text:p>15.574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84441" calcext:value-type="float">
            <text:p>28.84441</text:p>
          </table:table-cell>
          <table:table-cell office:value-type="float" office:value="22.26304" calcext:value-type="float">
            <text:p>22.26304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0" calcext:value-type="float">
            <text:p>40</text:p>
          </table:table-cell>
          <table:table-cell office:value-type="float" office:value="24.97959" calcext:value-type="float">
            <text:p>24.97959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32717" calcext:value-type="float">
            <text:p>13.32717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3.909" calcext:value-type="float">
            <text:p>43.909</text:p>
          </table:table-cell>
          <table:table-cell office:value-type="float" office:value="20.88519" calcext:value-type="float">
            <text:p>20.885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09975" calcext:value-type="float">
            <text:p>20.09975</text:p>
          </table:table-cell>
          <table:table-cell office:value-type="float" office:value="13.86166" calcext:value-type="float">
            <text:p>13.86166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" calcext:value-type="float">
            <text:p>38</text:p>
          </table:table-cell>
          <table:table-cell office:value-type="float" office:value="24.83384" calcext:value-type="float">
            <text:p>24.83384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5.90986" calcext:value-type="float">
            <text:p>15.90986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8.2917" calcext:value-type="float">
            <text:p>18.2917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8.36479" calcext:value-type="float">
            <text:p>18.364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47077" calcext:value-type="float">
            <text:p>38.47077</text:p>
          </table:table-cell>
          <table:table-cell office:value-type="float" office:value="29.17871" calcext:value-type="float">
            <text:p>29.17871</text:p>
          </table:table-cell>
          <table:table-cell office:value-type="float" office:value="29.12044" calcext:value-type="float">
            <text:p>29.1204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24.09612" calcext:value-type="float">
            <text:p>24.09612</text:p>
          </table:table-cell>
          <table:table-cell office:value-type="float" office:value="25.01843" calcext:value-type="float">
            <text:p>25.0184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5.77709" calcext:value-type="float">
            <text:p>35.77709</text:p>
          </table:table-cell>
          <table:table-cell office:value-type="float" office:value="19.09301" calcext:value-type="float">
            <text:p>19.09301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1.2874" calcext:value-type="float">
            <text:p>11.2874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4.40721" calcext:value-type="float">
            <text:p>44.40721</text:p>
          </table:table-cell>
          <table:table-cell office:value-type="float" office:value="17.58646" calcext:value-type="float">
            <text:p>17.58646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46749" calcext:value-type="float">
            <text:p>12.46749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20465" calcext:value-type="float">
            <text:p>17.20465</text:p>
          </table:table-cell>
          <table:table-cell office:value-type="float" office:value="10.90078" calcext:value-type="float">
            <text:p>10.90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" calcext:value-type="float">
            <text:p>16</text:p>
          </table:table-cell>
          <table:table-cell office:value-type="float" office:value="10.81081" calcext:value-type="float">
            <text:p>10.81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1.26402" calcext:value-type="float">
            <text:p>51.26402</text:p>
          </table:table-cell>
          <table:table-cell office:value-type="float" office:value="46.21414" calcext:value-type="float">
            <text:p>46.21414</text:p>
          </table:table-cell>
          <table:table-cell office:value-type="float" office:value="47.47626" calcext:value-type="float">
            <text:p>47.4762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3.27791" calcext:value-type="float">
            <text:p>13.27791</text:p>
          </table:table-cell>
          <table:table-cell office:value-type="float" office:value="12.72768" calcext:value-type="float">
            <text:p>12.727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6.8188" calcext:value-type="float">
            <text:p>46.8188</text:p>
          </table:table-cell>
          <table:table-cell office:value-type="float" office:value="34.11038" calcext:value-type="float">
            <text:p>34.11038</text:p>
          </table:table-cell>
          <table:table-cell office:value-type="float" office:value="34.9285" calcext:value-type="float">
            <text:p>34.928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69318" calcext:value-type="float">
            <text:p>14.69318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0.52936" calcext:value-type="float">
            <text:p>10.529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07681" calcext:value-type="float">
            <text:p>26.07681</text:p>
          </table:table-cell>
          <table:table-cell office:value-type="float" office:value="12.0091" calcext:value-type="float">
            <text:p>12.00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" calcext:value-type="float">
            <text:p>32</text:p>
          </table:table-cell>
          <table:table-cell office:value-type="float" office:value="28.05391" calcext:value-type="float">
            <text:p>28.053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1.68793" calcext:value-type="float">
            <text:p>21.68793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9.28004" calcext:value-type="float">
            <text:p>19.280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9.37924" calcext:value-type="float">
            <text:p>19.37924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6.55113" calcext:value-type="float">
            <text:p>16.551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5.42275" calcext:value-type="float">
            <text:p>15.42275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" calcext:value-type="float">
            <text:p>32</text:p>
          </table:table-cell>
          <table:table-cell office:value-type="float" office:value="25.20008" calcext:value-type="float">
            <text:p>25.20008</text:p>
          </table:table-cell>
          <table:table-cell office:value-type="float" office:value="26.68333" calcext:value-type="float">
            <text:p>26.683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2.86849" calcext:value-type="float">
            <text:p>12.86849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1.18252" calcext:value-type="float">
            <text:p>41.18252</text:p>
          </table:table-cell>
          <table:table-cell office:value-type="float" office:value="32.07391" calcext:value-type="float">
            <text:p>32.07391</text:p>
          </table:table-cell>
          <table:table-cell office:value-type="float" office:value="34.52535" calcext:value-type="float">
            <text:p>34.5253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22.808" calcext:value-type="float">
            <text:p>22.808</text:p>
          </table:table-cell>
          <table:table-cell office:value-type="float" office:value="25.45584" calcext:value-type="float">
            <text:p>25.4558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52535" calcext:value-type="float">
            <text:p>34.52535</text:p>
          </table:table-cell>
          <table:table-cell office:value-type="float" office:value="23.92709" calcext:value-type="float">
            <text:p>23.92709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2.16553" calcext:value-type="float">
            <text:p>12.16553</text:p>
          </table:table-cell>
          <table:table-cell office:value-type="float" office:value="9.57358" calcext:value-type="float">
            <text:p>9.573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1.67608" calcext:value-type="float">
            <text:p>11.67608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09975" calcext:value-type="float">
            <text:p>20.09975</text:p>
          </table:table-cell>
          <table:table-cell office:value-type="float" office:value="17.02538" calcext:value-type="float">
            <text:p>17.025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21.74884" calcext:value-type="float">
            <text:p>21.748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0526" calcext:value-type="float">
            <text:p>38.0526</text:p>
          </table:table-cell>
          <table:table-cell office:value-type="float" office:value="20.88244" calcext:value-type="float">
            <text:p>20.882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6125" calcext:value-type="float">
            <text:p>25.6125</text:p>
          </table:table-cell>
          <table:table-cell office:value-type="float" office:value="17.09084" calcext:value-type="float">
            <text:p>17.090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3.88242" calcext:value-type="float">
            <text:p>13.88242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7.45115" calcext:value-type="float">
            <text:p>17.45115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8.02879" calcext:value-type="float">
            <text:p>18.02879</text:p>
          </table:table-cell>
          <table:table-cell office:value-type="float" office:value="20.09975" calcext:value-type="float">
            <text:p>20.0997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1.31141" calcext:value-type="float">
            <text:p>11.31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0.49691" calcext:value-type="float">
            <text:p>40.49691</text:p>
          </table:table-cell>
          <table:table-cell office:value-type="float" office:value="28.91093" calcext:value-type="float">
            <text:p>28.91093</text:p>
          </table:table-cell>
          <table:table-cell office:value-type="float" office:value="28.42534" calcext:value-type="float">
            <text:p>28.4253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4.34248" calcext:value-type="float">
            <text:p>24.34248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4.24139" calcext:value-type="float">
            <text:p>14.241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3.36889" calcext:value-type="float">
            <text:p>23.36889</text:p>
          </table:table-cell>
          <table:table-cell office:value-type="float" office:value="23.4094" calcext:value-type="float">
            <text:p>23.409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3.31018" calcext:value-type="float">
            <text:p>23.31018</text:p>
          </table:table-cell>
          <table:table-cell office:value-type="float" office:value="26.63988" calcext:value-type="float">
            <text:p>26.6398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6125" calcext:value-type="float">
            <text:p>25.6125</text:p>
          </table:table-cell>
          <table:table-cell office:value-type="float" office:value="16.06545" calcext:value-type="float">
            <text:p>16.06545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24.31034" calcext:value-type="float">
            <text:p>24.31034</text:p>
          </table:table-cell>
          <table:table-cell office:value-type="float" office:value="24.73863" calcext:value-type="float">
            <text:p>24.7386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2.64443" calcext:value-type="float">
            <text:p>12.64443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" calcext:value-type="float">
            <text:p>18</text:p>
          </table:table-cell>
          <table:table-cell office:value-type="float" office:value="12.40323" calcext:value-type="float">
            <text:p>12.40323</text:p>
          </table:table-cell>
          <table:table-cell office:value-type="float" office:value="13.08276" calcext:value-type="float">
            <text:p>13.0827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8.65483" calcext:value-type="float">
            <text:p>18.65483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4.40121" calcext:value-type="float">
            <text:p>14.40121</text:p>
          </table:table-cell>
          <table:table-cell office:value-type="float" office:value="16.49242" calcext:value-type="float">
            <text:p>16.4924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0" calcext:value-type="float">
            <text:p>50</text:p>
          </table:table-cell>
          <table:table-cell office:value-type="float" office:value="33.22132" calcext:value-type="float">
            <text:p>33.22132</text:p>
          </table:table-cell>
          <table:table-cell office:value-type="float" office:value="33.94112" calcext:value-type="float">
            <text:p>33.941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6.79132" calcext:value-type="float">
            <text:p>26.79132</text:p>
          </table:table-cell>
          <table:table-cell office:value-type="float" office:value="25.6125" calcext:value-type="float">
            <text:p>25.61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4.60084" calcext:value-type="float">
            <text:p>14.6008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54167" calcext:value-type="float">
            <text:p>13.541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3.10759" calcext:value-type="float">
            <text:p>13.10759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22.95361" calcext:value-type="float">
            <text:p>22.95361</text:p>
          </table:table-cell>
          <table:table-cell office:value-type="float" office:value="24.16609" calcext:value-type="float">
            <text:p>24.166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241" calcext:value-type="float">
            <text:p>31.241</text:p>
          </table:table-cell>
          <table:table-cell office:value-type="float" office:value="26.08803" calcext:value-type="float">
            <text:p>26.08803</text:p>
          </table:table-cell>
          <table:table-cell office:value-type="float" office:value="26.83282" calcext:value-type="float">
            <text:p>26.8328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" calcext:value-type="float">
            <text:p>14</text:p>
          </table:table-cell>
          <table:table-cell office:value-type="float" office:value="12.26965" calcext:value-type="float">
            <text:p>12.269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3.11984" calcext:value-type="float">
            <text:p>23.11984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5.92146" calcext:value-type="float">
            <text:p>15.92146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5.25483" calcext:value-type="float">
            <text:p>45.25483</text:p>
          </table:table-cell>
          <table:table-cell office:value-type="float" office:value="34.55555" calcext:value-type="float">
            <text:p>34.55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5.56977" calcext:value-type="float">
            <text:p>55.56977</text:p>
          </table:table-cell>
          <table:table-cell office:value-type="float" office:value="39.90168" calcext:value-type="float">
            <text:p>39.90168</text:p>
          </table:table-cell>
          <table:table-cell office:value-type="float" office:value="43.86343" calcext:value-type="float">
            <text:p>43.8634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4.79865" calcext:value-type="float">
            <text:p>14.79865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0.01635" calcext:value-type="float">
            <text:p>20.01635</text:p>
          </table:table-cell>
          <table:table-cell office:value-type="float" office:value="21.77033" calcext:value-type="float">
            <text:p>21.77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83298" calcext:value-type="float">
            <text:p>38.83298</text:p>
          </table:table-cell>
          <table:table-cell office:value-type="float" office:value="32.85558" calcext:value-type="float">
            <text:p>32.85558</text:p>
          </table:table-cell>
          <table:table-cell office:value-type="float" office:value="35.38361" calcext:value-type="float">
            <text:p>35.3836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6.8615" calcext:value-type="float">
            <text:p>46.8615</text:p>
          </table:table-cell>
          <table:table-cell office:value-type="float" office:value="38.8977" calcext:value-type="float">
            <text:p>38.8977</text:p>
          </table:table-cell>
          <table:table-cell office:value-type="float" office:value="39.59798" calcext:value-type="float">
            <text:p>39.5979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7.55396" calcext:value-type="float">
            <text:p>17.55396</text:p>
          </table:table-cell>
          <table:table-cell office:value-type="float" office:value="18.86796" calcext:value-type="float">
            <text:p>18.8679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1.73151" calcext:value-type="float">
            <text:p>21.73151</text:p>
          </table:table-cell>
          <table:table-cell office:value-type="float" office:value="21.63331" calcext:value-type="float">
            <text:p>21.6333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4.43791" calcext:value-type="float">
            <text:p>24.43791</text:p>
          </table:table-cell>
          <table:table-cell office:value-type="float" office:value="25.29822" calcext:value-type="float">
            <text:p>25.298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7.36308" calcext:value-type="float">
            <text:p>37.36308</text:p>
          </table:table-cell>
          <table:table-cell office:value-type="float" office:value="24.32184" calcext:value-type="float">
            <text:p>24.32184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22154" calcext:value-type="float">
            <text:p>36.22154</text:p>
          </table:table-cell>
          <table:table-cell office:value-type="float" office:value="22.12002" calcext:value-type="float">
            <text:p>22.12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5.25483" calcext:value-type="float">
            <text:p>45.25483</text:p>
          </table:table-cell>
          <table:table-cell office:value-type="float" office:value="38.70916" calcext:value-type="float">
            <text:p>38.70916</text:p>
          </table:table-cell>
          <table:table-cell office:value-type="float" office:value="40.24922" calcext:value-type="float">
            <text:p>40.249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3.86343" calcext:value-type="float">
            <text:p>43.86343</text:p>
          </table:table-cell>
          <table:table-cell office:value-type="float" office:value="33.89492" calcext:value-type="float">
            <text:p>33.89492</text:p>
          </table:table-cell>
          <table:table-cell office:value-type="float" office:value="33.10589" calcext:value-type="float">
            <text:p>33.1058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6.921" calcext:value-type="float">
            <text:p>56.921</text:p>
          </table:table-cell>
          <table:table-cell office:value-type="float" office:value="40.26291" calcext:value-type="float">
            <text:p>40.26291</text:p>
          </table:table-cell>
          <table:table-cell office:value-type="float" office:value="42.75512" calcext:value-type="float">
            <text:p>42.755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2.49762" calcext:value-type="float">
            <text:p>52.49762</text:p>
          </table:table-cell>
          <table:table-cell office:value-type="float" office:value="33.63517" calcext:value-type="float">
            <text:p>33.63517</text:p>
          </table:table-cell>
          <table:table-cell office:value-type="float" office:value="41.76123" calcext:value-type="float">
            <text:p>41.7612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6.12715" calcext:value-type="float">
            <text:p>16.12715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" calcext:value-type="float">
            <text:p>36</text:p>
          </table:table-cell>
          <table:table-cell office:value-type="float" office:value="27.66263" calcext:value-type="float">
            <text:p>27.662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19.35465" calcext:value-type="float">
            <text:p>19.35465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1148" calcext:value-type="float">
            <text:p>11.1148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5.66386" calcext:value-type="float">
            <text:p>15.66386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7.22358" calcext:value-type="float">
            <text:p>17.22358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6502" calcext:value-type="float">
            <text:p>17.6502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4.23413" calcext:value-type="float">
            <text:p>24.23413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20.15284" calcext:value-type="float">
            <text:p>20.15284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1.0385" calcext:value-type="float">
            <text:p>11.0385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6.01532" calcext:value-type="float">
            <text:p>16.01532</text:p>
          </table:table-cell>
          <table:table-cell office:value-type="float" office:value="14.28217" calcext:value-type="float">
            <text:p>14.2821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0.86003" calcext:value-type="float">
            <text:p>20.86003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21.7328" calcext:value-type="float">
            <text:p>21.7328</text:p>
          </table:table-cell>
          <table:table-cell office:value-type="float" office:value="22.49405" calcext:value-type="float">
            <text:p>22.494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42534" calcext:value-type="float">
            <text:p>28.42534</text:p>
          </table:table-cell>
          <table:table-cell office:value-type="float" office:value="23.55148" calcext:value-type="float">
            <text:p>23.55148</text:p>
          </table:table-cell>
          <table:table-cell office:value-type="float" office:value="26.07681" calcext:value-type="float">
            <text:p>26.0768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62278" calcext:value-type="float">
            <text:p>31.62278</text:p>
          </table:table-cell>
          <table:table-cell office:value-type="float" office:value="24.50777" calcext:value-type="float">
            <text:p>24.50777</text:p>
          </table:table-cell>
          <table:table-cell office:value-type="float" office:value="24.41311" calcext:value-type="float">
            <text:p>24.413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0.24961" calcext:value-type="float">
            <text:p>20.24961</text:p>
          </table:table-cell>
          <table:table-cell office:value-type="float" office:value="18.27493" calcext:value-type="float">
            <text:p>18.2749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0.78796" calcext:value-type="float">
            <text:p>20.78796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7.31024" calcext:value-type="float">
            <text:p>17.31024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3.52611" calcext:value-type="float">
            <text:p>33.52611</text:p>
          </table:table-cell>
          <table:table-cell office:value-type="float" office:value="32.21828" calcext:value-type="float">
            <text:p>32.218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9285" calcext:value-type="float">
            <text:p>34.9285</text:p>
          </table:table-cell>
          <table:table-cell office:value-type="float" office:value="26.19652" calcext:value-type="float">
            <text:p>26.19652</text:p>
          </table:table-cell>
          <table:table-cell office:value-type="float" office:value="25.25789" calcext:value-type="float">
            <text:p>25.2578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19.72737" calcext:value-type="float">
            <text:p>19.72737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20.76896" calcext:value-type="float">
            <text:p>20.76896</text:p>
          </table:table-cell>
          <table:table-cell office:value-type="float" office:value="21.21064" calcext:value-type="float">
            <text:p>21.2106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0" calcext:value-type="float">
            <text:p>40</text:p>
          </table:table-cell>
          <table:table-cell office:value-type="float" office:value="33.98079" calcext:value-type="float">
            <text:p>33.98079</text:p>
          </table:table-cell>
          <table:table-cell office:value-type="float" office:value="37.26268" calcext:value-type="float">
            <text:p>37.262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2.0731" calcext:value-type="float">
            <text:p>12.0731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4093" calcext:value-type="float">
            <text:p>34.4093</text:p>
          </table:table-cell>
          <table:table-cell office:value-type="float" office:value="19.51038" calcext:value-type="float">
            <text:p>19.51038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8.16781" calcext:value-type="float">
            <text:p>28.16781</text:p>
          </table:table-cell>
          <table:table-cell office:value-type="float" office:value="28.45996" calcext:value-type="float">
            <text:p>28.4599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7.00125" calcext:value-type="float">
            <text:p>17.00125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" calcext:value-type="float">
            <text:p>34</text:p>
          </table:table-cell>
          <table:table-cell office:value-type="float" office:value="27.18875" calcext:value-type="float">
            <text:p>27.188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19.83089" calcext:value-type="float">
            <text:p>19.83089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6.3639" calcext:value-type="float">
            <text:p>16.3639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8.82233" calcext:value-type="float">
            <text:p>18.82233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6.44004" calcext:value-type="float">
            <text:p>26.44004</text:p>
          </table:table-cell>
          <table:table-cell office:value-type="float" office:value="26.68333" calcext:value-type="float">
            <text:p>26.683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6.60074" calcext:value-type="float">
            <text:p>26.60074</text:p>
          </table:table-cell>
          <table:table-cell office:value-type="float" office:value="26.0384" calcext:value-type="float">
            <text:p>26.038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20.50361" calcext:value-type="float">
            <text:p>20.503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20781" calcext:value-type="float">
            <text:p>17.20781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7.01887" calcext:value-type="float">
            <text:p>17.01887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8.08326" calcext:value-type="float">
            <text:p>48.08326</text:p>
          </table:table-cell>
          <table:table-cell office:value-type="float" office:value="34.53348" calcext:value-type="float">
            <text:p>34.53348</text:p>
          </table:table-cell>
          <table:table-cell office:value-type="float" office:value="37.94733" calcext:value-type="float">
            <text:p>37.947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" calcext:value-type="float">
            <text:p>34</text:p>
          </table:table-cell>
          <table:table-cell office:value-type="float" office:value="24.43931" calcext:value-type="float">
            <text:p>24.439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7.57659" calcext:value-type="float">
            <text:p>37.57659</text:p>
          </table:table-cell>
          <table:table-cell office:value-type="float" office:value="29.30352" calcext:value-type="float">
            <text:p>29.303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6.15884" calcext:value-type="float">
            <text:p>16.15884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98043" calcext:value-type="float">
            <text:p>11.98043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9.05142" calcext:value-type="float">
            <text:p>19.05142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4.73958" calcext:value-type="float">
            <text:p>14.739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1.69875" calcext:value-type="float">
            <text:p>21.69875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5.29364" calcext:value-type="float">
            <text:p>15.29364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11.30232" calcext:value-type="float">
            <text:p>11.30232</text:p>
          </table:table-cell>
          <table:table-cell office:value-type="float" office:value="11.04202" calcext:value-type="float">
            <text:p>11.0420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9.35165" calcext:value-type="float">
            <text:p>9.35165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" calcext:value-type="float">
            <text:p>28</text:p>
          </table:table-cell>
          <table:table-cell office:value-type="float" office:value="21.65322" calcext:value-type="float">
            <text:p>21.65322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2.22827" calcext:value-type="float">
            <text:p>12.2282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21.95286" calcext:value-type="float">
            <text:p>21.95286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2.75512" calcext:value-type="float">
            <text:p>42.75512</text:p>
          </table:table-cell>
          <table:table-cell office:value-type="float" office:value="24.93587" calcext:value-type="float">
            <text:p>24.93587</text:p>
          </table:table-cell>
          <table:table-cell office:value-type="float" office:value="26.83282" calcext:value-type="float">
            <text:p>26.8328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22154" calcext:value-type="float">
            <text:p>36.22154</text:p>
          </table:table-cell>
          <table:table-cell office:value-type="float" office:value="30.34299" calcext:value-type="float">
            <text:p>30.34299</text:p>
          </table:table-cell>
          <table:table-cell office:value-type="float" office:value="31.62278" calcext:value-type="float">
            <text:p>31.6227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5.19742" calcext:value-type="float">
            <text:p>15.19742</text:p>
          </table:table-cell>
          <table:table-cell office:value-type="float" office:value="13.7082" calcext:value-type="float">
            <text:p>13.708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62278" calcext:value-type="float">
            <text:p>31.62278</text:p>
          </table:table-cell>
          <table:table-cell office:value-type="float" office:value="23.90235" calcext:value-type="float">
            <text:p>23.90235</text:p>
          </table:table-cell>
          <table:table-cell office:value-type="float" office:value="23.78775" calcext:value-type="float">
            <text:p>23.7877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0.56837" calcext:value-type="float">
            <text:p>10.568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5.7423" calcext:value-type="float">
            <text:p>15.7423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1.23106" calcext:value-type="float">
            <text:p>41.23106</text:p>
          </table:table-cell>
          <table:table-cell office:value-type="float" office:value="32.82947" calcext:value-type="float">
            <text:p>32.82947</text:p>
          </table:table-cell>
          <table:table-cell office:value-type="float" office:value="32.12452" calcext:value-type="float">
            <text:p>32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06244" calcext:value-type="float">
            <text:p>32.06244</text:p>
          </table:table-cell>
          <table:table-cell office:value-type="float" office:value="25.35456" calcext:value-type="float">
            <text:p>25.354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8.68469" calcext:value-type="float">
            <text:p>8.684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8.4066" calcext:value-type="float">
            <text:p>18.406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6.85436" calcext:value-type="float">
            <text:p>16.85436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2.14683" calcext:value-type="float">
            <text:p>12.14683</text:p>
          </table:table-cell>
          <table:table-cell office:value-type="float" office:value="12.72768" calcext:value-type="float">
            <text:p>12.727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" calcext:value-type="float">
            <text:p>14</text:p>
          </table:table-cell>
          <table:table-cell office:value-type="float" office:value="11.45564" calcext:value-type="float">
            <text:p>11.45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4.76217" calcext:value-type="float">
            <text:p>14.762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20.14143" calcext:value-type="float">
            <text:p>20.141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1.57407" calcext:value-type="float">
            <text:p>21.57407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69717" calcext:value-type="float">
            <text:p>14.69717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3.05514" calcext:value-type="float">
            <text:p>13.055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29208" calcext:value-type="float">
            <text:p>12.29208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19.40523" calcext:value-type="float">
            <text:p>19.40523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3.92815" calcext:value-type="float">
            <text:p>13.9281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" calcext:value-type="float">
            <text:p>18</text:p>
          </table:table-cell>
          <table:table-cell office:value-type="float" office:value="14.92938" calcext:value-type="float">
            <text:p>14.929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5.18587" calcext:value-type="float">
            <text:p>15.18587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5.12959" calcext:value-type="float">
            <text:p>15.129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8.37437" calcext:value-type="float">
            <text:p>18.37437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0.13169" calcext:value-type="float">
            <text:p>10.13169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5.42685" calcext:value-type="float">
            <text:p>15.4268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66314" calcext:value-type="float">
            <text:p>12.66314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1.18252" calcext:value-type="float">
            <text:p>41.18252</text:p>
          </table:table-cell>
          <table:table-cell office:value-type="float" office:value="20.19279" calcext:value-type="float">
            <text:p>20.19279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4.85208" calcext:value-type="float">
            <text:p>14.85208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9.61154" calcext:value-type="float">
            <text:p>19.61154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62278" calcext:value-type="float">
            <text:p>31.62278</text:p>
          </table:table-cell>
          <table:table-cell office:value-type="float" office:value="19.24922" calcext:value-type="float">
            <text:p>19.249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16.84328" calcext:value-type="float">
            <text:p>16.84328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3.68066" calcext:value-type="float">
            <text:p>43.68066</text:p>
          </table:table-cell>
          <table:table-cell office:value-type="float" office:value="21.52648" calcext:value-type="float">
            <text:p>21.526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0.88455" calcext:value-type="float">
            <text:p>10.88455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53327" calcext:value-type="float">
            <text:p>12.53327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9.89098" calcext:value-type="float">
            <text:p>19.890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" calcext:value-type="float">
            <text:p>18</text:p>
          </table:table-cell>
          <table:table-cell office:value-type="float" office:value="14.06513" calcext:value-type="float">
            <text:p>14.065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6.77367" calcext:value-type="float">
            <text:p>16.773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1.43699" calcext:value-type="float">
            <text:p>11.436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21.5535" calcext:value-type="float">
            <text:p>21.5535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15.90366" calcext:value-type="float">
            <text:p>15.90366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7.36308" calcext:value-type="float">
            <text:p>37.36308</text:p>
          </table:table-cell>
          <table:table-cell office:value-type="float" office:value="24.69786" calcext:value-type="float">
            <text:p>24.697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8.08014" calcext:value-type="float">
            <text:p>18.08014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1.30121" calcext:value-type="float">
            <text:p>11.30121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76955" calcext:value-type="float">
            <text:p>36.76955</text:p>
          </table:table-cell>
          <table:table-cell office:value-type="float" office:value="21.01284" calcext:value-type="float">
            <text:p>21.01284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9.3069" calcext:value-type="float">
            <text:p>19.3069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3.34981" calcext:value-type="float">
            <text:p>13.34981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7.48884" calcext:value-type="float">
            <text:p>17.48884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4.79033" calcext:value-type="float">
            <text:p>14.790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5.61267" calcext:value-type="float">
            <text:p>15.61267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0" calcext:value-type="float">
            <text:p>10</text:p>
          </table:table-cell>
          <table:table-cell office:value-type="float" office:value="7.7829" calcext:value-type="float">
            <text:p>7.7829</text:p>
          </table:table-cell>
          <table:table-cell office:value-type="float" office:value="7.2111" calcext:value-type="float">
            <text:p>7.21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9.80518" calcext:value-type="float">
            <text:p>19.80518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2.59951" calcext:value-type="float">
            <text:p>22.599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" calcext:value-type="float">
            <text:p>18</text:p>
          </table:table-cell>
          <table:table-cell office:value-type="float" office:value="17.44194" calcext:value-type="float">
            <text:p>17.441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20.46188" calcext:value-type="float">
            <text:p>20.46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2.3691" calcext:value-type="float">
            <text:p>12.3691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9285" calcext:value-type="float">
            <text:p>34.9285</text:p>
          </table:table-cell>
          <table:table-cell office:value-type="float" office:value="23.65213" calcext:value-type="float">
            <text:p>23.65213</text:p>
          </table:table-cell>
          <table:table-cell office:value-type="float" office:value="24.33105" calcext:value-type="float">
            <text:p>24.331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" calcext:value-type="float">
            <text:p>32</text:p>
          </table:table-cell>
          <table:table-cell office:value-type="float" office:value="22.74755" calcext:value-type="float">
            <text:p>22.747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8.32673" calcext:value-type="float">
            <text:p>18.32673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9.56885" calcext:value-type="float">
            <text:p>19.56885</text:p>
          </table:table-cell>
          <table:table-cell office:value-type="float" office:value="19.43398" calcext:value-type="float">
            <text:p>19.4339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9.56885" calcext:value-type="float">
            <text:p>19.56885</text:p>
          </table:table-cell>
          <table:table-cell office:value-type="float" office:value="19.43398" calcext:value-type="float">
            <text:p>19.4339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2.97051" calcext:value-type="float">
            <text:p>12.97051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5.22147" calcext:value-type="float">
            <text:p>25.22147</text:p>
          </table:table-cell>
          <table:table-cell office:value-type="float" office:value="27.49392" calcext:value-type="float">
            <text:p>27.4939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27.18587" calcext:value-type="float">
            <text:p>27.185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2.38177" calcext:value-type="float">
            <text:p>12.38177</text:p>
          </table:table-cell>
          <table:table-cell office:value-type="float" office:value="11.83095" calcext:value-type="float">
            <text:p>11.8309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27.97988" calcext:value-type="float">
            <text:p>27.97988</text:p>
          </table:table-cell>
          <table:table-cell office:value-type="float" office:value="28.28427" calcext:value-type="float">
            <text:p>28.284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7.36308" calcext:value-type="float">
            <text:p>37.36308</text:p>
          </table:table-cell>
          <table:table-cell office:value-type="float" office:value="27.08211" calcext:value-type="float">
            <text:p>27.08211</text:p>
          </table:table-cell>
          <table:table-cell office:value-type="float" office:value="27.78489" calcext:value-type="float">
            <text:p>27.7848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15.29467" calcext:value-type="float">
            <text:p>15.294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5.08277" calcext:value-type="float">
            <text:p>25.08277</text:p>
          </table:table-cell>
          <table:table-cell office:value-type="float" office:value="27.85678" calcext:value-type="float">
            <text:p>27.8567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4.02487" calcext:value-type="float">
            <text:p>24.02487</text:p>
          </table:table-cell>
          <table:table-cell office:value-type="float" office:value="24.33105" calcext:value-type="float">
            <text:p>24.331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6.24259" calcext:value-type="float">
            <text:p>16.242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1.6039" calcext:value-type="float">
            <text:p>11.6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20.04988" calcext:value-type="float">
            <text:p>20.0498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6.51881" calcext:value-type="float">
            <text:p>46.51881</text:p>
          </table:table-cell>
          <table:table-cell office:value-type="float" office:value="25.79306" calcext:value-type="float">
            <text:p>25.79306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4.99783" calcext:value-type="float">
            <text:p>14.99783</text:p>
          </table:table-cell>
          <table:table-cell office:value-type="float" office:value="13.94033" calcext:value-type="float">
            <text:p>13.94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3.06387" calcext:value-type="float">
            <text:p>23.06387</text:p>
          </table:table-cell>
          <table:table-cell office:value-type="float" office:value="24.33105" calcext:value-type="float">
            <text:p>24.331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0.3597" calcext:value-type="float">
            <text:p>10.35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23.60361" calcext:value-type="float">
            <text:p>23.60361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" calcext:value-type="float">
            <text:p>32</text:p>
          </table:table-cell>
          <table:table-cell office:value-type="float" office:value="26.7218" calcext:value-type="float">
            <text:p>26.7218</text:p>
          </table:table-cell>
          <table:table-cell office:value-type="float" office:value="26.83282" calcext:value-type="float">
            <text:p>26.8328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07681" calcext:value-type="float">
            <text:p>26.07681</text:p>
          </table:table-cell>
          <table:table-cell office:value-type="float" office:value="19.21284" calcext:value-type="float">
            <text:p>19.21284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27.85366" calcext:value-type="float">
            <text:p>27.85366</text:p>
          </table:table-cell>
          <table:table-cell office:value-type="float" office:value="27.82083" calcext:value-type="float">
            <text:p>27.8208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1.18252" calcext:value-type="float">
            <text:p>41.18252</text:p>
          </table:table-cell>
          <table:table-cell office:value-type="float" office:value="32.14815" calcext:value-type="float">
            <text:p>32.14815</text:p>
          </table:table-cell>
          <table:table-cell office:value-type="float" office:value="34.9285" calcext:value-type="float">
            <text:p>34.928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" calcext:value-type="float">
            <text:p>34</text:p>
          </table:table-cell>
          <table:table-cell office:value-type="float" office:value="17.85142" calcext:value-type="float">
            <text:p>17.85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7.11315" calcext:value-type="float">
            <text:p>17.11315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0.49691" calcext:value-type="float">
            <text:p>40.49691</text:p>
          </table:table-cell>
          <table:table-cell office:value-type="float" office:value="23.93451" calcext:value-type="float">
            <text:p>23.934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1.67884" calcext:value-type="float">
            <text:p>21.678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4.45158" calcext:value-type="float">
            <text:p>24.45158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5.78947" calcext:value-type="float">
            <text:p>15.78947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21.12364" calcext:value-type="float">
            <text:p>21.12364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20465" calcext:value-type="float">
            <text:p>17.20465</text:p>
          </table:table-cell>
          <table:table-cell office:value-type="float" office:value="9.19277" calcext:value-type="float">
            <text:p>9.192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2.98138" calcext:value-type="float">
            <text:p>12.98138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4.4149" calcext:value-type="float">
            <text:p>14.4149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8.93516" calcext:value-type="float">
            <text:p>8.935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9.89655" calcext:value-type="float">
            <text:p>9.89655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5.70137" calcext:value-type="float">
            <text:p>15.701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7.73592" calcext:value-type="float">
            <text:p>37.73592</text:p>
          </table:table-cell>
          <table:table-cell office:value-type="float" office:value="33.08601" calcext:value-type="float">
            <text:p>33.08601</text:p>
          </table:table-cell>
          <table:table-cell office:value-type="float" office:value="32.98484" calcext:value-type="float">
            <text:p>32.9848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4.24091" calcext:value-type="float">
            <text:p>14.24091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" calcext:value-type="float">
            <text:p>32</text:p>
          </table:table-cell>
          <table:table-cell office:value-type="float" office:value="16.87855" calcext:value-type="float">
            <text:p>16.878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76955" calcext:value-type="float">
            <text:p>36.76955</text:p>
          </table:table-cell>
          <table:table-cell office:value-type="float" office:value="21.37188" calcext:value-type="float">
            <text:p>21.37188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2.09317" calcext:value-type="float">
            <text:p>12.09317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4.22567" calcext:value-type="float">
            <text:p>14.22567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7.57659" calcext:value-type="float">
            <text:p>37.57659</text:p>
          </table:table-cell>
          <table:table-cell office:value-type="float" office:value="31.03827" calcext:value-type="float">
            <text:p>31.03827</text:p>
          </table:table-cell>
          <table:table-cell office:value-type="float" office:value="30.5614" calcext:value-type="float">
            <text:p>30.56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62278" calcext:value-type="float">
            <text:p>31.62278</text:p>
          </table:table-cell>
          <table:table-cell office:value-type="float" office:value="14.63039" calcext:value-type="float">
            <text:p>14.63039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5.25161" calcext:value-type="float">
            <text:p>15.25161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3.24378" calcext:value-type="float">
            <text:p>13.24378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7.02925" calcext:value-type="float">
            <text:p>17.02925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6.97053" calcext:value-type="float">
            <text:p>16.97053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17.98057" calcext:value-type="float">
            <text:p>17.98057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2.94182" calcext:value-type="float">
            <text:p>42.94182</text:p>
          </table:table-cell>
          <table:table-cell office:value-type="float" office:value="31.0256" calcext:value-type="float">
            <text:p>31.0256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" calcext:value-type="float">
            <text:p>36</text:p>
          </table:table-cell>
          <table:table-cell office:value-type="float" office:value="22.62793" calcext:value-type="float">
            <text:p>22.62793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49462" calcext:value-type="float">
            <text:p>11.49462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9.15477" calcext:value-type="float">
            <text:p>19.15477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9285" calcext:value-type="float">
            <text:p>34.9285</text:p>
          </table:table-cell>
          <table:table-cell office:value-type="float" office:value="19.91835" calcext:value-type="float">
            <text:p>19.91835</text:p>
          </table:table-cell>
          <table:table-cell office:value-type="float" office:value="19.33569" calcext:value-type="float">
            <text:p>19.3356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26.41483" calcext:value-type="float">
            <text:p>26.414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6.94686" calcext:value-type="float">
            <text:p>16.94686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47077" calcext:value-type="float">
            <text:p>38.47077</text:p>
          </table:table-cell>
          <table:table-cell office:value-type="float" office:value="31.84194" calcext:value-type="float">
            <text:p>31.84194</text:p>
          </table:table-cell>
          <table:table-cell office:value-type="float" office:value="35.44009" calcext:value-type="float">
            <text:p>35.440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9.37896" calcext:value-type="float">
            <text:p>19.37896</text:p>
          </table:table-cell>
          <table:table-cell office:value-type="float" office:value="20.19513" calcext:value-type="float">
            <text:p>20.1951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" calcext:value-type="float">
            <text:p>14</text:p>
          </table:table-cell>
          <table:table-cell office:value-type="float" office:value="9.31419" calcext:value-type="float">
            <text:p>9.31419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3.68066" calcext:value-type="float">
            <text:p>43.68066</text:p>
          </table:table-cell>
          <table:table-cell office:value-type="float" office:value="31.88178" calcext:value-type="float">
            <text:p>31.88178</text:p>
          </table:table-cell>
          <table:table-cell office:value-type="float" office:value="33.52611" calcext:value-type="float">
            <text:p>33.526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5.23155" calcext:value-type="float">
            <text:p>15.23155</text:p>
          </table:table-cell>
          <table:table-cell office:value-type="float" office:value="11.43493" calcext:value-type="float">
            <text:p>11.434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1.47484" calcext:value-type="float">
            <text:p>21.47484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20.20152" calcext:value-type="float">
            <text:p>20.20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3.89974" calcext:value-type="float">
            <text:p>13.89974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" calcext:value-type="float">
            <text:p>16</text:p>
          </table:table-cell>
          <table:table-cell office:value-type="float" office:value="12.779" calcext:value-type="float">
            <text:p>12.779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63564" calcext:value-type="float">
            <text:p>28.63564</text:p>
          </table:table-cell>
          <table:table-cell office:value-type="float" office:value="22.83008" calcext:value-type="float">
            <text:p>22.83008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7.73592" calcext:value-type="float">
            <text:p>37.73592</text:p>
          </table:table-cell>
          <table:table-cell office:value-type="float" office:value="32.64194" calcext:value-type="float">
            <text:p>32.64194</text:p>
          </table:table-cell>
          <table:table-cell office:value-type="float" office:value="32.55764" calcext:value-type="float">
            <text:p>32.5576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" calcext:value-type="float">
            <text:p>16</text:p>
          </table:table-cell>
          <table:table-cell office:value-type="float" office:value="12.55474" calcext:value-type="float">
            <text:p>12.554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49657" calcext:value-type="float">
            <text:p>36.49657</text:p>
          </table:table-cell>
          <table:table-cell office:value-type="float" office:value="23.70804" calcext:value-type="float">
            <text:p>23.70804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5.77709" calcext:value-type="float">
            <text:p>35.77709</text:p>
          </table:table-cell>
          <table:table-cell office:value-type="float" office:value="24.10042" calcext:value-type="float">
            <text:p>24.100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" calcext:value-type="float">
            <text:p>32</text:p>
          </table:table-cell>
          <table:table-cell office:value-type="float" office:value="20.29929" calcext:value-type="float">
            <text:p>20.29929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05993" calcext:value-type="float">
            <text:p>25.05993</text:p>
          </table:table-cell>
          <table:table-cell office:value-type="float" office:value="17.85719" calcext:value-type="float">
            <text:p>17.85719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73863" calcext:value-type="float">
            <text:p>24.73863</text:p>
          </table:table-cell>
          <table:table-cell office:value-type="float" office:value="16.13371" calcext:value-type="float">
            <text:p>16.13371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7.36308" calcext:value-type="float">
            <text:p>37.36308</text:p>
          </table:table-cell>
          <table:table-cell office:value-type="float" office:value="25.73336" calcext:value-type="float">
            <text:p>25.73336</text:p>
          </table:table-cell>
          <table:table-cell office:value-type="float" office:value="25.6125" calcext:value-type="float">
            <text:p>25.61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8.49274" calcext:value-type="float">
            <text:p>18.49274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6.17358" calcext:value-type="float">
            <text:p>46.17358</text:p>
          </table:table-cell>
          <table:table-cell office:value-type="float" office:value="27.11547" calcext:value-type="float">
            <text:p>27.11547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33.11435" calcext:value-type="float">
            <text:p>33.11435</text:p>
          </table:table-cell>
          <table:table-cell office:value-type="float" office:value="33.10589" calcext:value-type="float">
            <text:p>33.1058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5.33599" calcext:value-type="float">
            <text:p>25.33599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8.10418" calcext:value-type="float">
            <text:p>18.104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71512" calcext:value-type="float">
            <text:p>36.71512</text:p>
          </table:table-cell>
          <table:table-cell office:value-type="float" office:value="27.01576" calcext:value-type="float">
            <text:p>27.01576</text:p>
          </table:table-cell>
          <table:table-cell office:value-type="float" office:value="24.36932" calcext:value-type="float">
            <text:p>24.3693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7.2612" calcext:value-type="float">
            <text:p>17.26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0.67445" calcext:value-type="float">
            <text:p>10.67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4.5931" calcext:value-type="float">
            <text:p>14.59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3.17406" calcext:value-type="float">
            <text:p>43.17406</text:p>
          </table:table-cell>
          <table:table-cell office:value-type="float" office:value="37.89262" calcext:value-type="float">
            <text:p>37.89262</text:p>
          </table:table-cell>
          <table:table-cell office:value-type="float" office:value="39.84972" calcext:value-type="float">
            <text:p>39.849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3.38884" calcext:value-type="float">
            <text:p>13.38884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1.97083" calcext:value-type="float">
            <text:p>11.97083</text:p>
          </table:table-cell>
          <table:table-cell office:value-type="float" office:value="11.38516" calcext:value-type="float">
            <text:p>11.385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2.16571" calcext:value-type="float">
            <text:p>12.16571</text:p>
          </table:table-cell>
          <table:table-cell office:value-type="float" office:value="11.31371" calcext:value-type="float">
            <text:p>11.3137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5.65085" calcext:value-type="float">
            <text:p>45.65085</text:p>
          </table:table-cell>
          <table:table-cell office:value-type="float" office:value="38.25096" calcext:value-type="float">
            <text:p>38.25096</text:p>
          </table:table-cell>
          <table:table-cell office:value-type="float" office:value="38.83298" calcext:value-type="float">
            <text:p>38.8329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6.8615" calcext:value-type="float">
            <text:p>46.8615</text:p>
          </table:table-cell>
          <table:table-cell office:value-type="float" office:value="29.08425" calcext:value-type="float">
            <text:p>29.08425</text:p>
          </table:table-cell>
          <table:table-cell office:value-type="float" office:value="25.6125" calcext:value-type="float">
            <text:p>25.61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9.21476" calcext:value-type="float">
            <text:p>19.21476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1.33307" calcext:value-type="float">
            <text:p>21.33307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4.40588" calcext:value-type="float">
            <text:p>54.40588</text:p>
          </table:table-cell>
          <table:table-cell office:value-type="float" office:value="24.55462" calcext:value-type="float">
            <text:p>24.55462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20465" calcext:value-type="float">
            <text:p>17.20465</text:p>
          </table:table-cell>
          <table:table-cell office:value-type="float" office:value="13.94162" calcext:value-type="float">
            <text:p>13.94162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9.2882" calcext:value-type="float">
            <text:p>19.2882</text:p>
          </table:table-cell>
          <table:table-cell office:value-type="float" office:value="19.33569" calcext:value-type="float">
            <text:p>19.3356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241" calcext:value-type="float">
            <text:p>31.241</text:p>
          </table:table-cell>
          <table:table-cell office:value-type="float" office:value="20.9528" calcext:value-type="float">
            <text:p>20.9528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8.37355" calcext:value-type="float">
            <text:p>48.37355</text:p>
          </table:table-cell>
          <table:table-cell office:value-type="float" office:value="36.44826" calcext:value-type="float">
            <text:p>36.44826</text:p>
          </table:table-cell>
          <table:table-cell office:value-type="float" office:value="37.94733" calcext:value-type="float">
            <text:p>37.947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9.96008" calcext:value-type="float">
            <text:p>19.96008</text:p>
          </table:table-cell>
          <table:table-cell office:value-type="float" office:value="20.59126" calcext:value-type="float">
            <text:p>20.5912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05551" calcext:value-type="float">
            <text:p>36.05551</text:p>
          </table:table-cell>
          <table:table-cell office:value-type="float" office:value="28.27985" calcext:value-type="float">
            <text:p>28.27985</text:p>
          </table:table-cell>
          <table:table-cell office:value-type="float" office:value="29.12044" calcext:value-type="float">
            <text:p>29.1204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20.9885" calcext:value-type="float">
            <text:p>20.9885</text:p>
          </table:table-cell>
          <table:table-cell office:value-type="float" office:value="21.63331" calcext:value-type="float">
            <text:p>21.6333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8.33218" calcext:value-type="float">
            <text:p>48.33218</text:p>
          </table:table-cell>
          <table:table-cell office:value-type="float" office:value="40.58703" calcext:value-type="float">
            <text:p>40.58703</text:p>
          </table:table-cell>
          <table:table-cell office:value-type="float" office:value="43.26662" calcext:value-type="float">
            <text:p>43.2666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0.90098" calcext:value-type="float">
            <text:p>10.900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85678" calcext:value-type="float">
            <text:p>27.85678</text:p>
          </table:table-cell>
          <table:table-cell office:value-type="float" office:value="15.88788" calcext:value-type="float">
            <text:p>15.88788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.46309" calcext:value-type="float">
            <text:p>30.46309</text:p>
          </table:table-cell>
          <table:table-cell office:value-type="float" office:value="20.01101" calcext:value-type="float">
            <text:p>20.01101</text:p>
          </table:table-cell>
          <table:table-cell office:value-type="float" office:value="19.79899" calcext:value-type="float">
            <text:p>19.7989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1.76123" calcext:value-type="float">
            <text:p>41.76123</text:p>
          </table:table-cell>
          <table:table-cell office:value-type="float" office:value="26.00971" calcext:value-type="float">
            <text:p>26.00971</text:p>
          </table:table-cell>
          <table:table-cell office:value-type="float" office:value="30.26549" calcext:value-type="float">
            <text:p>30.2654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11.13261" calcext:value-type="float">
            <text:p>11.13261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9285" calcext:value-type="float">
            <text:p>34.9285</text:p>
          </table:table-cell>
          <table:table-cell office:value-type="float" office:value="31.17168" calcext:value-type="float">
            <text:p>31.17168</text:p>
          </table:table-cell>
          <table:table-cell office:value-type="float" office:value="32.55764" calcext:value-type="float">
            <text:p>32.5576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5.46015" calcext:value-type="float">
            <text:p>15.460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62214" calcext:value-type="float">
            <text:p>14.62214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73855" calcext:value-type="float">
            <text:p>13.73855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4.33513" calcext:value-type="float">
            <text:p>14.33513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5.09861" calcext:value-type="float">
            <text:p>15.09861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21.99566" calcext:value-type="float">
            <text:p>21.99566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6.35927" calcext:value-type="float">
            <text:p>16.35927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2.80625" calcext:value-type="float">
            <text:p>12.80625</text:p>
          </table:table-cell>
          <table:table-cell office:value-type="float" office:value="9.27692" calcext:value-type="float">
            <text:p>9.27692</text:p>
          </table:table-cell>
          <table:table-cell office:value-type="float" office:value="8.48528" calcext:value-type="float">
            <text:p>8.4852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9.44617" calcext:value-type="float">
            <text:p>39.44617</text:p>
          </table:table-cell>
          <table:table-cell office:value-type="float" office:value="26.91323" calcext:value-type="float">
            <text:p>26.91323</text:p>
          </table:table-cell>
          <table:table-cell office:value-type="float" office:value="25.53417" calcext:value-type="float">
            <text:p>25.5341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9.29377" calcext:value-type="float">
            <text:p>39.29377</text:p>
          </table:table-cell>
          <table:table-cell office:value-type="float" office:value="27.89529" calcext:value-type="float">
            <text:p>27.89529</text:p>
          </table:table-cell>
          <table:table-cell office:value-type="float" office:value="28.53049" calcext:value-type="float">
            <text:p>28.5304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" calcext:value-type="float">
            <text:p>36</text:p>
          </table:table-cell>
          <table:table-cell office:value-type="float" office:value="32.32199" calcext:value-type="float">
            <text:p>32.32199</text:p>
          </table:table-cell>
          <table:table-cell office:value-type="float" office:value="34.05857" calcext:value-type="float">
            <text:p>34.0585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4.12654" calcext:value-type="float">
            <text:p>14.12654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5.24594" calcext:value-type="float">
            <text:p>15.24594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4.73353" calcext:value-type="float">
            <text:p>14.73353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33105" calcext:value-type="float">
            <text:p>24.33105</text:p>
          </table:table-cell>
          <table:table-cell office:value-type="float" office:value="15.25246" calcext:value-type="float">
            <text:p>15.25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.59412" calcext:value-type="float">
            <text:p>30.59412</text:p>
          </table:table-cell>
          <table:table-cell office:value-type="float" office:value="23.49948" calcext:value-type="float">
            <text:p>23.49948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62278" calcext:value-type="float">
            <text:p>31.62278</text:p>
          </table:table-cell>
          <table:table-cell office:value-type="float" office:value="21.06869" calcext:value-type="float">
            <text:p>21.068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5.20251" calcext:value-type="float">
            <text:p>15.202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49657" calcext:value-type="float">
            <text:p>36.49657</text:p>
          </table:table-cell>
          <table:table-cell office:value-type="float" office:value="23.00121" calcext:value-type="float">
            <text:p>23.00121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" calcext:value-type="float">
            <text:p>32</text:p>
          </table:table-cell>
          <table:table-cell office:value-type="float" office:value="17.98763" calcext:value-type="float">
            <text:p>17.98763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3.59862" calcext:value-type="float">
            <text:p>13.598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49242" calcext:value-type="float">
            <text:p>16.49242</text:p>
          </table:table-cell>
          <table:table-cell office:value-type="float" office:value="10.63142" calcext:value-type="float">
            <text:p>10.63142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20.654" calcext:value-type="float">
            <text:p>20.654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4" calcext:value-type="float">
            <text:p>44</text:p>
          </table:table-cell>
          <table:table-cell office:value-type="float" office:value="31.74204" calcext:value-type="float">
            <text:p>31.74204</text:p>
          </table:table-cell>
          <table:table-cell office:value-type="float" office:value="29.63089" calcext:value-type="float">
            <text:p>29.6308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55764" calcext:value-type="float">
            <text:p>32.55764</text:p>
          </table:table-cell>
          <table:table-cell office:value-type="float" office:value="17.49333" calcext:value-type="float">
            <text:p>17.49333</text:p>
          </table:table-cell>
          <table:table-cell office:value-type="float" office:value="14.07107" calcext:value-type="float">
            <text:p>14.0710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5.71861" calcext:value-type="float">
            <text:p>25.71861</text:p>
          </table:table-cell>
          <table:table-cell office:value-type="float" office:value="25.45584" calcext:value-type="float">
            <text:p>25.4558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0.26479" calcext:value-type="float">
            <text:p>20.26479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6.2289" calcext:value-type="float">
            <text:p>16.2289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9.33806" calcext:value-type="float">
            <text:p>9.338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0.72304" calcext:value-type="float">
            <text:p>20.72304</text:p>
          </table:table-cell>
          <table:table-cell office:value-type="float" office:value="19.74835" calcext:value-type="float">
            <text:p>19.7483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4.16752" calcext:value-type="float">
            <text:p>14.16752</text:p>
          </table:table-cell>
          <table:table-cell office:value-type="float" office:value="12.80625" calcext:value-type="float">
            <text:p>12.806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6.2449" calcext:value-type="float">
            <text:p>16.24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" calcext:value-type="float">
            <text:p>18</text:p>
          </table:table-cell>
          <table:table-cell office:value-type="float" office:value="14.9195" calcext:value-type="float">
            <text:p>14.91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83298" calcext:value-type="float">
            <text:p>38.83298</text:p>
          </table:table-cell>
          <table:table-cell office:value-type="float" office:value="27.58875" calcext:value-type="float">
            <text:p>27.58875</text:p>
          </table:table-cell>
          <table:table-cell office:value-type="float" office:value="28.28427" calcext:value-type="float">
            <text:p>28.284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.56022" calcext:value-type="float">
            <text:p>14.56022</text:p>
          </table:table-cell>
          <table:table-cell office:value-type="float" office:value="9.47297" calcext:value-type="float">
            <text:p>9.472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4.38207" calcext:value-type="float">
            <text:p>14.382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0.77033" calcext:value-type="float">
            <text:p>10.77033</text:p>
          </table:table-cell>
          <table:table-cell office:value-type="float" office:value="7.99377" calcext:value-type="float">
            <text:p>7.99377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0.4475" calcext:value-type="float">
            <text:p>40.4475</text:p>
          </table:table-cell>
          <table:table-cell office:value-type="float" office:value="16.86593" calcext:value-type="float">
            <text:p>16.865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12452" calcext:value-type="float">
            <text:p>16.12452</text:p>
          </table:table-cell>
          <table:table-cell office:value-type="float" office:value="11.94131" calcext:value-type="float">
            <text:p>11.94131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2.46885" calcext:value-type="float">
            <text:p>12.46885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3.45494" calcext:value-type="float">
            <text:p>13.45494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4.73771" calcext:value-type="float">
            <text:p>14.73771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88854" calcext:value-type="float">
            <text:p>17.88854</text:p>
          </table:table-cell>
          <table:table-cell office:value-type="float" office:value="12.86257" calcext:value-type="float">
            <text:p>12.86257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24.78473" calcext:value-type="float">
            <text:p>24.78473</text:p>
          </table:table-cell>
          <table:table-cell office:value-type="float" office:value="26.90725" calcext:value-type="float">
            <text:p>26.9072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4.57711" calcext:value-type="float">
            <text:p>14.57711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18.10285" calcext:value-type="float">
            <text:p>18.10285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" calcext:value-type="float">
            <text:p>16</text:p>
          </table:table-cell>
          <table:table-cell office:value-type="float" office:value="11.04157" calcext:value-type="float">
            <text:p>11.04157</text:p>
          </table:table-cell>
          <table:table-cell office:value-type="float" office:value="8.24621" calcext:value-type="float">
            <text:p>8.2462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5.16102" calcext:value-type="float">
            <text:p>15.16102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23017" calcext:value-type="float">
            <text:p>17.23017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19.95666" calcext:value-type="float">
            <text:p>19.95666</text:p>
          </table:table-cell>
          <table:table-cell office:value-type="float" office:value="14.89588" calcext:value-type="float">
            <text:p>14.8958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2.16961" calcext:value-type="float">
            <text:p>12.169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1.03657" calcext:value-type="float">
            <text:p>41.03657</text:p>
          </table:table-cell>
          <table:table-cell office:value-type="float" office:value="34.74086" calcext:value-type="float">
            <text:p>34.740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9.58069" calcext:value-type="float">
            <text:p>19.58069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39608" calcext:value-type="float">
            <text:p>20.39608</text:p>
          </table:table-cell>
          <table:table-cell office:value-type="float" office:value="19.59655" calcext:value-type="float">
            <text:p>19.596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63331" calcext:value-type="float">
            <text:p>21.63331</text:p>
          </table:table-cell>
          <table:table-cell office:value-type="float" office:value="16.96562" calcext:value-type="float">
            <text:p>16.96562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8.65117" calcext:value-type="float">
            <text:p>18.65117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" calcext:value-type="float">
            <text:p>18</text:p>
          </table:table-cell>
          <table:table-cell office:value-type="float" office:value="16.30513" calcext:value-type="float">
            <text:p>16.305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1.31922" calcext:value-type="float">
            <text:p>21.31922</text:p>
          </table:table-cell>
          <table:table-cell office:value-type="float" office:value="20.88061" calcext:value-type="float">
            <text:p>20.8806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30589" calcext:value-type="float">
            <text:p>26.30589</text:p>
          </table:table-cell>
          <table:table-cell office:value-type="float" office:value="18.91954" calcext:value-type="float">
            <text:p>18.91954</text:p>
          </table:table-cell>
          <table:table-cell office:value-type="float" office:value="18.97367" calcext:value-type="float">
            <text:p>18.973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22.85592" calcext:value-type="float">
            <text:p>22.85592</text:p>
          </table:table-cell>
          <table:table-cell office:value-type="float" office:value="22.62742" calcext:value-type="float">
            <text:p>22.6274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24903" calcext:value-type="float">
            <text:p>32.24903</text:p>
          </table:table-cell>
          <table:table-cell office:value-type="float" office:value="25.50981" calcext:value-type="float">
            <text:p>25.50981</text:p>
          </table:table-cell>
          <table:table-cell office:value-type="float" office:value="25.05993" calcext:value-type="float">
            <text:p>25.0599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7611" calcext:value-type="float">
            <text:p>14.7611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" calcext:value-type="float">
            <text:p>20</text:p>
          </table:table-cell>
          <table:table-cell office:value-type="float" office:value="14.22489" calcext:value-type="float">
            <text:p>14.22489</text:p>
          </table:table-cell>
          <table:table-cell office:value-type="float" office:value="12.64911" calcext:value-type="float">
            <text:p>12.649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2.42641" calcext:value-type="float">
            <text:p>42.42641</text:p>
          </table:table-cell>
          <table:table-cell office:value-type="float" office:value="31.1247" calcext:value-type="float">
            <text:p>31.1247</text:p>
          </table:table-cell>
          <table:table-cell office:value-type="float" office:value="32.28001" calcext:value-type="float">
            <text:p>32.280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2.91112" calcext:value-type="float">
            <text:p>12.91112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9.25594" calcext:value-type="float">
            <text:p>19.255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22154" calcext:value-type="float">
            <text:p>36.22154</text:p>
          </table:table-cell>
          <table:table-cell office:value-type="float" office:value="31.82391" calcext:value-type="float">
            <text:p>31.82391</text:p>
          </table:table-cell>
          <table:table-cell office:value-type="float" office:value="32.31099" calcext:value-type="float">
            <text:p>32.3109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" calcext:value-type="float">
            <text:p>14</text:p>
          </table:table-cell>
          <table:table-cell office:value-type="float" office:value="12.11426" calcext:value-type="float">
            <text:p>12.114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98571" calcext:value-type="float">
            <text:p>34.98571</text:p>
          </table:table-cell>
          <table:table-cell office:value-type="float" office:value="18.13703" calcext:value-type="float">
            <text:p>18.13703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19.26246" calcext:value-type="float">
            <text:p>19.26246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1.62443" calcext:value-type="float">
            <text:p>11.62443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88061" calcext:value-type="float">
            <text:p>20.88061</text:p>
          </table:table-cell>
          <table:table-cell office:value-type="float" office:value="11.57937" calcext:value-type="float">
            <text:p>11.579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6.97056" calcext:value-type="float">
            <text:p>16.97056</text:p>
          </table:table-cell>
          <table:table-cell office:value-type="float" office:value="13.14256" calcext:value-type="float">
            <text:p>13.14256</text:p>
          </table:table-cell>
          <table:table-cell office:value-type="float" office:value="13.11133" calcext:value-type="float">
            <text:p>13.111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86796" calcext:value-type="float">
            <text:p>18.86796</text:p>
          </table:table-cell>
          <table:table-cell office:value-type="float" office:value="13.86043" calcext:value-type="float">
            <text:p>13.86043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8.82622" calcext:value-type="float">
            <text:p>48.82622</text:p>
          </table:table-cell>
          <table:table-cell office:value-type="float" office:value="26.80464" calcext:value-type="float">
            <text:p>26.80464</text:p>
          </table:table-cell>
          <table:table-cell office:value-type="float" office:value="20.39608" calcext:value-type="float">
            <text:p>20.3960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3.94112" calcext:value-type="float">
            <text:p>33.94112</text:p>
          </table:table-cell>
          <table:table-cell office:value-type="float" office:value="21.89195" calcext:value-type="float">
            <text:p>21.89195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7.42949" calcext:value-type="float">
            <text:p>17.42949</text:p>
          </table:table-cell>
          <table:table-cell office:value-type="float" office:value="16.97056" calcext:value-type="float">
            <text:p>16.9705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1.68323" calcext:value-type="float">
            <text:p>21.68323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6.56854" calcext:value-type="float">
            <text:p>56.56854</text:p>
          </table:table-cell>
          <table:table-cell office:value-type="float" office:value="30.34571" calcext:value-type="float">
            <text:p>30.34571</text:p>
          </table:table-cell>
          <table:table-cell office:value-type="float" office:value="26.68333" calcext:value-type="float">
            <text:p>26.683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9.23205" calcext:value-type="float">
            <text:p>19.23205</text:p>
          </table:table-cell>
          <table:table-cell office:value-type="float" office:value="22.84886" calcext:value-type="float">
            <text:p>22.8488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09072" calcext:value-type="float">
            <text:p>22.09072</text:p>
          </table:table-cell>
          <table:table-cell office:value-type="float" office:value="17.59391" calcext:value-type="float">
            <text:p>17.59391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7.48068" calcext:value-type="float">
            <text:p>17.48068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20294" calcext:value-type="float">
            <text:p>27.20294</text:p>
          </table:table-cell>
          <table:table-cell office:value-type="float" office:value="15.08803" calcext:value-type="float">
            <text:p>15.08803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42534" calcext:value-type="float">
            <text:p>28.42534</text:p>
          </table:table-cell>
          <table:table-cell office:value-type="float" office:value="22.1694" calcext:value-type="float">
            <text:p>22.1694</text:p>
          </table:table-cell>
          <table:table-cell office:value-type="float" office:value="24.08319" calcext:value-type="float">
            <text:p>24.083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45584" calcext:value-type="float">
            <text:p>25.45584</text:p>
          </table:table-cell>
          <table:table-cell office:value-type="float" office:value="19.23434" calcext:value-type="float">
            <text:p>19.23434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22.01639" calcext:value-type="float">
            <text:p>22.01639</text:p>
          </table:table-cell>
          <table:table-cell office:value-type="float" office:value="22.09072" calcext:value-type="float">
            <text:p>22.090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80351" calcext:value-type="float">
            <text:p>22.80351</text:p>
          </table:table-cell>
          <table:table-cell office:value-type="float" office:value="19.52098" calcext:value-type="float">
            <text:p>19.52098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5.52466" calcext:value-type="float">
            <text:p>15.524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9285" calcext:value-type="float">
            <text:p>34.9285</text:p>
          </table:table-cell>
          <table:table-cell office:value-type="float" office:value="24.7096" calcext:value-type="float">
            <text:p>24.7096</text:p>
          </table:table-cell>
          <table:table-cell office:value-type="float" office:value="23.32381" calcext:value-type="float">
            <text:p>23.3238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18.63692" calcext:value-type="float">
            <text:p>18.63692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5.152" calcext:value-type="float">
            <text:p>15.1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4094" calcext:value-type="float">
            <text:p>23.4094</text:p>
          </table:table-cell>
          <table:table-cell office:value-type="float" office:value="18.23168" calcext:value-type="float">
            <text:p>18.23168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98484" calcext:value-type="float">
            <text:p>32.98484</text:p>
          </table:table-cell>
          <table:table-cell office:value-type="float" office:value="24.10882" calcext:value-type="float">
            <text:p>24.10882</text:p>
          </table:table-cell>
          <table:table-cell office:value-type="float" office:value="24.24857" calcext:value-type="float">
            <text:p>24.2485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6.69047" calcext:value-type="float">
            <text:p>46.69047</text:p>
          </table:table-cell>
          <table:table-cell office:value-type="float" office:value="27.08284" calcext:value-type="float">
            <text:p>27.08284</text:p>
          </table:table-cell>
          <table:table-cell office:value-type="float" office:value="27.20294" calcext:value-type="float">
            <text:p>27.2029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7.91328" calcext:value-type="float">
            <text:p>17.91328</text:p>
          </table:table-cell>
          <table:table-cell office:value-type="float" office:value="19.84886" calcext:value-type="float">
            <text:p>19.8488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9.70745" calcext:value-type="float">
            <text:p>9.70745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3.40714" calcext:value-type="float">
            <text:p>13.40714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3.32381" calcext:value-type="float">
            <text:p>23.32381</text:p>
          </table:table-cell>
          <table:table-cell office:value-type="float" office:value="17.93822" calcext:value-type="float">
            <text:p>17.93822</text:p>
          </table:table-cell>
          <table:table-cell office:value-type="float" office:value="17.20465" calcext:value-type="float">
            <text:p>17.2046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26.78941" calcext:value-type="float">
            <text:p>26.78941</text:p>
          </table:table-cell>
          <table:table-cell office:value-type="float" office:value="27.92811" calcext:value-type="float">
            <text:p>27.928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30495" calcext:value-type="float">
            <text:p>31.30495</text:p>
          </table:table-cell>
          <table:table-cell office:value-type="float" office:value="25.76111" calcext:value-type="float">
            <text:p>25.761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87.65842" calcext:value-type="float">
            <text:p>87.65842</text:p>
          </table:table-cell>
          <table:table-cell office:value-type="float" office:value="61.6366" calcext:value-type="float">
            <text:p>61.6366</text:p>
          </table:table-cell>
          <table:table-cell office:value-type="float" office:value="65.60488" calcext:value-type="float">
            <text:p>65.6048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59126" calcext:value-type="float">
            <text:p>20.59126</text:p>
          </table:table-cell>
          <table:table-cell office:value-type="float" office:value="14.40658" calcext:value-type="float">
            <text:p>14.40658</text:p>
          </table:table-cell>
          <table:table-cell office:value-type="float" office:value="14.4222" calcext:value-type="float">
            <text:p>14.42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2.00636" calcext:value-type="float">
            <text:p>12.00636</text:p>
          </table:table-cell>
          <table:table-cell office:value-type="float" office:value="10.19804" calcext:value-type="float">
            <text:p>10.1980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1.15967" calcext:value-type="float">
            <text:p>21.15967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07134" calcext:value-type="float">
            <text:p>28.07134</text:p>
          </table:table-cell>
          <table:table-cell office:value-type="float" office:value="19.86825" calcext:value-type="float">
            <text:p>19.868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97367" calcext:value-type="float">
            <text:p>18.97367</text:p>
          </table:table-cell>
          <table:table-cell office:value-type="float" office:value="12.43297" calcext:value-type="float">
            <text:p>12.43297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4.57394" calcext:value-type="float">
            <text:p>14.57394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23993" calcext:value-type="float">
            <text:p>15.23993</text:p>
          </table:table-cell>
          <table:table-cell office:value-type="float" office:value="15.6205" calcext:value-type="float">
            <text:p>15.620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" calcext:value-type="float">
            <text:p>36</text:p>
          </table:table-cell>
          <table:table-cell office:value-type="float" office:value="31.84261" calcext:value-type="float">
            <text:p>31.84261</text:p>
          </table:table-cell>
          <table:table-cell office:value-type="float" office:value="31.04835" calcext:value-type="float">
            <text:p>31.0483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24152" calcext:value-type="float">
            <text:p>15.24152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5.69262" calcext:value-type="float">
            <text:p>15.69262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7.41308" calcext:value-type="float">
            <text:p>47.41308</text:p>
          </table:table-cell>
          <table:table-cell office:value-type="float" office:value="37.46327" calcext:value-type="float">
            <text:p>37.46327</text:p>
          </table:table-cell>
          <table:table-cell office:value-type="float" office:value="38.41875" calcext:value-type="float">
            <text:p>38.4187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1.03657" calcext:value-type="float">
            <text:p>41.03657</text:p>
          </table:table-cell>
          <table:table-cell office:value-type="float" office:value="30.36144" calcext:value-type="float">
            <text:p>30.36144</text:p>
          </table:table-cell>
          <table:table-cell office:value-type="float" office:value="28.63564" calcext:value-type="float">
            <text:p>28.6356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68333" calcext:value-type="float">
            <text:p>26.68333</text:p>
          </table:table-cell>
          <table:table-cell office:value-type="float" office:value="17.16889" calcext:value-type="float">
            <text:p>17.168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5.04089" calcext:value-type="float">
            <text:p>25.04089</text:p>
          </table:table-cell>
          <table:table-cell office:value-type="float" office:value="25.17908" calcext:value-type="float">
            <text:p>25.1790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4.15629" calcext:value-type="float">
            <text:p>14.15629</text:p>
          </table:table-cell>
          <table:table-cell office:value-type="float" office:value="14.14214" calcext:value-type="float">
            <text:p>14.142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" calcext:value-type="float">
            <text:p>34</text:p>
          </table:table-cell>
          <table:table-cell office:value-type="float" office:value="25.75998" calcext:value-type="float">
            <text:p>25.75998</text:p>
          </table:table-cell>
          <table:table-cell office:value-type="float" office:value="25.29822" calcext:value-type="float">
            <text:p>25.2982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1.72648" calcext:value-type="float">
            <text:p>11.726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" calcext:value-type="float">
            <text:p>24</text:p>
          </table:table-cell>
          <table:table-cell office:value-type="float" office:value="10.39219" calcext:value-type="float">
            <text:p>10.39219</text:p>
          </table:table-cell>
          <table:table-cell office:value-type="float" office:value="8.12311" calcext:value-type="float">
            <text:p>8.123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4.18968" calcext:value-type="float">
            <text:p>14.18968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18.55884" calcext:value-type="float">
            <text:p>18.55884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19.14258" calcext:value-type="float">
            <text:p>19.14258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54066" calcext:value-type="float">
            <text:p>21.54066</text:p>
          </table:table-cell>
          <table:table-cell office:value-type="float" office:value="16.30997" calcext:value-type="float">
            <text:p>16.30997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23.27199" calcext:value-type="float">
            <text:p>23.27199</text:p>
          </table:table-cell>
          <table:table-cell office:value-type="float" office:value="24.24815" calcext:value-type="float">
            <text:p>24.2481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.14214" calcext:value-type="float">
            <text:p>14.14214</text:p>
          </table:table-cell>
          <table:table-cell office:value-type="float" office:value="10.14299" calcext:value-type="float">
            <text:p>10.14299</text:p>
          </table:table-cell>
          <table:table-cell office:value-type="float" office:value="8.94427" calcext:value-type="float">
            <text:p>8.944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1127" calcext:value-type="float">
            <text:p>31.1127</text:p>
          </table:table-cell>
          <table:table-cell office:value-type="float" office:value="21.37281" calcext:value-type="float">
            <text:p>21.37281</text:p>
          </table:table-cell>
          <table:table-cell office:value-type="float" office:value="21.07045" calcext:value-type="float">
            <text:p>21.0704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20465" calcext:value-type="float">
            <text:p>17.20465</text:p>
          </table:table-cell>
          <table:table-cell office:value-type="float" office:value="16.08727" calcext:value-type="float">
            <text:p>16.08727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.31099" calcext:value-type="float">
            <text:p>32.31099</text:p>
          </table:table-cell>
          <table:table-cell office:value-type="float" office:value="16.95971" calcext:value-type="float">
            <text:p>16.959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7.78489" calcext:value-type="float">
            <text:p>27.78489</text:p>
          </table:table-cell>
          <table:table-cell office:value-type="float" office:value="20.92282" calcext:value-type="float">
            <text:p>20.92282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08801" calcext:value-type="float">
            <text:p>17.08801</text:p>
          </table:table-cell>
          <table:table-cell office:value-type="float" office:value="14.62224" calcext:value-type="float">
            <text:p>14.622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74718" calcext:value-type="float">
            <text:p>17.74718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0" calcext:value-type="float">
            <text:p>10</text:p>
          </table:table-cell>
          <table:table-cell office:value-type="float" office:value="8.09766" calcext:value-type="float">
            <text:p>8.09766</text:p>
          </table:table-cell>
          <table:table-cell office:value-type="float" office:value="8.12311" calcext:value-type="float">
            <text:p>8.1231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29822" calcext:value-type="float">
            <text:p>25.29822</text:p>
          </table:table-cell>
          <table:table-cell office:value-type="float" office:value="18.30121" calcext:value-type="float">
            <text:p>18.30121</text:p>
          </table:table-cell>
          <table:table-cell office:value-type="float" office:value="20.09975" calcext:value-type="float">
            <text:p>20.0997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3.20821" calcext:value-type="float">
            <text:p>23.20821</text:p>
          </table:table-cell>
          <table:table-cell office:value-type="float" office:value="23.4094" calcext:value-type="float">
            <text:p>23.409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9.44617" calcext:value-type="float">
            <text:p>39.44617</text:p>
          </table:table-cell>
          <table:table-cell office:value-type="float" office:value="34.6195" calcext:value-type="float">
            <text:p>34.6195</text:p>
          </table:table-cell>
          <table:table-cell office:value-type="float" office:value="36.46833" calcext:value-type="float">
            <text:p>36.468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18.16359" calcext:value-type="float">
            <text:p>18.16359</text:p>
          </table:table-cell>
          <table:table-cell office:value-type="float" office:value="17.88854" calcext:value-type="float">
            <text:p>17.888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7.58417" calcext:value-type="float">
            <text:p>17.58417</text:p>
          </table:table-cell>
          <table:table-cell office:value-type="float" office:value="18.43909" calcext:value-type="float">
            <text:p>18.439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41311" calcext:value-type="float">
            <text:p>24.41311</text:p>
          </table:table-cell>
          <table:table-cell office:value-type="float" office:value="17.38066" calcext:value-type="float">
            <text:p>17.38066</text:p>
          </table:table-cell>
          <table:table-cell office:value-type="float" office:value="15.87251" calcext:value-type="float">
            <text:p>15.8725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79899" calcext:value-type="float">
            <text:p>19.79899</text:p>
          </table:table-cell>
          <table:table-cell office:value-type="float" office:value="13.80585" calcext:value-type="float">
            <text:p>13.80585</text:p>
          </table:table-cell>
          <table:table-cell office:value-type="float" office:value="13.41641" calcext:value-type="float">
            <text:p>13.4164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8.43909" calcext:value-type="float">
            <text:p>18.43909</text:p>
          </table:table-cell>
          <table:table-cell office:value-type="float" office:value="11.84077" calcext:value-type="float">
            <text:p>11.840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9.46428" calcext:value-type="float">
            <text:p>59.46428</text:p>
          </table:table-cell>
          <table:table-cell office:value-type="float" office:value="30.63387" calcext:value-type="float">
            <text:p>30.63387</text:p>
          </table:table-cell>
          <table:table-cell office:value-type="float" office:value="30.46309" calcext:value-type="float">
            <text:p>30.463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62742" calcext:value-type="float">
            <text:p>22.62742</text:p>
          </table:table-cell>
          <table:table-cell office:value-type="float" office:value="12.56905" calcext:value-type="float">
            <text:p>12.56905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8.16638" calcext:value-type="float">
            <text:p>48.16638</text:p>
          </table:table-cell>
          <table:table-cell office:value-type="float" office:value="37.39695" calcext:value-type="float">
            <text:p>37.39695</text:p>
          </table:table-cell>
          <table:table-cell office:value-type="float" office:value="39.84972" calcext:value-type="float">
            <text:p>39.849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3.10589" calcext:value-type="float">
            <text:p>33.10589</text:p>
          </table:table-cell>
          <table:table-cell office:value-type="float" office:value="26.30346" calcext:value-type="float">
            <text:p>26.303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1.44067" calcext:value-type="float">
            <text:p>11.44067</text:p>
          </table:table-cell>
          <table:table-cell office:value-type="float" office:value="10.77033" calcext:value-type="float">
            <text:p>10.770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12044" calcext:value-type="float">
            <text:p>29.12044</text:p>
          </table:table-cell>
          <table:table-cell office:value-type="float" office:value="24.05191" calcext:value-type="float">
            <text:p>24.051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84441" calcext:value-type="float">
            <text:p>28.84441</text:p>
          </table:table-cell>
          <table:table-cell office:value-type="float" office:value="14.01127" calcext:value-type="float">
            <text:p>14.01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" calcext:value-type="float">
            <text:p>34</text:p>
          </table:table-cell>
          <table:table-cell office:value-type="float" office:value="25.35386" calcext:value-type="float">
            <text:p>25.35386</text:p>
          </table:table-cell>
          <table:table-cell office:value-type="float" office:value="26.68333" calcext:value-type="float">
            <text:p>26.6833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8.28427" calcext:value-type="float">
            <text:p>28.28427</text:p>
          </table:table-cell>
          <table:table-cell office:value-type="float" office:value="18.34076" calcext:value-type="float">
            <text:p>18.34076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" calcext:value-type="float">
            <text:p>26</text:p>
          </table:table-cell>
          <table:table-cell office:value-type="float" office:value="20.53135" calcext:value-type="float">
            <text:p>20.53135</text:p>
          </table:table-cell>
          <table:table-cell office:value-type="float" office:value="21.07045" calcext:value-type="float">
            <text:p>21.0704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16.89237" calcext:value-type="float">
            <text:p>16.89237</text:p>
          </table:table-cell>
          <table:table-cell office:value-type="float" office:value="17.42955" calcext:value-type="float">
            <text:p>17.429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1.26029" calcext:value-type="float">
            <text:p>21.26029</text:p>
          </table:table-cell>
          <table:table-cell office:value-type="float" office:value="14.76728" calcext:value-type="float">
            <text:p>14.76728</text:p>
          </table:table-cell>
          <table:table-cell office:value-type="float" office:value="15.23155" calcext:value-type="float">
            <text:p>15.231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9.39635" calcext:value-type="float">
            <text:p>49.39635</text:p>
          </table:table-cell>
          <table:table-cell office:value-type="float" office:value="34.59947" calcext:value-type="float">
            <text:p>34.59947</text:p>
          </table:table-cell>
          <table:table-cell office:value-type="float" office:value="35.44009" calcext:value-type="float">
            <text:p>35.4400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4.98571" calcext:value-type="float">
            <text:p>34.98571</text:p>
          </table:table-cell>
          <table:table-cell office:value-type="float" office:value="21.62086" calcext:value-type="float">
            <text:p>21.62086</text:p>
          </table:table-cell>
          <table:table-cell office:value-type="float" office:value="20.09975" calcext:value-type="float">
            <text:p>20.0997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83282" calcext:value-type="float">
            <text:p>26.83282</text:p>
          </table:table-cell>
          <table:table-cell office:value-type="float" office:value="21.40711" calcext:value-type="float">
            <text:p>21.40711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16609" calcext:value-type="float">
            <text:p>24.16609</text:p>
          </table:table-cell>
          <table:table-cell office:value-type="float" office:value="20.92056" calcext:value-type="float">
            <text:p>20.92056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0.09975" calcext:value-type="float">
            <text:p>20.09975</text:p>
          </table:table-cell>
          <table:table-cell office:value-type="float" office:value="16.63198" calcext:value-type="float">
            <text:p>16.63198</text:p>
          </table:table-cell>
          <table:table-cell office:value-type="float" office:value="16.12452" calcext:value-type="float">
            <text:p>16.1245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6.51881" calcext:value-type="float">
            <text:p>46.51881</text:p>
          </table:table-cell>
          <table:table-cell office:value-type="float" office:value="31.92341" calcext:value-type="float">
            <text:p>31.92341</text:p>
          </table:table-cell>
          <table:table-cell office:value-type="float" office:value="35.38361" calcext:value-type="float">
            <text:p>35.3836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2" calcext:value-type="float">
            <text:p>42</text:p>
          </table:table-cell>
          <table:table-cell office:value-type="float" office:value="37.72175" calcext:value-type="float">
            <text:p>37.72175</text:p>
          </table:table-cell>
          <table:table-cell office:value-type="float" office:value="37.36308" calcext:value-type="float">
            <text:p>37.3630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73214" calcext:value-type="float">
            <text:p>29.73214</text:p>
          </table:table-cell>
          <table:table-cell office:value-type="float" office:value="22.03652" calcext:value-type="float">
            <text:p>22.03652</text:p>
          </table:table-cell>
          <table:table-cell office:value-type="float" office:value="20.24791" calcext:value-type="float">
            <text:p>20.2479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9.25223" calcext:value-type="float">
            <text:p>19.25223</text:p>
          </table:table-cell>
          <table:table-cell office:value-type="float" office:value="18.11077" calcext:value-type="float">
            <text:p>18.1107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24.75367" calcext:value-type="float">
            <text:p>24.75367</text:p>
          </table:table-cell>
          <table:table-cell office:value-type="float" office:value="25.53417" calcext:value-type="float">
            <text:p>25.5341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5.6205" calcext:value-type="float">
            <text:p>15.6205</text:p>
          </table:table-cell>
          <table:table-cell office:value-type="float" office:value="11.80333" calcext:value-type="float">
            <text:p>11.80333</text:p>
          </table:table-cell>
          <table:table-cell office:value-type="float" office:value="12.16553" calcext:value-type="float">
            <text:p>12.1655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4.08319" calcext:value-type="float">
            <text:p>24.08319</text:p>
          </table:table-cell>
          <table:table-cell office:value-type="float" office:value="22.59424" calcext:value-type="float">
            <text:p>22.59424</text:p>
          </table:table-cell>
          <table:table-cell office:value-type="float" office:value="23.06366" calcext:value-type="float">
            <text:p>23.0636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46" calcext:value-type="float">
            <text:p>46</text:p>
          </table:table-cell>
          <table:table-cell office:value-type="float" office:value="32.73748" calcext:value-type="float">
            <text:p>32.73748</text:p>
          </table:table-cell>
          <table:table-cell office:value-type="float" office:value="36.71512" calcext:value-type="float">
            <text:p>36.7151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56.63921" calcext:value-type="float">
            <text:p>56.63921</text:p>
          </table:table-cell>
          <table:table-cell office:value-type="float" office:value="46.92411" calcext:value-type="float">
            <text:p>46.92411</text:p>
          </table:table-cell>
          <table:table-cell office:value-type="float" office:value="50.9902" calcext:value-type="float">
            <text:p>50.990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6.49363" calcext:value-type="float">
            <text:p>16.49363</text:p>
          </table:table-cell>
          <table:table-cell office:value-type="float" office:value="17.08801" calcext:value-type="float">
            <text:p>17.0880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" calcext:value-type="float">
            <text:p>38</text:p>
          </table:table-cell>
          <table:table-cell office:value-type="float" office:value="19.93254" calcext:value-type="float">
            <text:p>19.93254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6.90725" calcext:value-type="float">
            <text:p>26.90725</text:p>
          </table:table-cell>
          <table:table-cell office:value-type="float" office:value="22.73757" calcext:value-type="float">
            <text:p>22.73757</text:p>
          </table:table-cell>
          <table:table-cell office:value-type="float" office:value="21.26029" calcext:value-type="float">
            <text:p>21.2602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5.60899" calcext:value-type="float">
            <text:p>35.60899</text:p>
          </table:table-cell>
          <table:table-cell office:value-type="float" office:value="27.80408" calcext:value-type="float">
            <text:p>27.80408</text:p>
          </table:table-cell>
          <table:table-cell office:value-type="float" office:value="28.42534" calcext:value-type="float">
            <text:p>28.4253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2" calcext:value-type="float">
            <text:p>32</text:p>
          </table:table-cell>
          <table:table-cell office:value-type="float" office:value="26.45281" calcext:value-type="float">
            <text:p>26.452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1.04835" calcext:value-type="float">
            <text:p>31.04835</text:p>
          </table:table-cell>
          <table:table-cell office:value-type="float" office:value="22.46409" calcext:value-type="float">
            <text:p>22.46409</text:p>
          </table:table-cell>
          <table:table-cell office:value-type="float" office:value="21.54066" calcext:value-type="float">
            <text:p>21.5406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5.44009" calcext:value-type="float">
            <text:p>35.44009</text:p>
          </table:table-cell>
          <table:table-cell office:value-type="float" office:value="30.43679" calcext:value-type="float">
            <text:p>30.43679</text:p>
          </table:table-cell>
          <table:table-cell office:value-type="float" office:value="31.1127" calcext:value-type="float">
            <text:p>31.112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9.52965" calcext:value-type="float">
            <text:p>29.52965</text:p>
          </table:table-cell>
          <table:table-cell office:value-type="float" office:value="23.76677" calcext:value-type="float">
            <text:p>23.76677</text:p>
          </table:table-cell>
          <table:table-cell office:value-type="float" office:value="22.80351" calcext:value-type="float">
            <text:p>22.8035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6.76955" calcext:value-type="float">
            <text:p>36.76955</text:p>
          </table:table-cell>
          <table:table-cell office:value-type="float" office:value="26.13864" calcext:value-type="float">
            <text:p>26.13864</text:p>
          </table:table-cell>
          <table:table-cell office:value-type="float" office:value="30.52868" calcext:value-type="float">
            <text:p>30.528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5.6125" calcext:value-type="float">
            <text:p>25.6125</text:p>
          </table:table-cell>
          <table:table-cell office:value-type="float" office:value="20.40854" calcext:value-type="float">
            <text:p>20.40854</text:p>
          </table:table-cell>
          <table:table-cell office:value-type="float" office:value="22.36068" calcext:value-type="float">
            <text:p>22.3606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7.20465" calcext:value-type="float">
            <text:p>17.20465</text:p>
          </table:table-cell>
          <table:table-cell office:value-type="float" office:value="12.60875" calcext:value-type="float">
            <text:p>12.60875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4.4222" calcext:value-type="float">
            <text:p>14.4222</text:p>
          </table:table-cell>
          <table:table-cell office:value-type="float" office:value="10.76919" calcext:value-type="float">
            <text:p>10.76919</text:p>
          </table:table-cell>
          <table:table-cell office:value-type="float" office:value="11.6619" calcext:value-type="float">
            <text:p>11.661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8.20995" calcext:value-type="float">
            <text:p>38.20995</text:p>
          </table:table-cell>
          <table:table-cell office:value-type="float" office:value="34.03119" calcext:value-type="float">
            <text:p>34.03119</text:p>
          </table:table-cell>
          <table:table-cell office:value-type="float" office:value="33.10589" calcext:value-type="float">
            <text:p>33.1058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61.18823" calcext:value-type="float">
            <text:p>61.18823</text:p>
          </table:table-cell>
          <table:table-cell office:value-type="float" office:value="29.61698" calcext:value-type="float">
            <text:p>29.61698</text:p>
          </table:table-cell>
          <table:table-cell office:value-type="float" office:value="23.4094" calcext:value-type="float">
            <text:p>23.409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19.69772" calcext:value-type="float">
            <text:p>19.69772</text:p>
          </table:table-cell>
          <table:table-cell office:value-type="float" office:value="15.98991" calcext:value-type="float">
            <text:p>15.98991</text:p>
          </table:table-cell>
          <table:table-cell office:value-type="float" office:value="17.02929" calcext:value-type="float">
            <text:p>17.0292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.36068" calcext:value-type="float">
            <text:p>22.36068</text:p>
          </table:table-cell>
          <table:table-cell office:value-type="float" office:value="19.37921" calcext:value-type="float">
            <text:p>19.37921</text:p>
          </table:table-cell>
          <table:table-cell office:value-type="float" office:value="19.69772" calcext:value-type="float">
            <text:p>19.6977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30" calcext:value-type="float">
            <text:p>30</text:p>
          </table:table-cell>
          <table:table-cell office:value-type="float" office:value="24.60826" calcext:value-type="float">
            <text:p>24.608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50 uM Dexa +1000 nM Testo</text:p>
          </table:table-cell>
          <table:table-cell office:value-type="float" office:value="22" calcext:value-type="float">
            <text:p>22</text:p>
          </table:table-cell>
          <table:table-cell office:value-type="float" office:value="17.52477" calcext:value-type="float">
            <text:p>17.52477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0" number:min-integer-digits="1" number:min-exponent-digits="2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f </meta:initial-creator>
    <meta:creation-date>2015-05-30T13:05:52.894168502</meta:creation-date>
    <dc:date>2015-05-30T13:28:00.326528555</dc:date>
    <dc:creator>ayf </dc:creator>
    <meta:editing-duration>PT4M54S</meta:editing-duration>
    <meta:editing-cycles>1</meta:editing-cycles>
    <meta:document-statistic meta:table-count="1" meta:cell-count="12100" meta:object-count="0"/>
    <meta:generator>LibreOffice/4.4.3.2$Linux_X86_64 LibreOffice_project/40m0$Build-2</meta:generator>
  </office:meta>
</office:document-meta>
</file>